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5.05pt"/>
    </style:style>
    <style:style style:name="co2" style:family="table-column">
      <style:table-column-properties fo:break-before="auto" style:column-width="338.8pt"/>
    </style:style>
    <style:style style:name="co3" style:family="table-column">
      <style:table-column-properties fo:break-before="auto" style:column-width="257.3pt"/>
    </style:style>
    <style:style style:name="co4" style:family="table-column">
      <style:table-column-properties fo:break-before="auto" style:column-width="114.24pt"/>
    </style:style>
    <style:style style:name="co5" style:family="table-column">
      <style:table-column-properties fo:break-before="auto" style:column-width="85.86pt"/>
    </style:style>
    <style:style style:name="co6" style:family="table-column">
      <style:table-column-properties fo:break-before="auto" style:column-width="64.01pt"/>
    </style:style>
    <style:style style:name="ro1" style:family="table-row">
      <style:table-row-properties style:row-height="25.99pt" fo:break-before="auto" style:use-optimal-row-height="false"/>
    </style:style>
    <style:style style:name="ro2" style:family="table-row">
      <style:table-row-properties style:row-height="310.39pt" fo:break-before="auto" style:use-optimal-row-height="true"/>
    </style:style>
    <style:style style:name="ro3" style:family="table-row">
      <style:table-row-properties style:row-height="120.1pt" fo:break-before="auto" style:use-optimal-row-height="true"/>
    </style:style>
    <style:style style:name="ro4" style:family="table-row">
      <style:table-row-properties style:row-height="86.54pt" fo:break-before="auto" style:use-optimal-row-height="true"/>
    </style:style>
    <style:style style:name="ro5" style:family="table-row">
      <style:table-row-properties style:row-height="108.96pt" fo:break-before="auto" style:use-optimal-row-height="true"/>
    </style:style>
    <style:style style:name="ro6" style:family="table-row">
      <style:table-row-properties style:row-height="254.44pt" fo:break-before="auto" style:use-optimal-row-height="true"/>
    </style:style>
    <style:style style:name="ro7" style:family="table-row">
      <style:table-row-properties style:row-height="64.15pt" fo:break-before="auto" style:use-optimal-row-height="true"/>
    </style:style>
    <style:style style:name="ro8" style:family="table-row">
      <style:table-row-properties style:row-height="467.15pt" fo:break-before="auto" style:use-optimal-row-height="true"/>
    </style:style>
    <style:style style:name="ro9" style:family="table-row">
      <style:table-row-properties style:row-height="97.74pt" fo:break-before="auto" style:use-optimal-row-height="true"/>
    </style:style>
    <style:style style:name="ro10" style:family="table-row">
      <style:table-row-properties style:row-height="209.71pt" fo:break-before="auto" style:use-optimal-row-height="true"/>
    </style:style>
    <style:style style:name="ro11" style:family="table-row">
      <style:table-row-properties style:row-height="299.25pt" fo:break-before="auto" style:use-optimal-row-height="true"/>
    </style:style>
    <style:style style:name="ro12" style:family="table-row">
      <style:table-row-properties style:row-height="142.5pt" fo:break-before="auto" style:use-optimal-row-height="true"/>
    </style:style>
    <style:style style:name="ro13" style:family="table-row">
      <style:table-row-properties style:row-height="75.34pt" fo:break-before="auto" style:use-optimal-row-height="true"/>
    </style:style>
    <style:style style:name="ro14" style:family="table-row">
      <style:table-row-properties style:row-height="220.85pt" fo:break-before="auto" style:use-optimal-row-height="true"/>
    </style:style>
    <style:style style:name="ro15" style:family="table-row">
      <style:table-row-properties style:row-height="433.56pt" fo:break-before="auto" style:use-optimal-row-height="true"/>
    </style:style>
    <style:style style:name="ro16" style:family="table-row">
      <style:table-row-properties style:row-height="265.66pt" fo:break-before="auto" style:use-optimal-row-height="true"/>
    </style:style>
    <style:style style:name="ro17" style:family="table-row">
      <style:table-row-properties style:row-height="153.69pt" fo:break-before="auto" style:use-optimal-row-height="true"/>
    </style:style>
    <style:style style:name="ro18" style:family="table-row">
      <style:table-row-properties style:row-height="780.55pt" fo:break-before="auto" style:use-optimal-row-height="true"/>
    </style:style>
    <style:style style:name="ro19" style:family="table-row">
      <style:table-row-properties style:row-height="489.54pt" fo:break-before="auto" style:use-optimal-row-height="true"/>
    </style:style>
    <style:style style:name="ro20" style:family="table-row">
      <style:table-row-properties style:row-height="276.86pt" fo:break-before="auto" style:use-optimal-row-height="true"/>
    </style:style>
    <style:style style:name="ro21" style:family="table-row">
      <style:table-row-properties style:row-height="232.04pt" fo:break-before="auto" style:use-optimal-row-height="true"/>
    </style:style>
    <style:style style:name="ro22" style:family="table-row">
      <style:table-row-properties style:row-height="579.09pt" fo:break-before="auto" style:use-optimal-row-height="true"/>
    </style:style>
    <style:style style:name="ro23" style:family="table-row">
      <style:table-row-properties style:row-height="511.91pt" fo:break-before="auto" style:use-optimal-row-height="true"/>
    </style:style>
    <style:style style:name="ro24" style:family="table-row">
      <style:table-row-properties style:row-height="176.09pt" fo:break-before="auto" style:use-optimal-row-height="true"/>
    </style:style>
    <style:style style:name="ro25" style:family="table-row">
      <style:table-row-properties style:row-height="344.01pt" fo:break-before="auto" style:use-optimal-row-height="true"/>
    </style:style>
    <style:style style:name="ro26" style:family="table-row">
      <style:table-row-properties style:row-height="500.71pt" fo:break-before="auto" style:use-optimal-row-height="true"/>
    </style:style>
    <style:style style:name="ro27" style:family="table-row">
      <style:table-row-properties style:row-height="455.95pt" fo:break-before="auto" style:use-optimal-row-height="true"/>
    </style:style>
    <style:style style:name="ro28" style:family="table-row">
      <style:table-row-properties style:row-height="332.79pt" fo:break-before="auto" style:use-optimal-row-height="true"/>
    </style:style>
    <style:style style:name="ro29" style:family="table-row">
      <style:table-row-properties style:row-height="52.95pt" fo:break-before="auto" style:use-optimal-row-height="true"/>
    </style:style>
    <style:style style:name="ro30" style:family="table-row">
      <style:table-row-properties style:row-height="657.44pt" fo:break-before="auto" style:use-optimal-row-height="true"/>
    </style:style>
    <style:style style:name="ro31" style:family="table-row">
      <style:table-row-properties style:row-height="321.59pt" fo:break-before="auto" style:use-optimal-row-height="true"/>
    </style:style>
    <style:style style:name="ro32" style:family="table-row">
      <style:table-row-properties style:row-height="187.31pt" fo:break-before="auto" style:use-optimal-row-height="true"/>
    </style:style>
    <style:style style:name="ro33" style:family="table-row">
      <style:table-row-properties style:row-height="131.3pt" fo:break-before="auto" style:use-optimal-row-height="true"/>
    </style:style>
    <style:style style:name="ro34" style:family="table-row">
      <style:table-row-properties style:row-height="444.76pt" fo:break-before="auto" style:use-optimal-row-height="true"/>
    </style:style>
    <style:style style:name="ro35" style:family="table-row">
      <style:table-row-properties style:row-height="164.89pt" fo:break-before="auto" style:use-optimal-row-height="true"/>
    </style:style>
    <style:style style:name="ro36" style:family="table-row">
      <style:table-row-properties style:row-height="198.51pt" fo:break-before="auto" style:use-optimal-row-height="true"/>
    </style:style>
    <style:style style:name="ro37" style:family="table-row">
      <style:table-row-properties style:row-height="825.36pt" fo:break-before="auto" style:use-optimal-row-height="true"/>
    </style:style>
    <style:style style:name="ro38" style:family="table-row">
      <style:table-row-properties style:row-height="478.35pt" fo:break-before="auto" style:use-optimal-row-height="true"/>
    </style:style>
    <style:style style:name="ro39" style:family="table-row">
      <style:table-row-properties style:row-height="590.26pt" fo:break-before="auto" style:use-optimal-row-height="true"/>
    </style:style>
    <style:style style:name="ro40" style:family="table-row">
      <style:table-row-properties style:row-height="422.36pt" fo:break-before="auto" style:use-optimal-row-height="true"/>
    </style:style>
    <style:style style:name="ro41" style:family="table-row">
      <style:table-row-properties style:row-height="635.05pt" fo:break-before="auto" style:use-optimal-row-height="true"/>
    </style:style>
    <style:style style:name="ro42" style:family="table-row">
      <style:table-row-properties style:row-height="411.14pt" fo:break-before="auto" style:use-optimal-row-height="true"/>
    </style:style>
    <style:style style:name="ro43" style:family="table-row">
      <style:table-row-properties style:row-height="288.06pt" fo:break-before="auto" style:use-optimal-row-height="true"/>
    </style:style>
    <style:style style:name="ro44" style:family="table-row">
      <style:table-row-properties style:row-height="534.3pt" fo:break-before="auto" style:use-optimal-row-height="true"/>
    </style:style>
    <style:style style:name="ro45" style:family="table-row">
      <style:table-row-properties style:row-height="243.24pt" fo:break-before="auto" style:use-optimal-row-height="true"/>
    </style:style>
    <style:style style:name="ro46" style:family="table-row">
      <style:table-row-properties style:row-height="545.5pt" fo:break-before="auto" style:use-optimal-row-height="true"/>
    </style:style>
    <style:style style:name="ro47" style:family="table-row">
      <style:table-row-properties style:row-height="668.64pt" fo:break-before="auto" style:use-optimal-row-height="true"/>
    </style:style>
    <style:style style:name="ro48" style:family="table-row">
      <style:table-row-properties style:row-height="791.74pt" fo:break-before="auto" style:use-optimal-row-height="true"/>
    </style:style>
    <style:style style:name="ro49" style:family="table-row">
      <style:table-row-properties style:row-height="30.64pt" fo:break-before="auto" style:use-optimal-row-height="true"/>
    </style:style>
    <style:style style:name="ta1" style:family="table" style:master-page-name="Default">
      <style:table-properties table:display="true" style:writing-mode="lr-tb"/>
    </style:style>
    <style:style style:name="ce7" style:family="table-cell" style:parent-style-name="Default">
      <style:table-cell-properties style:text-align-source="fix" style:repeat-content="false" fo:wrap-option="wrap" fo:padding="10.01pt" style:vertical-align="middle"/>
      <style:paragraph-properties fo:text-align="center" fo:margin-left="0pt"/>
      <style:text-properties fo:font-weight="bold" style:font-weight-asian="bold" style:font-weight-complex="bold"/>
    </style:style>
    <style:style style:name="ce8" style:family="table-cell" style:parent-style-name="Default">
      <style:table-cell-properties fo:wrap-option="wrap" fo:padding="10.01pt" style:vertical-align="middle"/>
    </style:style>
    <style:style style:name="ce9"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eval_sample_all (1)" table:style-name="ta1">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number-columns-repeated="1018" table:default-cell-style-name="ce8"/>
        <table:table-column table:style-name="co6" table:default-cell-style-name="Default"/>
        <table:table-row table:style-name="ro1">
          <table:table-cell table:style-name="ce7" office:value-type="string" calcext:value-type="string">
            <text:p>ID</text:p>
          </table:table-cell>
          <table:table-cell table:style-name="ce7" office:value-type="string" calcext:value-type="string">
            <text:p>Argument</text:p>
          </table:table-cell>
          <table:table-cell table:style-name="ce7" office:value-type="string" calcext:value-type="string">
            <text:p>Counter</text:p>
          </table:table-cell>
          <table:table-cell table:style-name="ce7" office:value-type="string" calcext:value-type="string">
            <text:p>Rank</text:p>
          </table:table-cell>
          <table:table-cell table:style-name="ce7" office:value-type="string" calcext:value-type="string">
            <text:p>Comment</text:p>
          </table:table-cell>
          <table:table-cell table:style-name="ce7" table:number-columns-repeated="1018"/>
          <table:table-cell table:style-name="ce9"/>
        </table:table-row>
        <table:table-row table:style-name="ro2">
          <table:table-cell office:value-type="string" calcext:value-type="string">
            <text:p>t3_bu5s4p</text:p>
          </table:table-cell>
          <table:table-cell office:value-type="string" calcext:value-type="string">
            <text:p><text:s/>abortion is murder and should be legal : to start, i m a catholic who would never get an abortion due to an accidental pregnancy. however, there are countless cases where abortion is necessary. if the mother s health is deteriorating due to the pregnancy, abortion is necessary to keep her alive. at that point, the baby can t live on its own, but the mother can, as long as she is no longer pregnant. further, if the child will die upon being born or is brain dead, then an abortion should be performed because pregnancy is dangerous and there s no point in carrying out something that could hurt the mother when there s literally no payoff for having the child because it could never live. if the pregnancy is caused by rape or incest, the emotional toll on the mother could be extremely substantial and no one has the right to declare that a woman be put through that constant pain. i would get an abortion for any of the above reasons. however, other people want to get abortions for accidental pregnancies. they want to get abortions because they can t afford the pregnancy, let alone raising the child. they want to get abortions so they can keep up in a competing field. they want to get abortions so they won t have disabled kids. they want to get abortions simply because they don t want kids. while i personally disagree with doing this, i do not know what their lives are like and cannot accurately judge them. neither can any politician. plenty of murders are legally justified in cases of self defense and i think abortion should be included, because it s practically the definition of self defense. someone is going to seriously harm, kill, or ruin your life, so you have the right to choose to kill them. i m not saying that i like the idea of killing a fetus, but it s justifiable, and laws are supposed to be just.</text:p>
          </table:table-cell>
          <table:table-cell office:value-type="string" calcext:value-type="string">
            <text:p>abortion is a medical procedure, not a medical necessity. if a woman is pregnant, she has a right to choose to abort. if she doesn't want to have the baby, she should be able to do so. abortion is not a choice, it is a necessity.</text:p>
          </table:table-cell>
          <table:table-cell table:number-columns-repeated="1021"/>
        </table:table-row>
        <table:table-row table:style-name="ro3">
          <table:table-cell table:number-columns-repeated="2"/>
          <table:table-cell office:value-type="string" calcext:value-type="string">
            <text:p>i don't think it's fair to use self defense as a justification for abortion. self defense is the act of killing another human being. abortion is the action of killing a human being for no other reason than that it is in the best interest of the mother. you can argue about whether or not the mother's health is deteriorating due to the pregnancy, but that doesn't change the fact that the fetus is not in danger of dying.</text:p>
          </table:table-cell>
          <table:table-cell table:number-columns-repeated="1021"/>
        </table:table-row>
        <table:table-row table:style-name="ro4">
          <table:table-cell table:number-columns-repeated="2"/>
          <table:table-cell office:value-type="string" calcext:value-type="string">
            <text:p>the problem with this is that it violates the first amendment, which protects the right to life of the mother. the fetus is not a human being, and it does not have a right to exist outside of the womb. it is a part of the woman's body, and her body has no right to harm it.</text:p>
          </table:table-cell>
          <table:table-cell table:number-columns-repeated="1021"/>
        </table:table-row>
        <table:table-row table:style-name="ro5">
          <table:table-cell table:number-columns-repeated="2"/>
          <table:table-cell office:value-type="string" calcext:value-type="string">
            <text:p>i'm a catholic who would never get an abortion due to an accidental pregnancy. i believe that abortion should be legal in cases where the mother's health is deteriorating due to the pregnancy, or if the fetus is not viable and the mother is in danger of dying. i don't believe that the fetus should have the same rights as the mother, but i do think that it should be allowed to exist.</text:p>
          </table:table-cell>
          <table:table-cell table:number-columns-repeated="1021"/>
        </table:table-row>
        <table:table-row table:style-name="ro6">
          <table:table-cell office:value-type="string" calcext:value-type="string">
            <text:p>t3_axbo12</text:p>
          </table:table-cell>
          <table:table-cell office:value-type="string" calcext:value-type="string">
            <text:p><text:s/>We should stop using the word "green" in environmentalism messaging : i strongly believe the continued use of the word 'green' in branding the message of environmental conservation is hurting, rather than helping. amp; x200b; for example, the green new deal bill currently being discussed in the u. s. congress. the term green is outdated and calls to mind going green and an old 1990 s way of approaching environmentalism, where it was a new, cool thing to do . amp; x200b; this type of 'green' environmentalism is often lampooned much like the word environmentalism itself. the goofiness of these parodies undermines the severity of the issue. because of the potential worldwide crisis of climate change, and the potential devastation that could destroy our species and many others, i think the messaging calls for stronger language that everyone can really get behind. something more about surviving, rather than going greeeeen! ' even the anti environmentalist crowd of super conservative survivalists might be able to get behind the survival branding, rather that the 'going green' branding. amp; x200b; i have reached out to many people about this and received no feedback. so this makes me wonder if this is not as big of a deal as i think it is. can someone change my view, that 'green' is a perfectly good primary word to use to brand the cause of environmentalism?</text:p>
          </table:table-cell>
          <table:table-cell office:value-type="string" calcext:value-type="string">
            <text:p>the word 'green' is not outdated. it has been used for a long time to refer to environmental conservation efforts. it's been used as a synonym for environmentalism since the 1970s. there is no reason to stop using it.</text:p>
          </table:table-cell>
          <table:table-cell table:number-columns-repeated="1021"/>
        </table:table-row>
        <table:table-row table:style-name="ro5">
          <table:table-cell table:number-columns-repeated="2"/>
          <table:table-cell office:value-type="string" calcext:value-type="string">
            <text:p>i think the word 'green' is outdated because it's not a new word. it's been around since the 1970s, and has been used to describe environmentalism since the 1960s. it has always been used as a shorthand for environmentalism, and it's still used to refer to environmentalism today. i don't think it's hurting the message of environmental conservation, but it's certainly not helping it.</text:p>
          </table:table-cell>
          <table:table-cell table:number-columns-repeated="1021"/>
        </table:table-row>
        <table:table-row table:style-name="ro5">
          <table:table-cell table:number-columns-repeated="2"/>
          <table:table-cell office:value-type="string" calcext:value-type="string">
            <text:p>'green' is a perfectly good word to describe environmental conservation. it's not a new word, it's been around for a long time, and it has been used in a wide variety of contexts and contexts. the word 'green' has a long history of being used as a shorthand for environmental conservation, and is often used as an umbrella term for a wide range of environmentalism.</text:p>
          </table:table-cell>
          <table:table-cell table:number-columns-repeated="1021"/>
        </table:table-row>
        <table:table-row table:style-name="ro7">
          <table:table-cell table:number-columns-repeated="2"/>
          <table:table-cell office:value-type="string" calcext:value-type="string">
            <text:p>i think the word 'green' is a misnomenclature. i don't think it should be used that way. i think the goal of environmentalism is to make the world a better place, not to make it green.</text:p>
          </table:table-cell>
          <table:table-cell table:number-columns-repeated="1021"/>
        </table:table-row>
        <table:table-row table:style-name="ro8">
          <table:table-cell office:value-type="string" calcext:value-type="string">
            <text:p>t3_alw8zj</text:p>
          </table:table-cell>
          <table:table-cell office:value-type="string" calcext:value-type="string">
            <text:p><text:s/>Two-Tier Healthcare can work in Canada (specifically Ontario) : so while i don't like labels, if you made label myself i'd definitely say i'm on the left, probably more so than a typical liberal party in canada far more left than the democratic party in the us . i believe strongly that the public should have access to resources that make it easier for them to work and contribute to the economy. education should be free, i support free daycares so parents can work without feeling like they are in quicksand, etc. i 100 believe all citizens should have the right to healthcare and no one should have to pay for it in a time of emergency, it should be covered by our taxes. however, i also believe if people want to pay money for healthcare in addition to their tax dollars, they should be able to. so to be clear, i do not believe anyone who seeks private healthcare should receive any tax benefits. if you seek private healthcare, that is your own choosing and it's done completely on your own dime. but if that's something you choose to do, you should be able to. when i bring this up with other canadians, they typically react very negatively and point to the us as an example of a failure of private healthcare. i personally agree that the us healthcare system is awful, and if i had to choose between what the us has and what canada has, i'd choose canada every single time . i love canadian healthcare. however, i do think it can be improved with two tier. here's the analogy i think of. canada allows for two tier education. we have public schools, but parents can also choose to send their kids to private school. now, imagine all private schools were to close down today. every student in private school would need to be moved into the public sector. but now the large class sizes we have are going to get even larger. we need more classrooms, more resources, etc for all the new incoming students. it puts a larger strain on our education system and ends up hurting everyone's education. i imagine two tier healthcare to be the same, but in reverse. by allowing for private healthcare, you can take some of the strain off of hospitals and doctors offices, but i wouldn't reduce the spending, but use the reduced strain to further fund the institutions we have. yes, the us shows the danger of private healthcare, but two tier healthcare is used throughout europe. the uk, france, singapore, and many others have various forms of two tier healthcare. now, while this was brought on by the news of the ford government leaking info, i should make it clear i do not trust the ford government to make two tier healthcare work. ford is an incompetent buffoon. but i do think two tier healthcare can work, and should be adopted in some capacity.</text:p>
          </table:table-cell>
          <table:table-cell office:value-type="string" calcext:value-type="string">
            <text:p>private healthcare is not the same as public healthcare. public healthcare is the same because it is the only option available to the people. private healthcare is only available to those who can afford it, and it is not available to anyone else. that is not to say that there is no benefit to public healthcare, because there is, but there is not.</text:p>
          </table:table-cell>
          <table:table-cell table:number-columns-repeated="1021"/>
        </table:table-row>
        <table:table-row table:style-name="ro3">
          <table:table-cell table:number-columns-repeated="2"/>
          <table:table-cell office:value-type="string" calcext:value-type="string">
            <text:p>the problem with two tier education is that it makes it more difficult for parents to get their kids into a good school. in a two tier system, parents would be forced to pay more for their kids to go to a private school, which would make it harder for them to get a good job, and it would be more difficult to get them into a better school. this would also mean that there wouldn't be enough teachers to teach all the kids in the district, which</text:p>
          </table:table-cell>
          <table:table-cell table:number-columns-repeated="1021"/>
        </table:table-row>
        <table:table-row table:style-name="ro9">
          <table:table-cell table:number-columns-repeated="2"/>
          <table:table-cell office:value-type="string" calcext:value-type="string">
            <text:p>there's a difference between being a capitalist and a communist. a capitalist is someone who believes that you should be able to make as much money as you want as long as you don't hurt anyone else. a communist is a person who believes you should have as much freedom as you can to do as you please.</text:p>
          </table:table-cell>
          <table:table-cell table:number-columns-repeated="1021"/>
        </table:table-row>
        <table:table-row table:style-name="ro9">
          <table:table-cell table:number-columns-repeated="2"/>
          <table:table-cell office:value-type="string" calcext:value-type="string">
            <text:p>the problem with the us healthcare system is that it's not a two tier system, it's a single tier system. canada has a single payer system, but it's much better than the us system, because they have universal health care. the us has two tiers, but they're not two tiers because they're two levels of the same system.</text:p>
          </table:table-cell>
          <table:table-cell table:number-columns-repeated="1021"/>
        </table:table-row>
        <table:table-row table:style-name="ro10">
          <table:table-cell office:value-type="string" calcext:value-type="string">
            <text:p>t3_a8xxu4</text:p>
          </table:table-cell>
          <table:table-cell office:value-type="string" calcext:value-type="string">
            <text:p>The ladies transforming themselves via makeup are badass feminist artists, bucking the demand for beauty in Asian countries. https://youtu.be/mPvF1E674Y8 : sure be yourself. but in parts of asia, where the demand for beauty leads people into all kinds of surgery and average looks actually inhibits a woman's ability to get certain jobs average means that good but less than beautiful people don't get ahead as easily. average looking women who become makeup artists who transform themselves into the unrealistic standard of beauty they're waving the feminist middle finger to the system. 'you want something ephemeral i can't control? well, i've got the tools to make something i can control. ' there is only one group of people those people need to show their naked face to, and that's their family because it'd be a pain to wake up every morning and go through that rigamarole. yeah i get that it creates an unrealistic standard of beauty. i get that they should be themselves and love themselves for who they are but i'm thinking, in such a society prejudiced against all but the beautiful, these women have found a way to make room for themselves. good for you.</text:p>
          </table:table-cell>
          <table:table-cell office:value-type="string" calcext:value-type="string">
            <text:p>i think it's important to distinguish between people who are trying to express their lack of looks and those who are using makeup as a way to express themselves. the former may be annoying, but the latter may be an effective way of expressing themselves.</text:p>
          </table:table-cell>
          <table:table-cell table:number-columns-repeated="1021"/>
        </table:table-row>
        <table:table-row table:style-name="ro4">
          <table:table-cell table:number-columns-repeated="2"/>
          <table:table-cell office:value-type="string" calcext:value-type="string">
            <text:p>i think you're looking at it the wrong way. beauty is a social construct. it's not something to be proud of, it's a societal construct. if you want to be beautiful, you can be as beautiful as you want, but that doesn't mean you have to conform to society's standards of beauty.</text:p>
          </table:table-cell>
          <table:table-cell table:number-columns-repeated="1021"/>
        </table:table-row>
        <table:table-row table:style-name="ro5">
          <table:table-cell table:number-columns-repeated="2"/>
          <table:table-cell office:value-type="string" calcext:value-type="string">
            <text:p>i don't think the demand for beauty leads to all kinds of surgery and average looks. i think it leads to the idea that beauty is ephemeral, or something you can't control. it's not. if you look at all the women who do make up, they're doing it for money, not because they want to be beautiful, but because they are making money. i don't see how they're waving the feminist middle finger to the system.</text:p>
          </table:table-cell>
          <table:table-cell table:number-columns-repeated="1021"/>
        </table:table-row>
        <table:table-row table:style-name="ro4">
          <table:table-cell table:number-columns-repeated="2"/>
          <table:table-cell office:value-type="string" calcext:value-type="string">
            <text:p>beauty is a social construct, not a biological one. it's not the fault of the people who demand it, it's the result of the society that demands it. i don't think it's fair to say that the demand for beauty has caused them to change their looks, but that doesn't mean it's a bad thing.</text:p>
          </table:table-cell>
          <table:table-cell table:number-columns-repeated="1021"/>
        </table:table-row>
        <table:table-row table:style-name="ro11">
          <table:table-cell office:value-type="string" calcext:value-type="string">
            <text:p>t3_bumfho</text:p>
          </table:table-cell>
          <table:table-cell office:value-type="string" calcext:value-type="string">
            <text:p><text:s/>r/indianpeoplefacebook is an example of the hypocrisy of the modern left with regards to protecting minorities from discrimination. : r indianpeoplefacebook is a subreddit dedicated to posting content from indian people on social media deemed to be cringey from the perspective of most anglophones. while a lot of the content may be funny to many, it's a perfect example of how the left considers indian people to be minority not worthy of protection from harm in social media. perfect example being r fatpeoplehate. r fatpeoplehate was a subreddit dedicated to the exact same goal posting social media content of fat people that the users deemed to be cringy and whiney, and making fun of them for it. because the left considers plus sized fat people to be worthy of protection from social media harm, it was banned. there are ostensibly no material differences in the goals of r fatpeoplehate and r indianpeoplefacebook. both served to drum up laughs against groups of people at their expense, and both do harm in the perceptions of people towards those groups. in the end, the modern left who generally control the policies of reddit do not care about indian people as they are not considered an underprivileged minority, due to high median income and being relatively spared from institutional racism in the course of american history. if the policies of reddit were consistent, r indianpeoplefacebook would have been banned years ago, not allowed to grow to 500k subscribers. if r blackpeopletwitter were dedicated to making fun of black social media, it would be banned instantly. instead, it's generally a subreddit full of wittier content that's not rude or harmful towards black people. cmv.</text:p>
          </table:table-cell>
          <table:table-cell office:value-type="string" calcext:value-type="string">
            <text:p>i don't think it's fair to say that r fatpeoplehate is the best form of activism. i think it does a good job of drumming up laughs against groups of people at their expense, but it's not the best way to do it. i don't know if i agree with you or not, but i think that r indianpeoplefacebook is a perfect example of how the left considers indian people to be minority not worthy of protection from harm in</text:p>
          </table:table-cell>
          <table:table-cell table:number-columns-repeated="1021"/>
        </table:table-row>
        <table:table-row table:style-name="ro3">
          <table:table-cell table:number-columns-repeated="2"/>
          <table:table-cell office:value-type="string" calcext:value-type="string">
            <text:p>i don't think it's fair to say that r indianpeoplefacebook is the same as r fatpeoplehate, because they're not the same thing. i don't see how you can say that they're the same. r blackpeopletwitter is a subreddit dedicated to making fun of black social media, it's generally a subreddit full of wittier content that's not rude or harmful towards black people. r fat peoplehate is a community dedicated</text:p>
          </table:table-cell>
          <table:table-cell table:number-columns-repeated="1021"/>
        </table:table-row>
        <table:table-row table:style-name="ro5">
          <table:table-cell table:number-columns-repeated="2"/>
          <table:table-cell office:value-type="string" calcext:value-type="string">
            <text:p>i don't think it's fair to say that r indianpeoplehate or r fatpeoplehate is a direct result of the policies of reddit, but i do think it is a result of reddit's policies. reddit is a private company, and they have every right to decide what content they want to run on their site. if the content is cringey, that is their prerogative. if they don't like it, they are free to remove it.</text:p>
          </table:table-cell>
          <table:table-cell table:number-columns-repeated="1021"/>
        </table:table-row>
        <table:table-row table:style-name="ro4">
          <table:table-cell table:number-columns-repeated="2"/>
          <table:table-cell office:value-type="string" calcext:value-type="string">
            <text:p>r indianpeoplefacebook is a subreddit dedicated to posting content from indian people on social media deemed to be cringey from the perspective of most anglophones. it's a perfect example of how the left considers indian americans to be minority not worthy of protection from harm in social media.</text:p>
          </table:table-cell>
          <table:table-cell table:number-columns-repeated="1021"/>
        </table:table-row>
        <table:table-row table:style-name="ro12">
          <table:table-cell office:value-type="string" calcext:value-type="string">
            <text:p>t3_aq588q</text:p>
          </table:table-cell>
          <table:table-cell office:value-type="string" calcext:value-type="string">
            <text:p><text:s/>Purchasing meat is encouraging animal abuse. : no i am not a vegan. yes i know this makes me a hypocrite. meat is addicting and after all, or the most part, a necessary part of a human being's diet. but i digress. all meat, to my knowledge, is obtained by raising animals in cramped quarters and slaughtering them as soon as they are fully grown. the only exception i can think of is perhaps when you go into the woods and hunt food for yourself in which case the animal has lived an undisturbed life and is put down by humane means compared to how it happens in nature. however, this is, of course, time intensive, requires skill, expensive, and thus is of course not how the vast majority of meat is obtained.</text:p>
          </table:table-cell>
          <table:table-cell office:value-type="string" calcext:value-type="string">
            <text:p>i don't think it's fair to say that the majority of animals are killed humanely, but i do think it is fair to state that the vast majority are not slaughtered humanely. i'm not sure what you mean by humane, but it seems to me that humane means of killing animals are not the same as humane methods of eating them.</text:p>
          </table:table-cell>
          <table:table-cell table:number-columns-repeated="1021"/>
        </table:table-row>
        <table:table-row table:style-name="ro4">
          <table:table-cell table:number-columns-repeated="2"/>
          <table:table-cell office:value-type="string" calcext:value-type="string">
            <text:p>i don't think it's fair to say that the vast majority of meat is produced humanely and humanely. i don't know what you are talking about when you say that all meat is humanely produced, but i would argue that a lot of it is not. there are some animals that are slaughtered humanely, but most of them are not.</text:p>
          </table:table-cell>
          <table:table-cell table:number-columns-repeated="1021"/>
        </table:table-row>
        <table:table-row table:style-name="ro13">
          <table:table-cell table:number-columns-repeated="2"/>
          <table:table-cell office:value-type="string" calcext:value-type="string">
            <text:p>meat is not a necessary part of a human's diet. it is a luxury, not a necessity. a vegan diet is one that does not rely on animal products, and does not require animal products to survive. if you are not a vegan, then you are a hypocrite.</text:p>
          </table:table-cell>
          <table:table-cell table:number-columns-repeated="1021"/>
        </table:table-row>
        <table:table-row table:style-name="ro5">
          <table:table-cell table:number-columns-repeated="2"/>
          <table:table-cell office:value-type="string" calcext:value-type="string">
            <text:p>i don't think you can say that you would kill animals if you had access to them as soon as they were fully grown, because there is no such thing as a fully grown animal. it's the same as saying that if you own a pet or hunt for food, or have access to a great amount of nature, then in the majority of cases, you wouldn't kill the animal. you would only kill it if it was in such a way that it was not</text:p>
          </table:table-cell>
          <table:table-cell table:number-columns-repeated="1021"/>
        </table:table-row>
        <table:table-row table:style-name="ro12">
          <table:table-cell office:value-type="string" calcext:value-type="string">
            <text:p>t3_amjwmo</text:p>
          </table:table-cell>
          <table:table-cell office:value-type="string" calcext:value-type="string">
            <text:p><text:s/>Artificial General Intelligence does not need to be conscious to be more intelligent or effective than humans : in my opinion agi needs the algorithms that make us intelligent and by having these missing pieces they will be a generally intelligent entity i hear arguments that an agi needs to have a subjective experience like a human being in order to be generally intelligent and i find this theory to be lackluster if the laws of physics can be computed than so can the algorithms that make general intelligence afterall we are information processing systems however, i am trying to explore all avenues of thought, even play devil's advocate and not get caught in some sort of echo chamber or even worse a spirit of the age</text:p>
          </table:table-cell>
          <table:table-cell office:value-type="string" calcext:value-type="string">
            <text:p>the problem with agi is that we don't really know what it is that makes us intelligent. we have no idea how it works, what it's like to be an agi, how it's different from a human being, or how it will work in the real world. we can't really make predictions about how we'll react to certain situations, or what we'll do in the future. we just don't know.</text:p>
          </table:table-cell>
          <table:table-cell table:number-columns-repeated="1021"/>
        </table:table-row>
        <table:table-row table:style-name="ro13">
          <table:table-cell table:number-columns-repeated="2"/>
          <table:table-cell office:value-type="string" calcext:value-type="string">
            <text:p>intelligence is not determined by a subjective experience like a human being. it is determined by the laws of physics. an agi does not need to have an objective experience to be intelligent, but it does need to be able to understand the world around it.</text:p>
          </table:table-cell>
          <table:table-cell table:number-columns-repeated="1021"/>
        </table:table-row>
        <table:table-row table:style-name="ro4">
          <table:table-cell table:number-columns-repeated="2"/>
          <table:table-cell office:value-type="string" calcext:value-type="string">
            <text:p>i don't think that agi needs to have a subjective experience like a human being in order to be generally intelligent. i think it's more accurate to say that an agi doesn't need to have subjective experience, but that doesn't mean that it can't have an objective experience.</text:p>
          </table:table-cell>
          <table:table-cell table:number-columns-repeated="1021"/>
        </table:table-row>
        <table:table-row table:style-name="ro13">
          <table:table-cell table:number-columns-repeated="2"/>
          <table:table-cell office:value-type="string" calcext:value-type="string">
            <text:p>i don't think that a general intelligence algorithm is necessary for general intelligence. i think that an agi should be able to do a lot of the same things as a human being, but that doesn't mean that it can't be more than a little bit more intelligent than a human.</text:p>
          </table:table-cell>
          <table:table-cell table:number-columns-repeated="1021"/>
        </table:table-row>
        <table:table-row table:style-name="ro14">
          <table:table-cell office:value-type="string" calcext:value-type="string">
            <text:p>t3_auch81</text:p>
          </table:table-cell>
          <table:table-cell office:value-type="string" calcext:value-type="string">
            <text:p><text:s/>"Anti-Vaxxers" and "Flat-Earthers" are smart, just not smart enough. : first of all, i want to clarify that i am neither an anti vaxxer nor a flat earther, i trust in vaccines and know the earth to be a sphere. the point i'm making is that the average person simpy accepts these facts to be true with very little actual knowledge about the issue other than 'everyone believes this to be true'. anti vaxxers and flat earthers referred from this point on as sceptics raise very valid and genuinely interesting questions about risks and components of vaccines, medicine and laws of science. questions many simply do not ask. this is a smart thing to do. what they fail to do is to actually research sufficiently about the things they ask because many of their questions and concerns can actually be answered by experts. this is on one hand their own fault but also due to the hostility to those who dare to questions the things we find to be fundamentally true if someone asked us to our face if gravity was real our first instinct would be to call them a moron . of course this doesn't apply to every sceptic, the 'facebook moms' who get their whole research of social media and others exist, but i do think this applies to a majority of sceptics.</text:p>
          </table:table-cell>
          <table:table-cell office:value-type="string" calcext:value-type="string">
            <text:p>the vast majority of people who are anti vaxxers and flat earthers don't believe that vaccines cause autism. they don't think vaccines cause cancer. they think vaccines don't cause autism because they're too expensive. they believe vaccines are safe because they've been proven to be safe.</text:p>
          </table:table-cell>
          <table:table-cell table:number-columns-repeated="1021"/>
        </table:table-row>
        <table:table-row table:style-name="ro7">
          <table:table-cell table:number-columns-repeated="2"/>
          <table:table-cell office:value-type="string" calcext:value-type="string">
            <text:p>i'm an anti vaxxer, but i don't believe the earth is a sphere. it's a sphere because it's not a sphere, it's an ellipsoidal sphere. i'm a skeptic, but that doesn't make me a moron.</text:p>
          </table:table-cell>
          <table:table-cell table:number-columns-repeated="1021"/>
        </table:table-row>
        <table:table-row table:style-name="ro4">
          <table:table-cell table:number-columns-repeated="2"/>
          <table:table-cell office:value-type="string" calcext:value-type="string">
            <text:p>i'm not sure what you mean by 'everyone believes this to be the truth.'that's not really the case. it's not like the vast majority of people don't have the knowledge or information to make an informed decision on the matter, it's just that they don't know enough about the issue to be able to do so.</text:p>
          </table:table-cell>
          <table:table-cell table:number-columns-repeated="1021"/>
        </table:table-row>
        <table:table-row table:style-name="ro9">
          <table:table-cell table:number-columns-repeated="2"/>
          <table:table-cell office:value-type="string" calcext:value-type="string">
            <text:p>i'm not going to argue that people are too gullible to ask questions about the facts of the world, but i do think that most people are not as open minded as you make them out to be. if you look at it from the perspective of the average person, the vast majority of people are pretty open minded about science, but not all of them are open minded.</text:p>
          </table:table-cell>
          <table:table-cell table:number-columns-repeated="1021"/>
        </table:table-row>
        <table:table-row table:style-name="ro15">
          <table:table-cell office:value-type="string" calcext:value-type="string">
            <text:p>t3_b3amgj</text:p>
          </table:table-cell>
          <table:table-cell office:value-type="string" calcext:value-type="string">
            <text:p><text:s/>(Most) Reddit users have a big anti-Facebook bias and it's hypocritical. : every single day there's an anti facebook post on the front page. r technology is basically r fuckzuck. only in the past week there have been more than 25 anti facebook posts in that sub alone it's also a huge circlejerk. most, if not all comments are the same: 1. 'remember when zuck said dumb fucks' 2. i deleted facebook and my life is amazing now! ! ! 3. stop using facebook! 4. facebook tracks you everywhere! ! 5. delete facebook now! the problem is that if you dig in the comments, you realize that most posts titles are clickbait. of course those comments are not upvoted. examples: facebook attacked over app that reveals period dates of its users top comment: 'add it to the pile of corrupt shit they can get away with because nobody leaves. delete facebook. ' in reality, facebook had nothing to do with it. the developers of a period tracking app used a facebook development kit when creating it, presumably for dealing with the analytics of their users. it's not like facebook snuck the code into some random app that wasn't created by facebook. zuckerberg sued natives in hawaii to get their land top comment: 'what a pice of shit human being! ' in reality, zuckerberg had to sue to get the rightful owners, so he can pay them. there was no other way to pay all owners of land mark zuckerberg promised a clear history tool almost a year ago. where is it? top comment: 'if you think they really are gonna make that app i have a bridge to sell you' in reality it's being developed and published this year. the cambridge analytica scandal blaming facebook for ca scandal is like blaming google if you gave your info to a shitty play store app. ca app broke facebook terms and services. etc etc. there's clearly and antifacebook bias on reddit. what facebook does is no different than what google, apple, android, microsoft, yahoo, bing, or even reddit does. facebook is accused of tracking users and non users. that's what every single website in the world does. google analytics tracks users and non users. yet google barely gets half the attacks on reddit. facebook is accused of selling data. it's plain wrong. if you're an advertiser on facebook, you know you don't buy data. you adversite to a specific group. like google does. facebook is accused for being bad on your social health. that's every social media since aol. reddit, which praises itself for being impartial and fair and for not falling for clickbait, always upvotes and falls for anti facebook clickbait.</text:p>
          </table:table-cell>
          <table:table-cell office:value-type="string" calcext:value-type="string">
            <text:p>i think the problem with r technology is not that it's anti facebook, it's that the people running it are the same people who run reddit. it's not that they're anti facebook because they disagree with everything facebook does, but because they have a vested interest in keeping that information out of the public eye. the problem is that they aren't doing anything about it, they're doing it because they want to. there are a lot of people who are anti facebook on reddit, and they are doing it for</text:p>
          </table:table-cell>
          <table:table-cell table:number-columns-repeated="1021"/>
        </table:table-row>
        <table:table-row table:style-name="ro5">
          <table:table-cell table:number-columns-repeated="2"/>
          <table:table-cell office:value-type="string" calcext:value-type="string">
            <text:p>i don't know what you mean by antifacebook bias, but it sounds like you're basing this on the fact that a lot of people are anti facebook. that's not necessarily a bad thing. there are plenty of anti facebook posts on r technology, but i don't think it's fair to say that most of them are anti zuck. i'm not sure what you're trying to say, but if you're saying that it's a problem with the</text:p>
          </table:table-cell>
          <table:table-cell table:number-columns-repeated="1021"/>
        </table:table-row>
        <table:table-row table:style-name="ro4">
          <table:table-cell table:number-columns-repeated="2"/>
          <table:table-cell office:value-type="string" calcext:value-type="string">
            <text:p>i think you're missing the point of facebook. facebook is a social network, not a social media site. it's not a company, it's a tool. you can use it to do whatever you want, but that doesn't make it any better than any other social network. if you don't like it, don't use it.</text:p>
          </table:table-cell>
          <table:table-cell table:number-columns-repeated="1021"/>
        </table:table-row>
        <table:table-row table:style-name="ro9">
          <table:table-cell table:number-columns-repeated="2"/>
          <table:table-cell office:value-type="string" calcext:value-type="string">
            <text:p>facebook is a private company, not a government entity. they are not a part of the government. they do not have the authority to spy on you, collect your data, and sell it to third parties. they have the right to do what they want with your data. it is up to you to decide whether or not you want to use them or not.</text:p>
          </table:table-cell>
          <table:table-cell table:number-columns-repeated="1021"/>
        </table:table-row>
        <table:table-row table:style-name="ro16">
          <table:table-cell office:value-type="string" calcext:value-type="string">
            <text:p>t3_cskdb7</text:p>
          </table:table-cell>
          <table:table-cell office:value-type="string" calcext:value-type="string">
            <text:p>, media, and labeling communities as "black" or"hispanic"or "white", is creating more racism in the United States : now i hate to have to say this, since it should be always deemed as a fact, in no way am i saying being black or 'african american' however you prefer , or hispanic negatively effects your community, nor is it a bad thing duh . my belief is that if we focus on the what is truly wrong education, security, income, etc. and use less of a focus on whether what race the person is, it will assist in creating less racial tension among the country. as us americans can see right now, there is a lot of 'white supremacy' 'white nationalism' and racism is being thrown in every which direction. in no way am i saying that there is not a problem, my belief is that the media's focus on minorities problems instead of what i believe they really are what i prefer to say is plain and simple a part of the 99 . they are people that we screwed over in the past, will not deny that. however, i think if we didn't label them as minority problems, instead identify it as just being financial problems, there will be a less stern look on the difference between each race. during the democratic debate especially, each candidate was trying so hard to prove how 'woke' they are, showing how not racist they are, and i think that is harming us. in total, i think the focus on ending racism, just like the war on drugs and how drugs are pretty much still winning is creating more racism.</text:p>
          </table:table-cell>
          <table:table-cell office:value-type="string" calcext:value-type="string">
            <text:p>i think you're missing the point of the word'minority' in the first place. i don't think there's anything inherently bad about being black or african american, but i do think there is a difference between being a minority and a member of a minority race. i'm white, and i'm a white man, and that doesn't make me any less of a part of the 99.</text:p>
          </table:table-cell>
          <table:table-cell table:number-columns-repeated="1021"/>
        </table:table-row>
        <table:table-row table:style-name="ro3">
          <table:table-cell table:number-columns-repeated="2"/>
          <table:table-cell office:value-type="string" calcext:value-type="string">
            <text:p>the problem with focusing on things that cause issues instead of people is that it is not a good way to change the minds of the people who are affected by those issues. it is a bad idea to focus on the problems of the poor and minorities, because they are more likely to be the ones to be affected by them. if you focus on them, you will end up with a lot of poor people who don't have the resources to deal with the problems they face.</text:p>
          </table:table-cell>
          <table:table-cell table:number-columns-repeated="1021"/>
        </table:table-row>
        <table:table-row table:style-name="ro5">
          <table:table-cell table:number-columns-repeated="2"/>
          <table:table-cell office:value-type="string" calcext:value-type="string">
            <text:p>i think you're overestimating the amount of racism in america. the problem isn't that there is a lot of racism, the problem is that there isn't enough of a focus on it. there is too much emphasis on it, and too much of it is in the hands of a handful of people who are privileged enough to be able to get away with it. the fact that there are so many people of color and african americans in the us, and</text:p>
          </table:table-cell>
          <table:table-cell table:number-columns-repeated="1021"/>
        </table:table-row>
        <table:table-row table:style-name="ro3">
          <table:table-cell table:number-columns-repeated="2"/>
          <table:table-cell office:value-type="string" calcext:value-type="string">
            <text:p>i think the problem is not that people hate minorities, but that the media is focusing too much on minorities and not enough on the issues that affect them. for example, i don't think it is fair to say that the us media is biased against black people, but i do think that it is biased towards white people, and i think that is a good thing. i think the media's focus on minorities is hurting the country, not the other way around.</text:p>
          </table:table-cell>
          <table:table-cell table:number-columns-repeated="1021"/>
        </table:table-row>
        <table:table-row table:style-name="ro17">
          <table:table-cell office:value-type="string" calcext:value-type="string">
            <text:p>t3_bmka48</text:p>
          </table:table-cell>
          <table:table-cell office:value-type="string" calcext:value-type="string">
            <text:p><text:s/>YouTube Premium is worth every penny : let me just begin by saying that i genuinely want my view to be changed. i'm a somewhat frugal person and i don't want to spend 10 a month just so i don't have to deal with ads. it might seem silly, but it's completely worth it to me. i absolutely despise advertisements whether it be in tv shows, movies or unskippable ads before a youtube video. i despise them so much that i'm willing to pay money not to watch them, which is kind of sad in itself, i know. i know there are ways around this if you go through the chrome browser, but i prefer the app because i like to watch the video while i surf through the comments, turn off my phone to conserve battery while it plays in the background and i also enjoy google play music. please change my view.</text:p>
          </table:table-cell>
          <table:table-cell office:value-type="string" calcext:value-type="string">
            <text:p>google play music is not free. it's a subscription service. you have to pay them for access to their content. if you don't like the ads, you can unsubscribe. google play music isn't free, it's subscription. you can cancel your subscription at any time.</text:p>
          </table:table-cell>
          <table:table-cell table:number-columns-repeated="1021"/>
        </table:table-row>
        <table:table-row table:style-name="ro13">
          <table:table-cell table:number-columns-repeated="2"/>
          <table:table-cell office:value-type="string" calcext:value-type="string">
            <text:p>i don't know about you, but i have no problem with ads on youtube. they're there to make money, not to entertain you. if you don't want to watch them, it's fine, but it's better for you to just pay for a different service that allows you to do so.</text:p>
          </table:table-cell>
          <table:table-cell table:number-columns-repeated="1021"/>
        </table:table-row>
        <table:table-row table:style-name="ro13">
          <table:table-cell table:number-columns-repeated="2"/>
          <table:table-cell office:value-type="string" calcext:value-type="string">
            <text:p>i agree with you, but i don't think it's worth paying 10 a month to watch youtube videos. if you go through the chrome browser, you'll see ads, but you'll also see a lot of ads, and if you don't like the ads, you won't be able to watch them.</text:p>
          </table:table-cell>
          <table:table-cell table:number-columns-repeated="1021"/>
        </table:table-row>
        <table:table-row table:style-name="ro5">
          <table:table-cell table:number-columns-repeated="2"/>
          <table:table-cell office:value-type="string" calcext:value-type="string">
            <text:p>youtube is a great mobile app for streaming video. it's a free service, it's easy to use, and you don't have to pay for the ads. it also has a lot of features that you won't find anywhere else, like skippable ads before a video. i'm not going to argue that youtube is a terrible mobile app, but it's definitely not the best mobile app. if you want to spend 10 a month on youtube, you can do</text:p>
          </table:table-cell>
          <table:table-cell table:number-columns-repeated="1021"/>
        </table:table-row>
        <table:table-row table:style-name="ro14">
          <table:table-cell office:value-type="string" calcext:value-type="string">
            <text:p>t3_bya56p</text:p>
          </table:table-cell>
          <table:table-cell office:value-type="string" calcext:value-type="string">
            <text:p><text:s/>If you deliberately falsely accuse someone of a crime, you should recieve rhe punishment that the accused would have recieved, if they had been found guilty, plus the scentence for perjury. : lets say, for sake of argument, person x accuses person y of crime a. x knows that y did not commit this crime, but x does not like y. x mmakes a seemingly valid case, with made up stories, and fake evidence. lets say crime a has an average scentence of 10 years. the jury is about to convict y, when new evidence is found, that shows that x made up these claims. y is immediately acquitted, and x is charged with perjury. the formula for x's scentence is as follows: the scentence y would have recieved if found guilty of crime a an appropriate scentence for perjury financial compensation for the damages associated with being falsely accused of a crime. reasons for this: discourages the use of false accusations as a form of revenge increases the integrity of court hearings, as no one in their right mind would lie to court. saves the government money, as they have less court cases over false accusations. what would change my view: demonstrating that this is in some way unfair</text:p>
          </table:table-cell>
          <table:table-cell office:value-type="string" calcext:value-type="string">
            <text:p>the problem with this is that it discourages the use of false accusations as a form of revenge, as no one in their right mind would lie to court for revenge. you can't have a system where people are punished for lying to the police.</text:p>
          </table:table-cell>
          <table:table-cell table:number-columns-repeated="1021"/>
        </table:table-row>
        <table:table-row table:style-name="ro13">
          <table:table-cell table:number-columns-repeated="2"/>
          <table:table-cell office:value-type="string" calcext:value-type="string">
            <text:p>if someone is guilty of a crime, they should be punished for it. if they are found guilty of perjury, then they should not be punished at all. if someone is not guilty, then there should be no punishment for them.</text:p>
          </table:table-cell>
          <table:table-cell table:number-columns-repeated="1021"/>
        </table:table-row>
        <table:table-row table:style-name="ro13">
          <table:table-cell table:number-columns-repeated="2"/>
          <table:table-cell office:value-type="string" calcext:value-type="string">
            <text:p>we don't have an obligation to pay for people falsely accused of crime. we do not have a duty to do so. we have no obligation to do anything to help people who are falsely accused. we don't owe them anything.</text:p>
          </table:table-cell>
          <table:table-cell table:number-columns-repeated="1021"/>
        </table:table-row>
        <table:table-row table:style-name="ro4">
          <table:table-cell table:number-columns-repeated="2"/>
          <table:table-cell office:value-type="string" calcext:value-type="string">
            <text:p>if someone falsely accuses someone of a crime, then they are guilty of perjury. if they are found not guilty by a jury, they are charged with perjury, which is a much more serious crime. it is much more likely that someone falsely accused someone of something that they did not do.</text:p>
          </table:table-cell>
          <table:table-cell table:number-columns-repeated="1021"/>
        </table:table-row>
        <table:table-row table:style-name="ro10">
          <table:table-cell office:value-type="string" calcext:value-type="string">
            <text:p>t3_aryelj</text:p>
          </table:table-cell>
          <table:table-cell office:value-type="string" calcext:value-type="string">
            <text:p><text:s/>Accusing someone of being racist is almost never racist in itself : the fact that someone calls you a racist is the least convincing evidence of another person being racist. i understand that not all accusations of racism are accurate and that they are often used as a political tool against ideological opponents. however the response that you are the racist for calling me racist is complete nonsense. this kind of response doesn t directly fit any of the highly controversial mostly online definitions of racism personal thoughts of racial superiority, power prejudice . i can only assume that this response comes from the belief that accusations of racism are always or at least mostly false attempts to smear someone s reputation and never based on anything that can be proved. this implies that real racism is either nonexistent or extremely rare and that most people are either confused or disingenuous in their accusations. whether or not this is actually true the response that your accusation of racism is proof of your racism is 3rd grade level i know you are but what am i logic that is designed to avoid further conversation about race.</text:p>
          </table:table-cell>
          <table:table-cell office:value-type="string" calcext:value-type="string">
            <text:p>racism isn't a valid issue or a valid question and we are only in this state because we are not convinced that the other person is racist. i don't think this is a valid argument. i think it's a valid point, but not a valid one. racism is a very real and very real issue. it's not just a question of whether or not someone is racist, it's an issue of race. if someone is a racist, they are a racist</text:p>
          </table:table-cell>
          <table:table-cell table:number-columns-repeated="1021"/>
        </table:table-row>
        <table:table-row table:style-name="ro3">
          <table:table-cell table:number-columns-repeated="2"/>
          <table:table-cell office:value-type="string" calcext:value-type="string">
            <text:p>the fact that someone calls you a racist is the least convincing evidence of another person being racist. it's not the only convincing evidence, but it's the most convincing evidence. racism is a very broad term, and there's a lot of nuance to it. the definition of racism is to discriminate based on race. if someone says you're a racist, it doesn't mean that you're prejudiced against people of color. it means that you think they're racist, and</text:p>
          </table:table-cell>
          <table:table-cell table:number-columns-repeated="1021"/>
        </table:table-row>
        <table:table-row table:style-name="ro13">
          <table:table-cell table:number-columns-repeated="2"/>
          <table:table-cell office:value-type="string" calcext:value-type="string">
            <text:p>i don't think it's wrong to call someone a racist, but it's not wrong to say that you don't agree with them. that's not the same thing as saying that they're not racist. it's just a different way of saying that you're not going to tolerate someone calling you a racist.</text:p>
          </table:table-cell>
          <table:table-cell table:number-columns-repeated="1021"/>
        </table:table-row>
        <table:table-row table:style-name="ro3">
          <table:table-cell table:number-columns-repeated="2"/>
          <table:table-cell office:value-type="string" calcext:value-type="string">
            <text:p>racism is a social construct. it's a way of saying that someone is racist because they are prejudiced against a group of people based on their race, gender, sexual orientation, etc. it doesn't mean that they are racist, it just means that they don't have any reason to be racist. the fact that someone says you are racist does not mean that you are a racist because you're a racist. it means that you're prejudiced because you don't</text:p>
          </table:table-cell>
          <table:table-cell table:number-columns-repeated="1021"/>
        </table:table-row>
        <table:table-row table:style-name="ro3">
          <table:table-cell office:value-type="string" calcext:value-type="string">
            <text:p>t3_c5ahoq</text:p>
          </table:table-cell>
          <table:table-cell office:value-type="string" calcext:value-type="string">
            <text:p><text:s/>If states make car insurance compulsory, they should provide a not-for-profit insurance service : cars are a must for the sweeping majority of the american population. 49 out of the 50 states require you to have liability insurance, and the 50th requires it if you can't pay out of pocket for a crash. state governments should provide their own version of barebones liability coverage at prices that are enough to cover operating costs, and surpluses should be returned to the buyers consistent to how much they pay. doesn't mean private providers shouldn't exist, but they shouldn't be the only option.</text:p>
          </table:table-cell>
          <table:table-cell office:value-type="string" calcext:value-type="string">
            <text:p>cars are a necessity for the sweeping majority of the american population. the vast majority of people are too poor to afford a car, and they don't have the means to buy a car. they can't afford to drive a car if they can not afford it.</text:p>
          </table:table-cell>
          <table:table-cell table:number-columns-repeated="1021"/>
        </table:table-row>
        <table:table-row table:style-name="ro5">
          <table:table-cell table:number-columns-repeated="2"/>
          <table:table-cell office:value-type="string" calcext:value-type="string">
            <text:p>car insurance is one of the most expensive things in the world. it's expensive because it's not just about the cost of the car, it's also about the costs of the insurance. if you're buying a new car, you're going to have to pay a lot of money to insure it. if your car breaks down and you can't afford to pay for repairs, then you're probably not going to be able to afford to buy insurance.</text:p>
          </table:table-cell>
          <table:table-cell table:number-columns-repeated="1021"/>
        </table:table-row>
        <table:table-row table:style-name="ro13">
          <table:table-cell table:number-columns-repeated="2"/>
          <table:table-cell office:value-type="string" calcext:value-type="string">
            <text:p>i'm not sure if i agree with you, but i don't think you're looking at it the right way. liability insurance should be optional, not mandatory. if you don't want to pay for it, you should be able to buy it on your own.</text:p>
          </table:table-cell>
          <table:table-cell table:number-columns-repeated="1021"/>
        </table:table-row>
        <table:table-row table:style-name="ro13">
          <table:table-cell table:number-columns-repeated="2"/>
          <table:table-cell office:value-type="string" calcext:value-type="string">
            <text:p>the problem with this is that it creates a false dichotomy between the government and the people who own the cars. the government is the one that has to pay for the insurance, but the people that own the car are the ones that have to pay the taxes.</text:p>
          </table:table-cell>
          <table:table-cell table:number-columns-repeated="1021"/>
        </table:table-row>
        <table:table-row table:style-name="ro18">
          <table:table-cell office:value-type="string" calcext:value-type="string">
            <text:p>t3_bbn5tv</text:p>
          </table:table-cell>
          <table:table-cell office:value-type="string" calcext:value-type="string">
            <text:p><text:s/>It is likely Republicans will continue to control the US Government Indefinitely : back in 2012, after the election, i remarked to a friend that 2016 would be the most important election of my lifetime because the party in power would be in a position to set up an indefinite control of the government come 2020. my view is that the republican party currently controls the us government and will continue to control the us government for the indefinite future. how long that future will be is hard to predict. maybe eight years, maybe twenty, maybe more. there may be a brief gap period. but the future will be republican. i base this position on the following: 1. donald trump will win 2020 and maintain control of at least one half of congress, likely both. as the incumbent trump enjoys the incumbent advantage. he has a reliable base that will not break from him and consistently votes. he has at best done nothing to protect our voting systems and at worst sought to weaken protections. his opponents are currently fairly divided although we are still very far out but none seem likely to inspire both the left to vote and independents to vote with them. and even if trump is unpopular it does not matter because the unpopularity is geographically restricted compared to his rural support. the electoral college is once again likely to seal a win even if he does not win the popular vote. 2. republicans will control the 2020 census. due to the above, if trump is re elected republicans will control the 2020 census and redistricting. they will, as they have in the past, gerrymander the country in their favor as much as possible. alternatively, if the census is sabotaged in some way, the current districts, favoring republicans, will continue to be used. thus, for the next decade, elections will continue to favor republicans based on districts. and the supreme court is not likely to strike down gerrymandering any time soon. 3. the urban rural divide favors republicans. republicans enjoy rural support while democrats enjoy more urban support. the problem is that while urban support has a higher population, rural support is geographically wider. the senate is designed as an institution to favor smaller population states, and as much as i dislike the republican control of it it is nonetheless doing just that. the house, however, is not able to counterbalance the senate because it is capped. the house is meant to represent population and favor more populous states, but with a cap in place is no longer able to effectively do so. more rural states are favored in both parts of congress. further, the house can be gerrymandered where the senate cannot. a greater population favoring democrats in smaller urban areas is simple to manipulate to create as many rural and thus republican districts and representatives as possible with as few urban districts and democrats as possible. the joint effect of 2 and 3 cannot be understated, as it ensures that, even if democrats win the presidency and a unified congress somehow it is likely to be quickly re lost come the next election, where the presidential party is already predisposed to endure losses. 4. the courts. if the republicans hold power in 2020 it is unlikely that all the aging liberal justices will survive until the next election, granting republicans the ability to further solidify the supreme court as conservative. more subtly, an enormous portion of the lower federal court judges are conservative to far right, a number increasing as judges are passed through the senate. the combined power of the conservative justice system will be to neuter any left wing legislation that a democratic government may pass, removing as many democratic policy victories and further portraying democrats as inept. notably this is likely to occur even if democrats win in 2020, as the judiciary is already stacked against them. there is, of course, the possibility democrats will win the presidency and at least one half of congress. then all bets are off. but i am doubtful. disproving the above points would go a long way towards changing my view, although changing just one or so would likely be insufficient as they are pretty interconnected. this is not a debate on what the actual policy effects of an indefinite republican government will be, although i fear they will be catastrophic. and while i have no doubt trump, should he win in 2020, will do everything he can to further consolidate power either for himself personally or for republicans that is also outside the scope of this cmv. and please don't talk about winning and controlling state governments in a federal system, i am referring to the federal government in this cmv. adding state governments would make this too vast.</text:p>
          </table:table-cell>
          <table:table-cell office:value-type="string" calcext:value-type="string">
            <text:p>the united states is a democratic republic, not a republic. the republicans are the ones who control the federal government, not the democratic party. the democrats are in power, but they are not in control of the us government. the republican party is in power because they control the legislative branch, not because they are the people.</text:p>
          </table:table-cell>
          <table:table-cell table:number-columns-repeated="1021"/>
        </table:table-row>
        <table:table-row table:style-name="ro9">
          <table:table-cell table:number-columns-repeated="2"/>
          <table:table-cell office:value-type="string" calcext:value-type="string">
            <text:p>the gerrymandering is not the only thing that will change over the next few years. the electoral college is designed to favor smaller population states, not to favor larger ones. the house of representatives and senate are designed to represent the interests of the people, not the people themselves. the supreme court is not going to change that.</text:p>
          </table:table-cell>
          <table:table-cell table:number-columns-repeated="1021"/>
        </table:table-row>
        <table:table-row table:style-name="ro13">
          <table:table-cell table:number-columns-repeated="2"/>
          <table:table-cell office:value-type="string" calcext:value-type="string">
            <text:p>i don't think it's fair to say that the next election will be the most important election of my lifetime. i think we can all agree that trump will win the election, but that doesn't mean that the republican party will control the government for the foreseeable future.</text:p>
          </table:table-cell>
          <table:table-cell table:number-columns-repeated="1021"/>
        </table:table-row>
        <table:table-row table:style-name="ro3">
          <table:table-cell table:number-columns-repeated="2"/>
          <table:table-cell office:value-type="string" calcext:value-type="string">
            <text:p>i'm not sure i can change your view on gerrymandering, but i think it's fair to say that it's unlikely that republicans will control the 2020 census and redistricting. the supreme court has ruled that the census is unconstitutional, but it doesn't mean that it will continue to be unconstitutional for the rest of the decade. if the senate is controlled by republicans, and the house by democrats, then it's likely that democrats will have a</text:p>
          </table:table-cell>
          <table:table-cell table:number-columns-repeated="1021"/>
        </table:table-row>
        <table:table-row table:style-name="ro19">
          <table:table-cell office:value-type="string" calcext:value-type="string">
            <text:p>t3_bztxnx</text:p>
          </table:table-cell>
          <table:table-cell office:value-type="string" calcext:value-type="string">
            <text:p><text:s/>- u/Spez's arguements for The_Donald are absolutely stupid : are us senator ron wyden and reddit ceo steve epzk051 ? utm medium android app amp;utm source share gt;thank you, senator. gt ;as it relates to r the donald specifically, we watch them closely, and we do our best to hold them to the same standards and policies as we do all communities before we action any community, we also speak to moderators regarding rule breaking behaviors to that end, we have removed a number of their moderators over the years for not moderating to our standards, and we wouldn t hesitate to do this again, or take additional steps, should their behavior warrant it while they can be offensive and antagonistic to the rest of reddit, we have not found them to be in consistent violation of our content policies really, you dont think that calling for political officials to arrested and lynched is against community standards what about calling for the rape of activist or the burning of mosques what about campaigning for the invasion of countries and the murder of millions of innocent civilians what about the beating of transvestites or the shooting up of schools how can you tell me that doesn't go against your content policies. gt ;yes, we do see individual posts and comments that cross the line, but the offending content also gets removed as we ask and expect, and we also take action against those individual users and accounts with suspensions or full bans from the site as appropriate these aren't individual post this is literally what the community is dedicated too and whatever action you guys are taking seems to be fairly ineffective. gt ;i wish there was a solution that was as simple as banning the community certainly it would make some things easier but the reality is that banning a large political community that isn t in violation of our policies would be hugely problematic, not just for reddit, but for our democracy generally political speech is the most protected form of speech in the united states, and we are sensitive to that and take cues from the government when we think about our policies this isn't political activism, this is hate speech the man who shot up a mosque in new zealand, this is what he was looking at the synagogue shooter, this is what he saw how can a democracy, meant to protect the people allow this to happen. gt ;i know this isn t the answer many of you are looking for, but as we continue to deliberate and evolve our thinking, my hope is that you appreciate the complexity of this situation and understand our approach we appreciate that you put profits and ad revenue above the quality of your website and the health of society you'd rather sit idly by and watch as young boys are alienated and turned into monsters with 1. 5k karma, u spez has made a statement to senator ron wyden that carried little meaning and much clout</text:p>
          </table:table-cell>
          <table:table-cell office:value-type="string" calcext:value-type="string">
            <text:p>reddit is a private company, and they have a fiduciary duty to the users of the site to do what is in their best interest. they are responsible for their own safety and the well being of their users. if they fail to do that, they are not responsible for the safety of the community. they should be held accountable for their actions.</text:p>
          </table:table-cell>
          <table:table-cell table:number-columns-repeated="1021"/>
        </table:table-row>
        <table:table-row table:style-name="ro4">
          <table:table-cell table:number-columns-repeated="2"/>
          <table:table-cell office:value-type="string" calcext:value-type="string">
            <text:p>reddit is a private company, so it has the right to decide what kind of content they want to ban. it is not the government's place to tell them what they can and can't say on the site. reddit is not a government, and they do not have the authority to tell you what you can and cannot say on reddit.</text:p>
          </table:table-cell>
          <table:table-cell table:number-columns-repeated="1021"/>
        </table:table-row>
        <table:table-row table:style-name="ro13">
          <table:table-cell table:number-columns-repeated="2"/>
          <table:table-cell office:value-type="string" calcext:value-type="string">
            <text:p>reddit is a private company, and they are free to do as they please as long as they don't violate any of reddit's policies. if you don't like the content, you're free to unsubscribe from reddit. reddit has no obligation to keep you from doing so.</text:p>
          </table:table-cell>
          <table:table-cell table:number-columns-repeated="1021"/>
        </table:table-row>
        <table:table-row table:style-name="ro7">
          <table:table-cell table:number-columns-repeated="2"/>
          <table:table-cell office:value-type="string" calcext:value-type="string">
            <text:p>reddit's policy is to be a platform for free speech, not a place for censorship. banning the donald would be a violation of the first amendment, which is what reddit is trying to do right now.</text:p>
          </table:table-cell>
          <table:table-cell table:number-columns-repeated="1021"/>
        </table:table-row>
        <table:table-row table:style-name="ro5">
          <table:table-cell office:value-type="string" calcext:value-type="string">
            <text:p>t3_bc3ayx</text:p>
          </table:table-cell>
          <table:table-cell office:value-type="string" calcext:value-type="string">
            <text:p><text:s/>Skylar White caused Walter Jr’s CP. : this thought realization came across to me when i was eating some asparagus, and was curious what they help support in the human body. i was lead to a link and one of the benefits were, supports a healthy pregnancy. to my surprise, my thinking of a healthy pregnancy lead to the scene where skylar was in her car smoking during her pregnancy with hollie and gets seen by a stranger. so was this vince gilligan s reasoning of walter jr s cerebral palsy or am i just thinking to deep into it?</text:p>
          </table:table-cell>
          <table:table-cell office:value-type="string" calcext:value-type="string">
            <text:p>asparagus is one of the most important vegetables in our diet, and has been shown to have a number of health benefits. it is also a staple food for many people. if you don't eat asparagus, you will have a much higher risk of diabetes, heart disease, and other health problems.</text:p>
          </table:table-cell>
          <table:table-cell table:number-columns-repeated="1021"/>
        </table:table-row>
        <table:table-row table:style-name="ro13">
          <table:table-cell table:number-columns-repeated="2"/>
          <table:table-cell office:value-type="string" calcext:value-type="string">
            <text:p>asparagus is not the only plant in the world that is capable of supporting its own health. there are many other plants that do the same thing, such as broccoli, cauliflower, carrots, potatoes, and even asparagus.</text:p>
          </table:table-cell>
          <table:table-cell table:number-columns-repeated="1021"/>
        </table:table-row>
        <table:table-row table:style-name="ro13">
          <table:table-cell table:number-columns-repeated="2"/>
          <table:table-cell office:value-type="string" calcext:value-type="string">
            <text:p>asparagus is not good for you. it has been proven that it can cause heart disease, liver disease, diabetes, and even death. it is one of the worst foods to eat in the world. if you eat it, you will die of heart disease.</text:p>
          </table:table-cell>
          <table:table-cell table:number-columns-repeated="1021"/>
        </table:table-row>
        <table:table-row table:style-name="ro13">
          <table:table-cell table:number-columns-repeated="2"/>
          <table:table-cell office:value-type="string" calcext:value-type="string">
            <text:p>asparagus contains a lot of vitamins and minerals that have been proven to be beneficial to the human body. for example, asparagus has been shown to have a number of health benefits, such as lowering the risk of heart disease.</text:p>
          </table:table-cell>
          <table:table-cell table:number-columns-repeated="1021"/>
        </table:table-row>
        <table:table-row table:style-name="ro20">
          <table:table-cell office:value-type="string" calcext:value-type="string">
            <text:p>t3_d5yaxm</text:p>
          </table:table-cell>
          <table:table-cell office:value-type="string" calcext:value-type="string">
            <text:p><text:s/>US Social Security will be financially sustainable, if a little reduced, for decades to come : i've seen several people recently who feel that us social security ssi and ssdi will not be sustainable over the next few decades, and that we should stop the program before going into further debt, or pass implementation on to the states source i disagree. i do acknowlege that social security is projected to deplete its trust fund by 2035 if congress doesn't make any changes. but interest from investing this trust fund only funds 10 of social security. most of the funding 88 comes from the payroll tax that us workers pay on their income. and this is never going away even if the ratio of retirees to workers gets higher over the next couple of decades, there will always be workers. worst case scenario social security will end up being funded only by the payroll tax and a little bit of tax on the benefits themselves. the latest trustees' report predicts a 23 reduction in payouts once this happens. as far as i know, there's no chance that keeping this program afloat would add to the national debt. we should definitely look at reforms to try to keep payouts at their current level some candidates propose raising the cap on earnings taxed for social security , but the program is not unsustainable by any means. in fact, it's one of the most effective ways the us has ever combatted poverty. according to a study by the census bureau it's keeping 22 million americans, mostly seniors, above the poverty line. anyway, looking forward to hearing what everyone thinks!</text:p>
          </table:table-cell>
          <table:table-cell office:value-type="string" calcext:value-type="string">
            <text:p>social security is not sustainable. it is not a social safety net, it is a social security program that provides a safety net for the elderly and disabled. without social security, the elderly would not be able to get the benefits they receive, and the disabled would be unable to receive the services they need.</text:p>
          </table:table-cell>
          <table:table-cell table:number-columns-repeated="1021"/>
        </table:table-row>
        <table:table-row table:style-name="ro13">
          <table:table-cell table:number-columns-repeated="2"/>
          <table:table-cell office:value-type="string" calcext:value-type="string">
            <text:p>social security is not sustainable in the long term. it's not sustainable today, and it will not be sustainable for the foreseeable future. social security is a social safety net, not a social security program. it is not a safety net.</text:p>
          </table:table-cell>
          <table:table-cell table:number-columns-repeated="1021"/>
        </table:table-row>
        <table:table-row table:style-name="ro13">
          <table:table-cell table:number-columns-repeated="2"/>
          <table:table-cell office:value-type="string" calcext:value-type="string">
            <text:p>social security is not sustainable by any means. it is a social safety net. in fact, it is one of the most effective ways the us has ever combatted poverty. it keeps 22 million americans, mostly seniors, above the poverty line.</text:p>
          </table:table-cell>
          <table:table-cell table:number-columns-repeated="1021"/>
        </table:table-row>
        <table:table-row table:style-name="ro9">
          <table:table-cell table:number-columns-repeated="2"/>
          <table:table-cell office:value-type="string" calcext:value-type="string">
            <text:p>social security is not sustainable because it doesn't have enough money to pay out all the benefits. it is unsustainable because it is too expensive for the government to keep paying out. the government has to pay for it through taxes, fees, and interest. the only way to keep social security running is to either increase the taxes or increase the spending on it.</text:p>
          </table:table-cell>
          <table:table-cell table:number-columns-repeated="1021"/>
        </table:table-row>
        <table:table-row table:style-name="ro21">
          <table:table-cell office:value-type="string" calcext:value-type="string">
            <text:p>t3_b95aqe</text:p>
          </table:table-cell>
          <table:table-cell office:value-type="string" calcext:value-type="string">
            <text:p><text:s/>PewDiePie is a crypto-fascist. : and his fans are either in on the joke or useful idiots. there are countless threads on 4chan and other alt right forums claiming him as their own. his followed page on twitter is full of right wing thought leaders. he routinely has 'heated gamer moments' and 'tasteless jokes' that conveniently signal his support of fascism and can be written off as harmless mistakes at the same time. and sure, he can pay lip service to whatever progressive ideals he thinks will cover his tracks by tokenizing some minority as a guest or feigning some half hearted condemnation of right wing extremism but at the end of the day, they the fascists are being emboldened by him and his edgey tasteless jokes and his heated gamer moments, so at the very least it makes him and his fans complicit for not shutting that down in the hardest possible terms to begin with which i find little practical difference from actually believing those things in secret. in fact i would say that what he actually believes in how heart is of far less importance than the actual event he's having on the world. he's a crypto fascist not because i can prove he believes in the exact tenants in national socialism, but because his words and actions have directly contributed to the rise of such ideas and movements.</text:p>
          </table:table-cell>
          <table:table-cell office:value-type="string" calcext:value-type="string">
            <text:p>i don't think he is a crypto fascist. i think he's more of a libertarian libertarian. he's a libertarian because he believes in free market capitalism, which is the antithesis of fascism. he also believes in freedom of speech, which in turn is antithetical to fascism. i don't believe he supports fascism because he doesn't believe in it, but because he does believe in free speech.</text:p>
          </table:table-cell>
          <table:table-cell table:number-columns-repeated="1021"/>
        </table:table-row>
        <table:table-row table:style-name="ro5">
          <table:table-cell table:number-columns-repeated="2"/>
          <table:table-cell office:value-type="string" calcext:value-type="string">
            <text:p>i agree with you, but i don't think it's fair to say that he's a crypto fascist. i think he's an alt right fascist, but he's not a fascist because he believes in the exact same things that the alt right believes in. i mean, if you look at his twitter, you can see that he is a bit of a hypocrite, but that doesn't make him a fascist, it just means that he believes the same things as the</text:p>
          </table:table-cell>
          <table:table-cell table:number-columns-repeated="1021"/>
        </table:table-row>
        <table:table-row table:style-name="ro9">
          <table:table-cell table:number-columns-repeated="2"/>
          <table:table-cell office:value-type="string" calcext:value-type="string">
            <text:p>he's a crypto fascist because he believes in the exact tenants in national socialism, but because his words and actions have directly contributed to the rise of such ideas and movements. he's a neo nazi because he doesn't believe in nazism, but his actions have indirectly contributed to such movements.</text:p>
          </table:table-cell>
          <table:table-cell table:number-columns-repeated="1021"/>
        </table:table-row>
        <table:table-row table:style-name="ro4">
          <table:table-cell table:number-columns-repeated="2"/>
          <table:table-cell office:value-type="string" calcext:value-type="string">
            <text:p>i think the problem with gamergate is not that it's 'bad' in the sense that it is, but rather that it doesn't do anything to stop the rise of the alt right. i don't think it's fair to say that he's a bad person for not doing anything about it, but i do think it is fair to call him a 'bad person' for doing nothing about it.</text:p>
          </table:table-cell>
          <table:table-cell table:number-columns-repeated="1021"/>
        </table:table-row>
        <table:table-row table:style-name="ro22">
          <table:table-cell office:value-type="string" calcext:value-type="string">
            <text:p>t3_ahmoac</text:p>
          </table:table-cell>
          <table:table-cell office:value-type="string" calcext:value-type="string">
            <text:p><text:s/>The Ontario (Canada) Progressive Conservative Party doesn't care at all about the defecit. : they ran on a promise of lowering the defecit, even if it meant making hard choices, which is fine. to some people the defecit is the primary issue we face and that's not what i'm disputing, the defecit is a big deal. but since the election, some of these very recently, they have: lowered taxes on the rich and corporations: while this has some benefits, the immediate consequence of cutting any taxes is the government making less money. why would a group who so specifically need money to pay off a debt reduce the amount of income they're getting from a specific source? eliminated cap and trade: the cap and trade program, created by the liberals as a plan to combat the amount of pollution happening in ontario, pulled in 2 billion dollars in revenue in its first full year. while the paperwork behind the cap and trade program did specifically say any revenue made had to be reinvested into other green energy research or environment saving research, and as such can't be counted as direct revenue, this still means the government had 2,000,000,000 they didn't have to spend on environmental policies that could have gone elsewhere. 'replaced' cap and trade with a program that rewards businesses who pollute a tiny bit less with a major tax cr the 'fiscally responsible' opc party's plan to replace the program that brought in money to punish polluting companies was to give out money to companies who show a reduction in emissions. they succesfully replaced a revenue with an expense, leading to more taxpayer money spent, which increases the defecit they're so worried about. cancelled the minimum wage increase: there was a plan in place to increase minimum wage to 15 hr from 14 hr, which would have lead to more income tax being collected and less people requiring government assistance. promised every minimum wage earner a tax cras a way to replace the minimum wage increase: again, removing a revenue stream. instead of collecting money from more income taxes, they're giving minimum wage earners an 800 per person tax cr, which with 1. 57 million workers making minimum wage, is 1. 26 billion no longer going in to the governments pocket. proposed a plan to use taxpayer money to take down existing electric vehicle charging stations: they actually did this. i don't even have to explain it. spent taxpayer money fighting the federal government on a carbon tax: feds from the beginning said they'll be introducing a carbon tax and that any province who denied to comply would have one forced into them. another province tried to fight them and, guess what, had it forced on to them. be using taxpayer money to pay lawyers to fight doug ford's ongoing legal battle with his brothers widow: doug ford's brothers widow is suing him, for what i'm not sure, but she's suing doug ford, and from what i've heard, this one i'm not sure of he is using taxpayer money to fund the lawyers defending him. be using taxpayer money to fight doug ford's ongoing legal battle with 7 other entities: see above. just allowed mpps a 20 increase in their housing allowance right after cancelling rent control and reducing disability housing benefits by 5 : 'we can't afford to pay people's rent for them. wait, rent is really high, here politicians have a tax crfor housing. ' conservatives don't give a fuck about the defecit.</text:p>
          </table:table-cell>
          <table:table-cell office:value-type="string" calcext:value-type="string">
            <text:p>i think it's important to point out that the federal government has a lot of money in debt. it's a massive amount of money, and it's an enormous amount of debt. the only way to pay off that debt is to cut taxes on the rich and corporations. if you cut taxes, you're going to end up with less money in the hands of the poor and middle class, which is bad for the economy.</text:p>
          </table:table-cell>
          <table:table-cell table:number-columns-repeated="1021"/>
        </table:table-row>
        <table:table-row table:style-name="ro13">
          <table:table-cell table:number-columns-repeated="2"/>
          <table:table-cell office:value-type="string" calcext:value-type="string">
            <text:p>the liberal party has not reduced taxes. they have increased taxes on corporations and rich people. the only thing they have done is raise taxes on rich people, which is not the same thing as reducing taxes on poor people.</text:p>
          </table:table-cell>
          <table:table-cell table:number-columns-repeated="1021"/>
        </table:table-row>
        <table:table-row table:style-name="ro3">
          <table:table-cell table:number-columns-repeated="2"/>
          <table:table-cell office:value-type="string" calcext:value-type="string">
            <text:p>i think you're missing a couple of important points. first of all, you're forgetting that the federal government is not the only source of revenue for the us government. the gdp is made up of the federal reserve, the states, and the local governments. it's a revenue stream that is used to pay off the federal debt. if you cut taxes on the rich and corporations, you don't have the money to pay down the debt, you have to raise taxes</text:p>
          </table:table-cell>
          <table:table-cell table:number-columns-repeated="1021"/>
        </table:table-row>
        <table:table-row table:style-name="ro5">
          <table:table-cell table:number-columns-repeated="2"/>
          <table:table-cell office:value-type="string" calcext:value-type="string">
            <text:p>the defecit is an important issue, but it's not the only one. it's also important to remember that the u. s. government spending on climate change is not a zero sum game, it's a matter of whether or not it's worth it to spend money on it. there's no way of knowing how much you'll be able to spend on it in the future, and no way to know how much of an impact it will have on the economy</text:p>
          </table:table-cell>
          <table:table-cell table:number-columns-repeated="1021"/>
        </table:table-row>
        <table:table-row table:style-name="ro6">
          <table:table-cell office:value-type="string" calcext:value-type="string">
            <text:p>t3_bk3igr</text:p>
          </table:table-cell>
          <table:table-cell office:value-type="string" calcext:value-type="string">
            <text:p><text:s/>Christianity (and other religions) have no place in modern society : i know i ll get tons of hate for this and people will probably call me immoral but let me explain my point. if you look at human history you see that the first ever civilizations started around 3000 bce ish. this is around when writing begins and people are spreading around the planet. all of these different civilizations have their own religions and gods to explain things in nature, why people are here, and what happens when we die. fast forward to modern times we have scientific evidence that goes against many religious claims. for instance humans didn t start from 2 people who were spawned on earth adam and eve because basic biology says that s not fuckin possible. mohammad didn t ride a unicorn to the moon because unicorns don t exist and you can t survive in space without a high tech suit. noah didn t fit every animal on a boat because there s millions of animals and there s always animals in far places like antarctica. to be christian you also have to believe that a holy spirit impregnated a virgin, which we know is absolutely ridiculous. it seems like all of these crazy claims were made and written before we had good tech and science. my reason for saying that religion doesn t have a place in modern society goes back to the reality that people are denying basic biology, chemistry, physics, and whatever other science you name it to believe what they believe.</text:p>
          </table:table-cell>
          <table:table-cell office:value-type="string" calcext:value-type="string">
            <text:p>religion is a very important part of human history, because it is the basis of human culture. it is a way to connect with other cultures and cultures, and it allows us to understand what it means to be human. it also provides a way for us to communicate with each other. i don't think religion has a place in modern civilization, but i do think it is important to recognize that it is still a very powerful part of our society, and that it has</text:p>
          </table:table-cell>
          <table:table-cell table:number-columns-repeated="1021"/>
        </table:table-row>
        <table:table-row table:style-name="ro13">
          <table:table-cell table:number-columns-repeated="2"/>
          <table:table-cell office:value-type="string" calcext:value-type="string">
            <text:p>religion doesn't have a place in modern society. it has no place in the 21st century. religion has a place, but that doesn't mean that it no longer has any place. religion is a very important part of the human condition, but it is not the only one.</text:p>
          </table:table-cell>
          <table:table-cell table:number-columns-repeated="1021"/>
        </table:table-row>
        <table:table-row table:style-name="ro3">
          <table:table-cell table:number-columns-repeated="2"/>
          <table:table-cell office:value-type="string" calcext:value-type="string">
            <text:p>religion is a very powerful tool in the world. it's a tool that allows people to live their lives in a way that they would never be able to live otherwise. for example, it allows them to live in a society where they are able to do what they want to do, even if they don't have the means to do it themselves. it also gives them a sense of community and community is something that is very important to them.</text:p>
          </table:table-cell>
          <table:table-cell table:number-columns-repeated="1021"/>
        </table:table-row>
        <table:table-row table:style-name="ro13">
          <table:table-cell table:number-columns-repeated="2"/>
          <table:table-cell office:value-type="string" calcext:value-type="string">
            <text:p>religion has a place in contemporary society because it is a way for people to cope with the harsh realities of the world. it's a way to find meaning in life, and it's the only way to make the world a better place.</text:p>
          </table:table-cell>
          <table:table-cell table:number-columns-repeated="1021"/>
        </table:table-row>
        <table:table-row table:style-name="ro23">
          <table:table-cell office:value-type="string" calcext:value-type="string">
            <text:p>t3_chmvxb</text:p>
          </table:table-cell>
          <table:table-cell office:value-type="string" calcext:value-type="string">
            <text:p><text:s/>Gender is a stupid concept that too often gets conflagration with personality and interests : i want to clarify that i think that the fact that people are identifying as anything other than male, female, or intersex is useless, dumb, and achieves nothing. i also want to clarify that i do not hate people who do this, i just think it is a silly nonsensical thing to do, not that they should burn in hell or be murdered, etc. for transparency: i am a cisgender, heterosexual male in his early 20's. with that out of the way; most of this is based on personal experience so ymmv when it comes to experience with non traditionally gendered people. main point it seems like most 'gender's' are just based on what people like. if a man likes feminine things; they are automatically female or 'non conforming' instead of a guy who likes to sow, knit, cook, do their hair, etc. and or a guy who doesn't like to get dirty, play watch football, etc. it seems extremely illogical to put so much into something so meaningless. it always feels like a cry for attention or now that it's more mainstream a defense mechanism. the people i see doing it always either just want to be the loudest person in the room ex. getting mad over being misgendered as 'x' instead of 'y' while they outwardly look 'x' and immediately jumping into shouting and yelling or being a general asshole instead of politely informing the other person or they were made fun of for liking the things they like because 'guys girl's aren't supposed to like that' etc. and while i feel for those in the latter of the two groups; i still don't think that having 97 genders is the answer. amp; x200b; and don't get me started on all the insert literally any noun kin. that shit's just made up for attention and to be quirky or not like the other girls boys. amp; x200b; my examples from life every single non binary person that i have met; whether they are agender, bigender, gender fluid, transgender though that could be an entirely seperate cmv , etc. , have all based their gender on their personality and interests. 1. i met a girl in college who said she was gender fluid because 'sometimes she like s to cook, knit, clean, do makup, etc. ; but she also sometimes like s to go mudding amp; fishing with the guys and shoot guns, etc' 2. i met a guy who said he was androgynous because he used makeup and did his hair brows etc. 3. i've met many people who say they just feel manly or feminine while sexually being the other , so therefore they aren't binary 4. i had someone say that i was 'actually' a a closeted non binary because i'm moderately introverted and enjoy cooking. amp; x200b; hopefully it makes sense what i'm saying, i'm not saying it's bad to identify as non binary; just that it's meaningless and a silly thing to do. it's just labeling your personality. to put all this into terms of mbti since that seems to be relatively popular : i feel like extx more specifically entp is seen as 'masculine' while ixfx more specifically isfj is seen as more 'feminine;' anything else is 'non binary. '</text:p>
          </table:table-cell>
          <table:table-cell office:value-type="string" calcext:value-type="string">
            <text:p>i don't think it's a cry for attention or a defense mechanism. it's an expression of who you are and what you like. i'm not saying it's meaningless, but i do think it is a valid way to express yourself. it doesn't mean you should burn in hell or be murdered, but it does mean that you have the freedom to do whatever you want with your life.</text:p>
          </table:table-cell>
          <table:table-cell table:number-columns-repeated="1021"/>
        </table:table-row>
        <table:table-row table:style-name="ro9">
          <table:table-cell table:number-columns-repeated="2"/>
          <table:table-cell office:value-type="string" calcext:value-type="string">
            <text:p>gender is a social construct, not a biological one. it's not about what people like or don't like, it's about who they are and how they feel about themselves. people who identify as anything other than male, female, or intersex are just as much a part of society as someone who identifies as a woman or a man.</text:p>
          </table:table-cell>
          <table:table-cell table:number-columns-repeated="1021"/>
        </table:table-row>
        <table:table-row table:style-name="ro3">
          <table:table-cell table:number-columns-repeated="2"/>
          <table:table-cell office:value-type="string" calcext:value-type="string">
            <text:p>i don't think you understand the concept of gender. gender is a social construct, not a biological one. it's not about what people like, it's about who they want to be and how they feel about it. there is no such thing as a gender identity, there is only a sexual identity. a person's gender identity is determined by how they perceive themselves to be, not by what other people think of them. that's not to say that people who identify as anything other than male,</text:p>
          </table:table-cell>
          <table:table-cell table:number-columns-repeated="1021"/>
        </table:table-row>
        <table:table-row table:style-name="ro5">
          <table:table-cell table:number-columns-repeated="2"/>
          <table:table-cell office:value-type="string" calcext:value-type="string">
            <text:p>gender is a social construct, not a biological one. gender identity is a cultural construct. gender is a set of social expectations, norms, and expectations. if you don't want to conform to a gender identity, you can't be a man or a woman or a male or a female or a transgender person. you can be a woman, a man, a trans man, an intersex person, a cis man, or a trans woman, but that doesn't mean</text:p>
          </table:table-cell>
          <table:table-cell table:number-columns-repeated="1021"/>
        </table:table-row>
        <table:table-row table:style-name="ro24">
          <table:table-cell office:value-type="string" calcext:value-type="string">
            <text:p>t3_adudel</text:p>
          </table:table-cell>
          <table:table-cell office:value-type="string" calcext:value-type="string">
            <text:p><text:s/>People in the United States should not call themselves American. : in some countries, their model of the continents is that there are five continents because north and south america are one continent and in other countries they have them as separate continents. whichever model you adhere to, there are 35 countries in america the continent , 23 in north america and 12 in south america. every single one of those countries has the right to call themselves americans but they don't because that would be confusing and every country wants its own unique identity. it would be like the people in france calling themselves europeans and nothing else. it is harmful to the united states for its people to call themselves americans because it gives the message that a we are the only people that matter on this these continent s or b we know so little about geography that we didn't realize that there are other american countries.</text:p>
          </table:table-cell>
          <table:table-cell office:value-type="string" calcext:value-type="string">
            <text:p>there is a difference between calling yourself american and calling yourself european. europeans have the right to call themselves whatever they want, but that doesn't make them americans. americans have a right to be americans, but they don't have the ability to define what that means.</text:p>
          </table:table-cell>
          <table:table-cell table:number-columns-repeated="1021"/>
        </table:table-row>
        <table:table-row table:style-name="ro3">
          <table:table-cell table:number-columns-repeated="2"/>
          <table:table-cell office:value-type="string" calcext:value-type="string">
            <text:p>the us is the only country in the world that has the right to call itself american, and it is the most important country to the rest of the world. america is not the only continent, but it is by far the largest and most important. it is also the most populous. the us has the highest population density of any country on earth, and the highest proportion of people of color. americans are the only people that matter on this continent, and that</text:p>
          </table:table-cell>
          <table:table-cell table:number-columns-repeated="1021"/>
        </table:table-row>
        <table:table-row table:style-name="ro7">
          <table:table-cell table:number-columns-repeated="2"/>
          <table:table-cell office:value-type="string" calcext:value-type="string">
            <text:p>america is an american country. it is not american, it is the united states of america. there is nothing wrong with calling yourself american if you want to, but if you don't want to then you are free to do so.</text:p>
          </table:table-cell>
          <table:table-cell table:number-columns-repeated="1021"/>
        </table:table-row>
        <table:table-row table:style-name="ro5">
          <table:table-cell table:number-columns-repeated="2"/>
          <table:table-cell office:value-type="string" calcext:value-type="string">
            <text:p>there are three continents because north and south america are one continent and in other countries they have them as separate continents. there are also two continents because the us is the only country in the world with a single currency. there is also one continent because we are the only people that matter on this continent's because we know so little about geography.</text:p>
          </table:table-cell>
          <table:table-cell table:number-columns-repeated="1021"/>
        </table:table-row>
        <table:table-row table:style-name="ro17">
          <table:table-cell office:value-type="string" calcext:value-type="string">
            <text:p>t3_ad60ng</text:p>
          </table:table-cell>
          <table:table-cell office:value-type="string" calcext:value-type="string">
            <text:p><text:s/>The right-wing outrage of the Rep. Alexandria Ocasio-Cortez dancing video is completely fabricated. : it s disturbing how quickly and how many stories i ve seen about outrage of aoc dancing. i saw one anonymous unhinged twitter user post the video. i ve seen zero evidence of any mainstream or even non mainstream sources criticize this video or her dancing besides this one anonymous twitter user. yet i ve seen countless articles reach the front page talking about right wing outrage regarding this video. not even the t d folks are upset about it. i don t doubt this woman triggers republicans, i ve seen that. but this video and the misleading articles that follow it seems very slimy to me. also it s terrifying how easily people on reddit are manipulated to think this is a real outrage.</text:p>
          </table:table-cell>
          <table:table-cell office:value-type="string" calcext:value-type="string">
            <text:p>i don't think it's disingenuous or slimy to be upset about it. it's not disingenuous, it's just a little bit disingenuous. i don't know if it's fair to say that people are outraged over it, but that doesn't mean it's a bad thing.</text:p>
          </table:table-cell>
          <table:table-cell table:number-columns-repeated="1021"/>
        </table:table-row>
        <table:table-row table:style-name="ro3">
          <table:table-cell table:number-columns-repeated="2"/>
          <table:table-cell office:value-type="string" calcext:value-type="string">
            <text:p>i don't think it's fair to say that the outrage is being spun as outrage because it's being spun. it's not being spun because people are upset about it. people are outraged because it shows that aoc is a misogynist and misogynist is a bad thing. it also shows that there are people who are upset because aoc isn't a good person. the outrage stems from the fact that she is a woman, not because she's a bad person.</text:p>
          </table:table-cell>
          <table:table-cell table:number-columns-repeated="1021"/>
        </table:table-row>
        <table:table-row table:style-name="ro13">
          <table:table-cell table:number-columns-repeated="2"/>
          <table:table-cell office:value-type="string" calcext:value-type="string">
            <text:p>i don't think it's fair to say that the video is slimy, but i do think that it's a little slimy. i don't know if it's slimy or not, but it's definitely a bit slimy to say the least. i think that there's a lot to be said for it being a video, but that doesn't make it slimy in and of itself.</text:p>
          </table:table-cell>
          <table:table-cell table:number-columns-repeated="1021"/>
        </table:table-row>
        <table:table-row table:style-name="ro9">
          <table:table-cell table:number-columns-repeated="2"/>
          <table:table-cell office:value-type="string" calcext:value-type="string">
            <text:p>i don't think it's disturbing how quickly and how many stories you ve seen about outrage of aoc dancing. i think it is disturbing because it's not disturbing at all. it's upsetting because it shows a lack of respect for the rights of others. the fact that she was dancing in front of a group of people shows that she has no respect for others.</text:p>
          </table:table-cell>
          <table:table-cell table:number-columns-repeated="1021"/>
        </table:table-row>
        <table:table-row table:style-name="ro25">
          <table:table-cell office:value-type="string" calcext:value-type="string">
            <text:p>t3_ai5tu0</text:p>
          </table:table-cell>
          <table:table-cell office:value-type="string" calcext:value-type="string">
            <text:p><text:s/>Everyone in this post is completely wrong : here fun of one of your childs interests on ? st jr5qt9lu amp;sh e59fd1e2 now i completely disagree with everyone in this post and think they re all insane. 1. they re making fun of him because he thinks what his kid does is lame, yet they don t know him or his kid at all 2. they all think that parents wanting their kid to play a sport is the parent trying to live out their dreams through their kid when actuality it s just because they had fun playing the sport and it also helps to have your kid get knocked around and toughen up emotionally and physically. their kid is gonna grow up and learn how to take shit because they played a sport 3. not all people play sports to try and get a career out of it, most play because it s fun 4. lego robotics and engineering are far different and that kid would easily be able to pursue their robotics interest along with their football interest this i know from personal experience, i was into computers and got to pursue that interest along with football, i was incentivized too, if i got an interception tackle good kick return touchdown he d buy me parts and it could be perfectly healthy 5. those people act like the father isn t there supporting his son. i sure as hell didn t do everything that my dad wanted me to do, he didn t really want to do the play, but didn t express it and said, as long as you re happy, you do you . it s not even that he thought the play was fruity he thought it just didn t fit me, and he was right, i didn t like it and wanted my time 6. that kid would learn what it s like to be a part of a team and socialize better 7. he d be socially excepted better, yeah fuck society and conformity, but reality isn t ideal and the case in point is that he could be bullied bc of his interest and pursuing football along with robotics would be better 8. that dad had the right to make a joke and it s probably true so cmv, i don t think i ll ever agree that those people in the comments are asshats, but i can cmv that it s trashy</text:p>
          </table:table-cell>
          <table:table-cell office:value-type="string" calcext:value-type="string">
            <text:p>i think you're missing a few things. first of all, i don't think there's anything wrong with being a parent who wants his kid to play sports. there's nothing wrong with wanting your kid to be a professional athlete, but that doesn't mean that your kid is going to be the best athlete in the world. second, there's a difference between wanting to raise a child to be an athlete, and wanting your child to play a sport. if your kid</text:p>
          </table:table-cell>
          <table:table-cell table:number-columns-repeated="1021"/>
        </table:table-row>
        <table:table-row table:style-name="ro9">
          <table:table-cell table:number-columns-repeated="2"/>
          <table:table-cell office:value-type="string" calcext:value-type="string">
            <text:p>i think the problem here is that you're conflating two very different things. one is that a parent is trying to live out their dreams through their kid's interests, and the other is that they are trying to help their kid become a better person. the former is the parent trying to achieve their dreams, while the latter is the kid trying to make the world a better place.</text:p>
          </table:table-cell>
          <table:table-cell table:number-columns-repeated="1021"/>
        </table:table-row>
        <table:table-row table:style-name="ro13">
          <table:table-cell table:number-columns-repeated="2"/>
          <table:table-cell office:value-type="string" calcext:value-type="string">
            <text:p>i don't think it's fair to say that the parents are being made fun of because of their child's interest. it's not like they're making fun because they don't know the kid, they're doing it because they have a vested interest in the kid's success.</text:p>
          </table:table-cell>
          <table:table-cell table:number-columns-repeated="1021"/>
        </table:table-row>
        <table:table-row table:style-name="ro3">
          <table:table-cell table:number-columns-repeated="2"/>
          <table:table-cell office:value-type="string" calcext:value-type="string">
            <text:p>i don't think it's fair to say that a parent who wants their child to play sports is a huge asshole, but i think that it's unfair to say they are assholes because they don't support their child's interest in the sport. it's not like they're trying to live out their dreams, it's just that they want their kid to have as much fun as possible, and they want them to have a chance to participate in something they are passionate about</text:p>
          </table:table-cell>
          <table:table-cell table:number-columns-repeated="1021"/>
        </table:table-row>
        <table:table-row table:style-name="ro26">
          <table:table-cell office:value-type="string" calcext:value-type="string">
            <text:p>t3_cpi55k</text:p>
          </table:table-cell>
          <table:table-cell office:value-type="string" calcext:value-type="string">
            <text:p><text:s/>It makes more sense to treat utilitarianism as a rubric for other moral theories than its own theory. : utilitarianism the idea that the moral worth of an action depends on its ability to promote vs impede overall happiness. first off, i don't think there is an actual objective morality, but i do think it makes sense to have 'morals' because they accomplish a goal of creating a functioning society that makes living more enjoyable than it would be if there weren't one. i think this goal 'creating a functioning society' exists because that's what makes people happier. i'd argue that utilitarianism is almost truistic in that sense. of course it makes sense to improve overall human happiness because that's literally the only metric we can even use. this is embodied by all the counterarguments to utilitarianism. the first being: 'it is difficult to quantify utility. ' this is true, but this argument basically boils down to 'utility is subjective and not the same for everyone, therefore impossible to truly measure'. i'd agree, but this is not a criticism of utilitarianism, more a criticism of moral theories in general. but i've already acknowledged that morality is not objective, so this is not an effective counterpoint. in fact, that is what i'd argue the other moral theories are for. they provide maxims that will in general lead to the effect of utilitarianism or, as im arguing, when done right they do . second: 'utility ignores justice' this is only true up to the point that justice does not effect happiness. if you are saying utilitarianism can't be correct because people wouldn't want to live in an unjust world and that would make them unhappy, you have missed the point of utilitarianism, because if people in general aren't as happy as they could be, that isn't utilitarianism. you could also use this counterargument for: 'you could argue for slavery or thanos killing half the planet or any number of situations if you accept utilitarianism' going along with the above point, no you can't because those aren't examples of actual utilitarianism, they are examples of people not understanding the utilitarian counterarguments for this. in theory, if the society where everyone is happiest involved slavery, then yes, slavery would be ok, but based on what we know about slavery and its effects, this isn't worth considering, and a bad counter to utilitarianism. same with thanos. if you have all the stones, and the best plan you can come up with is killing half of everyone, that's not a criticism of utilitarianism, that's a criticism of one person having enough power to enact their extremely short sighted plan. so there you have it. i think the entire goal of having moral discussions on a large scale is basically to achieve utilitarianism. also most counterarguments against utilitarianism seem to appeal to utilitarianism. therefore, a moral theory's 'correctness' depends on how much like utilitarianism it is. cmv.</text:p>
          </table:table-cell>
          <table:table-cell office:value-type="string" calcext:value-type="string">
            <text:p>utilitarianism is a form of utilitarianism. utilitarianism is not a philosophy, it's a set of rules that can be applied to all situations. the problem with utilitarianism isn't that it's impossible to quantify utility, the problem is that it doesn't make sense to do so. if you look at the definition of utility, utilitarianism makes no sense at all. it's not that utilitarianism doesn't exist, it just doesn't apply to every situation.</text:p>
          </table:table-cell>
          <table:table-cell table:number-columns-repeated="1021"/>
        </table:table-row>
        <table:table-row table:style-name="ro3">
          <table:table-cell table:number-columns-repeated="2"/>
          <table:table-cell office:value-type="string" calcext:value-type="string">
            <text:p>utilitarianism is a set of principles that can be applied to any action. it can be used to justify all actions, but it can also be used as a framework for how to deal with situations where it is impossible to quantify utility. it's not hard to argue that utilitarianism is wrong because it is not an objective system, but that doesn't mean that it can't be useful. the problem with utilitarianism isn't that it is subjective, it's that it</text:p>
          </table:table-cell>
          <table:table-cell table:number-columns-repeated="1021"/>
        </table:table-row>
        <table:table-row table:style-name="ro9">
          <table:table-cell table:number-columns-repeated="2"/>
          <table:table-cell office:value-type="string" calcext:value-type="string">
            <text:p>i don't think it's possible to quantify utility, because utility is subjective. it's not possible for us to quantify happiness, because we have no way of knowing what is best for a given person. the only way we can quantify utility is if we are able to quantify how much happiness a person is able to have, which is not the case with utilitarianism.</text:p>
          </table:table-cell>
          <table:table-cell table:number-columns-repeated="1021"/>
        </table:table-row>
        <table:table-row table:style-name="ro3">
          <table:table-cell table:number-columns-repeated="2"/>
          <table:table-cell office:value-type="string" calcext:value-type="string">
            <text:p>the problem with utilitarianism is that it is not based on the ability to achieve overall happiness. it is based on utilitarianism as a set of rules that must be followed to achieve happiness. if you want to improve overall human happiness, you have to make sure that people are happy in the first place. if they are not happy, then you can't have a society where everyone is happy. the only way to achieve that is to create a society that is happy for everyone</text:p>
          </table:table-cell>
          <table:table-cell table:number-columns-repeated="1021"/>
        </table:table-row>
        <table:table-row table:style-name="ro27">
          <table:table-cell office:value-type="string" calcext:value-type="string">
            <text:p>t3_c1qkz3</text:p>
          </table:table-cell>
          <table:table-cell office:value-type="string" calcext:value-type="string">
            <text:p><text:s/>Fiction is better than reality. : your youth degrades with every passing second and you can never get it back the moment you were born, you have a ticking clock that no one, not even you, can observe, that knows exactly when you will die you, and everyone else, has limitations that logic, physics and the very nature of reality refuses to let you surpass there are millions of people who hope to become a singer, dancer, athlete, actor or even something less glamorous but equally fulfilling like a successful business owner, a published author, a news anchor, etc reality has boundaries, laws, restrictions and limitations that, no matter what advancements are made, are impossible to surpass this leads to an acceptance of insatiability, disappointment and unfulfilled desires failing to be a ballet dancer because of a car accident that paralyzed you from the neck down no regenerative powers you can just inhabit or enact no android body you can transfer yourself into no it's gone never being able to fly through the sky at sunrise with the birds never being able to bring your loved one back to life who was wrongfully killed even when they're inches away from you no phoenix downs there reality, once all avenues are explored and thought about or even known about, is often disappointing but what if you could have programs like the ones in overlord or an even better version that would make you the authority of your own reality, one that harmed no one and created whatever you wanted, whether it was no limitations of simply an adjustment of those limitations virtual reality programs that could flawlessly recreate fiction to overlap and overtake reality unfortunately, not only would such technology be possible but, even if something like that were to be developed for usage, the public would never be able to experience it reality limits us from having superpowers to bringing back loved ones to going on a dungeon raid will all be impossible dreams that will be there as ephemeral pleasantries in fiction that reality will never allow for us to actually experience and as every year passes, we have to come to accept that a lot of what we want will never be you won't have the lover you dreamed of or that perfect job fiction and its worlds are better than reality in terms of satisfaction, freedom, creativity and indulgence no amount of alcohol and drugs can overcome a limitless amount of worlds we will forever be locked out of not trying to be a downer, i swear! change my view give me one or more reasons why i should prefer or appreciate the fact that i live in reality instead of the realm of fiction</text:p>
          </table:table-cell>
          <table:table-cell office:value-type="string" calcext:value-type="string">
            <text:p>the problem with this is that it would allow for the creation of a virtual reality version of reality that would be indistinguishable from reality. you could create your own reality, but it would be a simulation of reality, and it wouldn't be real. it would just be a simulated version of the world.</text:p>
          </table:table-cell>
          <table:table-cell table:number-columns-repeated="1021"/>
        </table:table-row>
        <table:table-row table:style-name="ro5">
          <table:table-cell table:number-columns-repeated="2"/>
          <table:table-cell office:value-type="string" calcext:value-type="string">
            <text:p>i'm not sure what you're talking about, but i'll give it a shot. if you look at it this way, you're looking at it from the perspective of someone who has lived a long, happy, fulfilling life. you may not be able to achieve all of your dreams, but that doesn't mean you're not capable of living a happy and fulfilling life, even if you don't achieve them. i'm not saying that there's anything wrong with that</text:p>
          </table:table-cell>
          <table:table-cell table:number-columns-repeated="1021"/>
        </table:table-row>
        <table:table-row table:style-name="ro5">
          <table:table-cell table:number-columns-repeated="2"/>
          <table:table-cell office:value-type="string" calcext:value-type="string">
            <text:p>i think you're missing a lot of the benefits of living in the realm of reality. first of all, you get to live in a world where you can do whatever you want as long as you don't harm anyone else. second, you can create anything you want in a virtual world. you can be a successful business owner, a published author, a news anchor, a journalist, an astronaut, a doctor, a lawyer, a soldier, etc. all of these</text:p>
          </table:table-cell>
          <table:table-cell table:number-columns-repeated="1021"/>
        </table:table-row>
        <table:table-row table:style-name="ro12">
          <table:table-cell table:number-columns-repeated="2"/>
          <table:table-cell office:value-type="string" calcext:value-type="string">
            <text:p>fiction has limits, laws, restrictions and limitations that, no matter what advancements are made, are impossible to surpass this leads to an acceptance of insatiability, disappointment and unfulfilled desires failing to be a ballet dancer because of a car accident that paralyzed you from the neck down no regenerative powers you can just inhabit or enact no android body you can fly through the sky at sunrise with the birds no phoenix down there reality, once all avenues are explored and thought about or even known about, is often disappointing.</text:p>
          </table:table-cell>
          <table:table-cell table:number-columns-repeated="1021"/>
        </table:table-row>
        <table:table-row table:style-name="ro14">
          <table:table-cell office:value-type="string" calcext:value-type="string">
            <text:p>t3_bqqbbm</text:p>
          </table:table-cell>
          <table:table-cell office:value-type="string" calcext:value-type="string">
            <text:p><text:s/>Valve is shooting itself in the foot by targeting enthusiasts with the Index VR headset, instead of targeting the mainstream market like Oculus is with the Quest : the index will capture the attention of a very small subset of people, given its prohibitively high cost both of the hardware itself and of the pc needed to run it well. on the other hand, the oculus quest is highly affordable as an all in one vr console at 399 usd. we know the quest will outsell the index, but won't that be giving oculus a massive advantage in the long run business wise? there will be more people on the oculus platform, and buying their games on the oculus store the above people have good incentives to remain there because of cross buy implications due to the bigger market, more developers will want to develop games for the quest than the index since that's where the is in the long run, eye tracked foveated rendering may lead to mobile headset graphics converging with pc headsets anyways so the enthusiast market may also be enticed by oculus. in the short run, oculus has all the above advantages while preparing for this future. what am i missing? i guess valve can release their own all in one mobile headset in a year or two to compete?</text:p>
          </table:table-cell>
          <table:table-cell office:value-type="string" calcext:value-type="string">
            <text:p>i'm not sure what you're talking about, but i'd like to try to change your view. i think it's fair to say that the oculus quest is a much more niche product than the index, and i think that it's more likely that the quest will be the first vr title to capture a large portion of the vr market. that's not to say the quest won't be a success, but it's not necessarily going to</text:p>
          </table:table-cell>
          <table:table-cell table:number-columns-repeated="1021"/>
        </table:table-row>
        <table:table-row table:style-name="ro3">
          <table:table-cell table:number-columns-repeated="2"/>
          <table:table-cell office:value-type="string" calcext:value-type="string">
            <text:p>i don't think the index will capture the attention of a very small subset of people, given its prohibitively high cost both of the hardware itself and of the pc needed to run it well. it's not like oculus has a massive advantage in the long run business wise. there are a lot of games out there that are designed for the index, and they are all free to play on the index. there is no reason to believe that they won't continue to</text:p>
          </table:table-cell>
          <table:table-cell table:number-columns-repeated="1021"/>
        </table:table-row>
        <table:table-row table:style-name="ro5">
          <table:table-cell table:number-columns-repeated="2"/>
          <table:table-cell office:value-type="string" calcext:value-type="string">
            <text:p>i think the oculus quest will outsell the index in the long run, but that doesn't mean it's going to outsell oculus in the short run. i don't think it's possible to predict the future with any certainty, and i think there's a lot of room for oculus to have a huge advantage over the index, but i think that's not necessarily going to be the case. it's hard to say for sure, but there's no</text:p>
          </table:table-cell>
          <table:table-cell table:number-columns-repeated="1021"/>
        </table:table-row>
        <table:table-row table:style-name="ro5">
          <table:table-cell table:number-columns-repeated="2"/>
          <table:table-cell office:value-type="string" calcext:value-type="string">
            <text:p>i'm not sure if i agree with you, but i don't think oculus is going to be able to compete with the quest in the long run. the oculus quest is a lot more expensive than the quest, but that's not necessarily a bad thing. it's not like it's going to appeal to a lot of people in the short term, but if you look at it from a long term perspective, oculus has a much better chance of making money</text:p>
          </table:table-cell>
          <table:table-cell table:number-columns-repeated="1021"/>
        </table:table-row>
        <table:table-row table:style-name="ro28">
          <table:table-cell office:value-type="string" calcext:value-type="string">
            <text:p>t3_a6tarh</text:p>
          </table:table-cell>
          <table:table-cell office:value-type="string" calcext:value-type="string">
            <text:p><text:s/>Aside from water quality concerns in some locales, the best faucet design is the single-handle type that you rotate for temperature. : multiple time commenter, first time poster, trying this out with a topic i hope is a little interesting. i've been thinking about this a lot since moving into a different apartment. it really bothers me that a lot of the faucets nowadays are of the two handle type, where you have to twist pull each one to get a water temperature between perfectly hot and perfectly cold. you have to pull and push each handle, and just when you get the temperature right, the pressure might be wrong for what you're doing, and you either can't wash dishes your hands whatever effectively or water sprays everywhere. i miss the faucets of the type that some kitchen sinks still use, where there is a single knob you pull out push in to change the water pressure and twist to change the temperature. you can turn it on and immediately have it trying to dispense the water temperature you want; and you can adjust the water temperature with one hand without changing the pressure, which is good for again washing dishes. worse yet is what our tubs in our new place have, which is a weird onion like twist for pressure and twist for temperature. you have to really turn it to get any water going, and you have to twist the back thing to change the pressure, which seems kind of dangerous since the temperature adjustment is a fairly flimsy plastic disk with, like, cog teeth. the damn thing flexes if you try to twist it from the wrong angle, and the plastic edges on the back are downright sharp if you've been soaking in the tub. seems very dangerous. but i digress. also, i'm aware that it's a legal requirement in some places like the uk that the hot and cold water taps be separated, because of regulations covering cold water being different from those regulating hot water. this is why i included that caveat in the title.</text:p>
          </table:table-cell>
          <table:table-cell office:value-type="string" calcext:value-type="string">
            <text:p>i don't think that faucets are any better than they used to be, but i do think that they are more efficient than they were in the past. the faucet was designed to be able to adjust the water temperature by pulling on the handle and twisting the handle at the same time, which is much easier than twisting and pulling at the handle. if you twist the handle you can adjust the pressure and adjust the temperature, but you can't change the pressure</text:p>
          </table:table-cell>
          <table:table-cell table:number-columns-repeated="1021"/>
        </table:table-row>
        <table:table-row table:style-name="ro13">
          <table:table-cell table:number-columns-repeated="2"/>
          <table:table-cell office:value-type="string" calcext:value-type="string">
            <text:p>faucets are not dangerous because they are designed to be easy to use and easy to clean. they are not meant to be dangerous because you can use them to wash your hands, they are meant to clean your hands with soap and water.</text:p>
          </table:table-cell>
          <table:table-cell table:number-columns-repeated="1021"/>
        </table:table-row>
        <table:table-row table:style-name="ro29">
          <table:table-cell table:number-columns-repeated="2"/>
          <table:table-cell office:value-type="string" calcext:value-type="string">
            <text:p>faucets are great for cleaning dishes. they don't need to twist to get hot or cold water, they just need to be cleaned.</text:p>
          </table:table-cell>
          <table:table-cell table:number-columns-repeated="1021"/>
        </table:table-row>
        <table:table-row table:style-name="ro3">
          <table:table-cell table:number-columns-repeated="2"/>
          <table:table-cell office:value-type="string" calcext:value-type="string">
            <text:p>i'm not sure if i've seen this before, but i think you're missing out on a major benefit of modern plumbing. it's much easier to change the temperature of the water than it used to be. water pressure is regulated by the faucet itself, not by the water temperature. you can turn it on and off with your hand, and you can adjust the temperature without twisting the handle. this means that you don't have to twist the handle to get</text:p>
          </table:table-cell>
          <table:table-cell table:number-columns-repeated="1021"/>
        </table:table-row>
        <table:table-row table:style-name="ro30">
          <table:table-cell office:value-type="string" calcext:value-type="string">
            <text:p>t3_an2rsr</text:p>
          </table:table-cell>
          <table:table-cell office:value-type="string" calcext:value-type="string">
            <text:p><text:s/>The Result of the McDonald's Coffee Case Was, Indeed, Ridiculous : hey cmv. since i'm in this debate again, i'd love to put it to expert view changers, because i've never found myself sufficiently challenged. it's become very in vogue to talk about the mcdonald's coffee case not as an example of a frivolous lawsuit, but as an example of corporate spin making a poor, injured woman into a laughing stock in order to save their image and push for tort reform. this came about partly due to the documentary, 'hot coffee. ' case most of the claim seems to be, 'people didn't really know how truly awful her injuries were. ' and they were. it's also pointed out that liebeck originally only wanted the 20,000 dollars for her medical bills. which is true, she did ask for that, and maybe mcdonald's should have just swept the thing under the rug and been done with it. but none of this means the outcome of the case wasn't overly punitive. that her injuries were horrifying doesn't mean mcdonald's was to blame. mcdonald's manual said to keep and serve brewed coffee from 180 190 degrees. see: hot coffee link . there is some discrepancy on what temperature to serve coffee but some put it within about this range: most put it somewhere in the 150 175 degree range. the wikipedia page for the case says that mcdonald's hasn't much lowered its serving temperature, and starbucks serves coffee at temperatures about that hot though, notably, nowhere did i find the '190 degree maximum' suggested in mcdonald's manual suggested . v. mcdonald 27s restaurants coffee temperature water at 156 degrees can cause 3rd degree burns in 1 secon . at 140 degrees, it takes 5 seconds, according to this: i found similar numbers elsewher . it was pretty surprising to me, but i saw such claims again and agai . interesting to note, though, the 'hot coffee' link says it would take 3 7 seconds for water at 180 190 degree . not sure where those numbers come fro . at first these numbers seem to weaken their case that gives people al ot of time to get away from the burn , but i actually think it was done to strengthen it, because the point they are trying to make is 'colder temperatures wouldn't have burned as quickly,' and the more time they allow her to get out of her sweatpants she was an 80 year old woman, in a car the bette . however, the links and research seem to contradict the 3 7 second . apparently scalding occurs in 1 second at 156 degrees you might say 'that's direct skin contact, she was in sweatpants,' to which i say, wearing sweatpants, at the moment, about to exercise, it's gonna soak through to get to the ski hot coffee also makes note that in the 10 years prior to the case, 700 people complained to mcdonald's about their coffee temperature, and so, should have know . currently they serve 1 billion cups of coffee a year . let's lower that rate drastically and say that in the 10 years from '82 '92, they served 2 billion cups of coffe . 700 in 2 billion is statistically nothing . that's 1,999,999,300 one billion nine hundred ninety nine million nine hundred ninety nine thousand three hundred people who did not complain about or suffer burns by the company's coffe . let's say it was only 1 billion cups in ten year . or 500 millio . or 1 millio . 700 people is a statistic insignificanc now, i'm not saying mcdonald's is totally off the hoo . their cups very well might not have been as sturdy as they ought have bee . and their temperatures were at the high en . however mostly it seems like these burns were bound to happen once this women spilled, unless we mandate that companies sell coffee at temperatures low enough for 80 year old women to have the time to get out of their sweatpants should they spill on their laps before third degree burns occur, and frankly, if those stats about scalding are correct, i don't think anyone really wants coffee served that col</text:p>
          </table:table-cell>
          <table:table-cell office:value-type="string" calcext:value-type="string">
            <text:p>i don't think it's more effective as a public relations argument than a private industry one. the fact that she didn't want to go through the motions of suing mcdonald's doesn't make it any less effective, it just means that it's not as effective as it could have been.</text:p>
          </table:table-cell>
          <table:table-cell table:number-columns-repeated="1021"/>
        </table:table-row>
        <table:table-row table:style-name="ro5">
          <table:table-cell table:number-columns-repeated="2"/>
          <table:table-cell office:value-type="string" calcext:value-type="string">
            <text:p>i think it's important to remember that this case isn't about mcdonald's coffee. it's about the fact that she was in a car. she was driving drunk. she didn't know how truly awful her injuries were. she knew that the coffee was hot. she had no idea how hot it was until she was walking into a restaurant. she should have known that she would be able to get away with it. if she had known that it was hot, she</text:p>
          </table:table-cell>
          <table:table-cell table:number-columns-repeated="1021"/>
        </table:table-row>
        <table:table-row table:style-name="ro3">
          <table:table-cell table:number-columns-repeated="2"/>
          <table:table-cell office:value-type="string" calcext:value-type="string">
            <text:p>i think the mcdonald's coffee case is a great example of corporate spin, but i don't think it should be taken as an example of tort reform. mcdonald s is a corporation, and they have a right to do whatever they want to with their money. that doesn't mean they can't be held accountable for their actions. if they did something wrong, they should be held responsible for it, but if they didn't do anything wrong, then they shouldn't</text:p>
          </table:table-cell>
          <table:table-cell table:number-columns-repeated="1021"/>
        </table:table-row>
        <table:table-row table:style-name="ro7">
          <table:table-cell table:number-columns-repeated="2"/>
          <table:table-cell office:value-type="string" calcext:value-type="string">
            <text:p>coffee at that temperature is bad for you. it's bad for your health, and bad for other people's health. if you're going to drink coffee, you need to drink it in a controlled environment, not in a public place.</text:p>
          </table:table-cell>
          <table:table-cell table:number-columns-repeated="1021"/>
        </table:table-row>
        <table:table-row table:style-name="ro22">
          <table:table-cell office:value-type="string" calcext:value-type="string">
            <text:p>t3_ahpd14</text:p>
          </table:table-cell>
          <table:table-cell office:value-type="string" calcext:value-type="string">
            <text:p><text:s/>Democrats Trading DACA for Building the Wall Would Be Another Awful Mistake By the Democrats : daca for the wall funding is beginning to reappear in the media as a potential way for this government shutdown to end. i think that this would be an awful political mistake by the democrats if they were to accept this offer. they should not budge on funding for trump's wall as they have all of the leverage in this fight. the following issues listed below are why i think the democrats would be stupid to support wall funding. 1. democrats currently hold all of the political leverage in this fight. if trump gets the wall funding, his primary campaign promise will be fulfilled. if trump is not able to build the wall, he will lose the support of some right wing talk show hosts which will likely erode some of the support he gets from his base. no wall funding makes trump's reelection campaign much more of an uphill battle. 2. this type of solution would ultimately provide trump what he wants based on him shutting down the government. i think that this is a problem and a negative for this potential idea. 3. daca is just one issue that will be discussed in future immigration negotiations and probably solved in those negotiations . immigration will likely be addressed in one massive piece of legislation like we saw under reagan in the 80's as this gives both parties different pieces of policy to trade back and forth in negotiations. for the democrats, there is daca and 'asylum' or a pathway to lpr for the 30? million illegal immigrants currently in the country, along with overhauling the system to make the immigration process more efficient shorter wait times and more robust more legal immigrants accepted into the us to begin the process of becoming a citizen every year . for the gop there is primarily border security, reducing the amount of immigrants chosen through a lottery system and increasing the number chosen by a merit based system, e verify, and more low skilled visas for agriculture and other workers. for the gop, the biggest issue by far is border security. therefore, if the democrats provided additional border security funding whether the 25 billion discussed in the previous deal or the 5. 7 billion in this potential deal , they would weaken their negotiating hand in future deals considerably obviously it wouldn't be weakened as much if they gave up 5 billion instead of 25 . if they did this, they would also take away grassroots pressure on the gop from gop constituents to get a future robust immigration deal containing robust border security. therefore, the likely hood of comprehensive immigration reform and reform that contains the democrats biggest ask, a pathway to lpr for all of the illegal immigrants that have not committed major crimes currently in the us would be almost impossible to achieve. because of this, i think that daca for border security funding is negative in relation to future negotiation of immigration bills. ultimately, it comes down to how much a person values an immediate daca fix vs how much they are aware of and care about the context of future immigration negotiations. i think it would be a major political and policy error by the democrats should they accept this trade. in politics, usually their are two choices, bad and worse, this immigration fight is a prime example of that fact for immigration reform advocates.</text:p>
          </table:table-cell>
          <table:table-cell office:value-type="string" calcext:value-type="string">
            <text:p>i think the biggest issue is that trump is using this as a political tool to divide and conquer the democratic party. the democrats are not going to budge on funding for the wall because they have all of the leverage in this fight. they are going to do so because trump is trying to use this tactic to divide the party and make it look like they are giving in to his demands, which is exactly what he is doing.</text:p>
          </table:table-cell>
          <table:table-cell table:number-columns-repeated="1021"/>
        </table:table-row>
        <table:table-row table:style-name="ro9">
          <table:table-cell table:number-columns-repeated="2"/>
          <table:table-cell office:value-type="string" calcext:value-type="string">
            <text:p>the democrats have the leverage in this because they are the ones in charge of the gop. they have the power to pass immigration reform, but they aren't going to do it unless they get the wall funding. the democrats don't have the political leverage because they can't do it without the support of the republican party, and they don't want to do that.</text:p>
          </table:table-cell>
          <table:table-cell table:number-columns-repeated="1021"/>
        </table:table-row>
        <table:table-row table:style-name="ro5">
          <table:table-cell table:number-columns-repeated="2"/>
          <table:table-cell office:value-type="string" calcext:value-type="string">
            <text:p>i'm not sure what you're looking for, but i think you're missing a few things. first of all, the wall isn't going to be built. it's not going to happen. second, i don't think the democrats are going to budge on funding for the wall because they don't want to give in to trump's demands. third, even if they did budge, there's no guarantee that they'd be able to stop him from building</text:p>
          </table:table-cell>
          <table:table-cell table:number-columns-repeated="1021"/>
        </table:table-row>
        <table:table-row table:style-name="ro4">
          <table:table-cell table:number-columns-repeated="2"/>
          <table:table-cell office:value-type="string" calcext:value-type="string">
            <text:p>i'm not sure what you mean by 'all of the political leverage.'the democrats have a lot of political leverage right now, but they don't have any leverage over the gop. they have no leverage over trump, and they aren't going to budge until they have more leverage over him.</text:p>
          </table:table-cell>
          <table:table-cell table:number-columns-repeated="1021"/>
        </table:table-row>
        <table:table-row table:style-name="ro10">
          <table:table-cell office:value-type="string" calcext:value-type="string">
            <text:p>t3_cuwt39</text:p>
          </table:table-cell>
          <table:table-cell office:value-type="string" calcext:value-type="string">
            <text:p><text:s/>College professors with PHDs don’t deserve to be called doctors. They are teachers. : getting a phd in philosophy gives me no right to have to call you doctor. a doctor is someone who has went to college, med school, residency, and cares for patients in healthcare. doctors bust their ass to get the name that they have. getting a phd in something useless like philosophy, art, etc just isn t the same and doesn t deserve the recognition. doctors went through basically insanity to get their medical license, and wanting to get the same recognition from them shows insecurity, and selfishness. doctors are out there saving lives while you teach about plato s cave. it just doesn t compare. professors don t deserve the prestige of being called a doctor; doctors who practice do in the medical field. my communication professor does not need to be called a doctor like he prefers. he s a glorified social studies teacher. you are being called mr. , ms. , or mrs. not doctor. don t act like you are a doctor either. you just have a doctorate, which is not the same as being an actual doctor. most professors are shit are their jobs teaching too.</text:p>
          </table:table-cell>
          <table:table-cell office:value-type="string" calcext:value-type="string">
            <text:p>a doctor is someone who has went to college, med school, residency, and cares for patients in healthcare. a phd in philosophy doesn't make you a doctor, but it does make you an expert in a field that you are passionate about.</text:p>
          </table:table-cell>
          <table:table-cell table:number-columns-repeated="1021"/>
        </table:table-row>
        <table:table-row table:style-name="ro5">
          <table:table-cell table:number-columns-repeated="2"/>
          <table:table-cell office:value-type="string" calcext:value-type="string">
            <text:p>i don't think you have a right to call someone a doctor, but i do think you should be able to call them a doctor. a doctor is someone who has a medical degree. that doesn't make them any less of a doctor than a philosophy professor. it just means that they have a doctorate in something other than medicine. it doesn't mean that they aren't a doctor because they don't have a phd in philosophy.</text:p>
          </table:table-cell>
          <table:table-cell table:number-columns-repeated="1021"/>
        </table:table-row>
        <table:table-row table:style-name="ro9">
          <table:table-cell table:number-columns-repeated="2"/>
          <table:table-cell office:value-type="string" calcext:value-type="string">
            <text:p>i think it's important to distinguish between a doctor and a professor. a doctor is someone who has gone to college, med school, residency, and cares for patients in healthcare. a professor is a person who teaches philosophy at a university, has a phd in philosophy, and is a professor in philosophy. it's not the same as being a doctor.</text:p>
          </table:table-cell>
          <table:table-cell table:number-columns-repeated="1021"/>
        </table:table-row>
        <table:table-row table:style-name="ro3">
          <table:table-cell table:number-columns-repeated="2"/>
          <table:table-cell office:value-type="string" calcext:value-type="string">
            <text:p>i don't think it's fair to say that philosophy and teaching are useless things to do. it's not that they're useless, it's that they don't have the same prestige of being a doctor. a doctor is a person who has gone to college, med school, residency, and cares for patients in healthcare. a phd is someone who has studied philosophy, and taught philosophy in a school. they have a lot of experience in that field, and they have</text:p>
          </table:table-cell>
          <table:table-cell table:number-columns-repeated="1021"/>
        </table:table-row>
        <table:table-row table:style-name="ro15">
          <table:table-cell office:value-type="string" calcext:value-type="string">
            <text:p>t3_axadhp</text:p>
          </table:table-cell>
          <table:table-cell office:value-type="string" calcext:value-type="string">
            <text:p><text:s/>Andrew Yang’s opinion on the “Freedom Dividend”/UBI and Inflation : i would like to preface that this is not a policy i ve typically supported, and it is also not one i completely believe. andrew yang is campaigning on a 1,000 per month universal basic income. the most common critique of this is that such a policy would drive up inflation. in fact, this seems like common sense: increasing the money supply at all has led to inflation several times in history. this idea, too, was my reaction as well. andrew yang addresses this in an article reported by freakonomics which, i must add, is something you should read fully. it s a quite fascinating perspective, even if you are to disagree . gt; dubner: one easy argument against a u. b. i. is that if you give everyone a dividend like you re proposing, 1,000 a month per person, all that new money in the economy will cause the kind of inflation that will render that 1,000 much less powerful. what s your argument against that? gt; yang: yeah, so i looked into the causes of inflation that are making americans miserable right now, and they are not in consumer goods like media or clothing or electronics. gt; dubner: those are all still getting much cheaper. gt; yang: yeah, and a lot of that is being made more efficient by technology and supply chains and everything else. the three things that are making americans miserable in terms of inflation are housing, education, and health care. and each of those is being driven by something other than purchasing power. housing is being driven by the fact in some markets people feel like they need to live in let s say new york or seattle or san francisco to be able to access certain opportunities and then there s not much flexibility in terms of their ability to commute like a long distance. education, it s because college has very sadly gotten two and a half times more expensive even though it has not gotten two and a half times better. and then the third is health care, which is dysfunctional because of a broken set of incentives and the fact that individuals aren t really paying in a marketplace. so if you put 1,000 into the hands of americans, it s actually going to help them manage those expenses much better. but it s not going to cause prices to skyrocket, because you can t have every vendor colluding with every other vendor to raise prices. and there s still going to be price sensitivity among every consumer and competition between firms. his ideas and rhetoric do make sense. what are the main arguments that possibly disprove it?</text:p>
          </table:table-cell>
          <table:table-cell office:value-type="string" calcext:value-type="string">
            <text:p>the problem with a 1,000 basic income is that it would be very difficult to disincentivize people from working. it would almost certainly lead to a decrease in the labor force, which would lead to an increase in unemployment. the problem with this is that people would be forced to work longer hours to make ends meet.</text:p>
          </table:table-cell>
          <table:table-cell table:number-columns-repeated="1021"/>
        </table:table-row>
        <table:table-row table:style-name="ro4">
          <table:table-cell table:number-columns-repeated="2"/>
          <table:table-cell office:value-type="string" calcext:value-type="string">
            <text:p>i think the problem with universal basic income is that it would lead to an increase in inflation, which would be bad for the economy as a whole. it would result in higher inflation in the form of higher prices for goods and services, and lower wages for those who can't afford them.</text:p>
          </table:table-cell>
          <table:table-cell table:number-columns-repeated="1021"/>
        </table:table-row>
        <table:table-row table:style-name="ro3">
          <table:table-cell table:number-columns-repeated="2"/>
          <table:table-cell office:value-type="string" calcext:value-type="string">
            <text:p>i think the biggest problem with a universal basic income is that it would be a massive tax increase on the poor. it would make it much harder for the poor to buy goods and services, and it would cause a lot of people to lose their jobs, which would be bad for the economy as a whole. if you increase the money supply, you will have to raise taxes to pay for it, which means that the poor will have less money to spend on other things.</text:p>
          </table:table-cell>
          <table:table-cell table:number-columns-repeated="1021"/>
        </table:table-row>
        <table:table-row table:style-name="ro13">
          <table:table-cell table:number-columns-repeated="2"/>
          <table:table-cell office:value-type="string" calcext:value-type="string">
            <text:p>the problem with a ubi is that it would lead to a massive increase in the price of goods and services, which would result in a huge increase in inflation. the ubi would be good for the economy, but it would be bad for the poor and middle class.</text:p>
          </table:table-cell>
          <table:table-cell table:number-columns-repeated="1021"/>
        </table:table-row>
        <table:table-row table:style-name="ro31">
          <table:table-cell office:value-type="string" calcext:value-type="string">
            <text:p>t3_bybj8m</text:p>
          </table:table-cell>
          <table:table-cell office:value-type="string" calcext:value-type="string">
            <text:p><text:s/>World Peace can only be achieved if every country has access to nuclear weapons. : 'big stick diplomacy' where some countries extort what they want out of other countries because of their inability to meaningfully fight back is an unsustainable dynamic. sustainable diplomacy is only possible between two equally armed parties. every real world example of a better armed group conducting so called diplomacy with a worse armed group has been 100 exploitative. native americans, aboriginals, palestinians, yemenis et. al. when the weaker groups are exploited they eventually reach a point where they have no choice but to fight back ineffectually, thereby justifying their destruction by the better armed groups because they have 'resorted to violence'. an analogy in the social world would be the school bully who harasses you everyday, which falls within what is considered 'normal' social behavior and doesnt technically break any rules, but when you punch him in the face you get jail or detention or whatever. you were supposed to respect the status quo that he is stronger than you, and will always be stronger than you, and just take the harassment. that isnt sustainable on an individual scale, and it isnt sustainable on a geopolitical scale. something has to give, and exploitation leads inevitably to war. we will never be free of war while some countries are not allowed to arm themselves equally. obviously nuclear weapons are abhorrent, and if i could, i would erase them all from existence. sadly that is not possible, and the knowledge of their existence can never be erased from human memory even if they were all destroyed. we have to accept that the weapon exists and allow all our equal partners access to it, or else they are not partners but our slaves, and slaves will always always always revolt.</text:p>
          </table:table-cell>
          <table:table-cell office:value-type="string" calcext:value-type="string">
            <text:p>i don't think you understand the nature of diplomacy. diplomacy is not a negotiation, it is a negotiation between two equally armed parties. the only difference is that the two sides are negotiating with each other. the idea of diplomacy is to work together to achieve a common goal, not to work against each other in order to get what you want. it is not about getting what the other side wants, it's about trying to find a way to make the other person</text:p>
          </table:table-cell>
          <table:table-cell table:number-columns-repeated="1021"/>
        </table:table-row>
        <table:table-row table:style-name="ro13">
          <table:table-cell table:number-columns-repeated="2"/>
          <table:table-cell office:value-type="string" calcext:value-type="string">
            <text:p>i think you're looking at this the wrong way. peace is impossible, and peace should remain impossible. there's no reason to believe it's impossible. it's not that we can't achieve peace, it's that there is no way to achieve it without the use of nuclear weapons.</text:p>
          </table:table-cell>
          <table:table-cell table:number-columns-repeated="1021"/>
        </table:table-row>
        <table:table-row table:style-name="ro3">
          <table:table-cell table:number-columns-repeated="2"/>
          <table:table-cell office:value-type="string" calcext:value-type="string">
            <text:p>i think you're missing the point of diplomacy. diplomacy is not mutually exclusive from war. the goal of diplomacy is to make sure that both parties respect each other's sovereignty. if one side does not respect the sovereignty of the other side, then there is no reason for them to cooperate with each other. if both sides do not respect each others' sovereignty, then no one will ever be able to make peace.</text:p>
          </table:table-cell>
          <table:table-cell table:number-columns-repeated="1021"/>
        </table:table-row>
        <table:table-row table:style-name="ro5">
          <table:table-cell table:number-columns-repeated="2"/>
          <table:table-cell office:value-type="string" calcext:value-type="string">
            <text:p>the problem is that we don't really know what's sustainable on an individual scale, especially in a geopolitical context. we have no way of knowing what's going to happen in the long run, so it's hard to say what's'sustainable' or 'not sustainable.'if you look at the world as a whole, it's pretty clear that there's a lot of power imbalance in the world right now. the us, china, and russia are</text:p>
          </table:table-cell>
          <table:table-cell table:number-columns-repeated="1021"/>
        </table:table-row>
        <table:table-row table:style-name="ro11">
          <table:table-cell office:value-type="string" calcext:value-type="string">
            <text:p>t3_cs35a4</text:p>
          </table:table-cell>
          <table:table-cell office:value-type="string" calcext:value-type="string">
            <text:p><text:s/>Anyone who focuses on “race” is axiomatically a racist. : just as a marxist, capitalist, sexist, feminist, nationalist, etc. aligns their ist view along a narrow and discriminated literal discrimination not the neo definition thereof axis, so too do the race focused, the racists. when one uses terms like black and white unironically or without so called scare quotes, it betrays their racism. it buys in fully and unapologetically to the notion of racializing individuals that melanin is an worthy and crucial point of focus. it signals that they ve left language examined and that they ve allowed their worldview to be shaped by received wisdom and lazy shorthands. as a few examples: no one s skin is black or white or yellow or red. blacks in america are almost entirely of west african and rapist english dutch ancestry. they are not representative of africans as a whole. blacks in europe are mostly west african and north african. they are not representative of africans. asians number over 4 billion. there is no general character to a group that makes up over half of the world. their average character would essentially be the world s average character. redskins are not red. they are not native because they all have the same skin tone that s different from those who took over their lands 500 years ago. i could go on. continuing to lump people with one another by skin tone and general facial features is lazy and contributes directly to racialized thought i. e. , racism. dislike people based on their individual character or their ideas behaviors religion, culture, language, etc. if you must, but grouping people along lines of melanin, eye slant, and nose shape is ridiculous.</text:p>
          </table:table-cell>
          <table:table-cell office:value-type="string" calcext:value-type="string">
            <text:p>Asian people are not representative of the world, and using terms like “black and white” as a way to describe them is racist. “No one’s skin is black or white or yellow or red.”“Black and white,” in particular, is not a racist term. it's a term to describe a group of people who have been systematically discriminated against by the majority of people in the world. it doesn't mean that all black people are racist, it just means that they are discriminated against in a way that is disproportionate to</text:p>
          </table:table-cell>
          <table:table-cell table:number-columns-repeated="1021"/>
        </table:table-row>
        <table:table-row table:style-name="ro4">
          <table:table-cell table:number-columns-repeated="2"/>
          <table:table-cell office:value-type="string" calcext:value-type="string">
            <text:p>i think it's important to distinguish between 'racism' and 'racialism'. racism is the belief that people are different because of their skin color. it's not a belief that skin color is the sole determinant of a person's character, it's a belief in the superiority of certain races over others.</text:p>
          </table:table-cell>
          <table:table-cell table:number-columns-repeated="1021"/>
        </table:table-row>
        <table:table-row table:style-name="ro5">
          <table:table-cell table:number-columns-repeated="2"/>
          <table:table-cell office:value-type="string" calcext:value-type="string">
            <text:p>i think you're missing the point of the term 'racism' in the first place. it's not about race or skin color, it's about the concept of race. race is a social construct, not a skin color. skin color is not a physical characteristic of a person's race, but a social one. skin colour is a cultural construct. it doesn't matter if someone is black or white, as long as they have the same skin color as everyone else</text:p>
          </table:table-cell>
          <table:table-cell table:number-columns-repeated="1021"/>
        </table:table-row>
        <table:table-row table:style-name="ro4">
          <table:table-cell table:number-columns-repeated="2"/>
          <table:table-cell office:value-type="string" calcext:value-type="string">
            <text:p>marxism is not about race. it's about class, class is a social construct, not a racial one. it doesn't mean that marxists are racist, it just means that they are not racist. the only difference between marxism and racism is that it is not based on race, it is based on class.</text:p>
          </table:table-cell>
          <table:table-cell table:number-columns-repeated="1021"/>
        </table:table-row>
        <table:table-row table:style-name="ro32">
          <table:table-cell office:value-type="string" calcext:value-type="string">
            <text:p>t3_apgpsd</text:p>
          </table:table-cell>
          <table:table-cell office:value-type="string" calcext:value-type="string">
            <text:p><text:s/>Every person is capable of infidelity and monogamous relationships are coin flips, not tests of commitment : given the sheer magnitude of conceivable scenarios that are possible in our reality, there exists one for every single human alive that would result in them being unfaithful while in a monogamous relationship. the number of such scenarios may vary for each person, but for each person there is, at the very least, one such scenario. to refute this would be to suppose human infallibility, which i believe to be an even more outlandish claim. assuming that this is true, monogamous relationships are not tests of commitment, since both parties have already failed that test by simply being human. instead a monogamous relationship is a series of hopeful coin flips or dice rolls , where one hopes that the wrong combination of events does not take place. making it to the one of a relationship or ones life without ever being unfaithful is no more cause for pride than is correctly calling a coin flip.</text:p>
          </table:table-cell>
          <table:table-cell office:value-type="string" calcext:value-type="string">
            <text:p>i don't think there is a single possible scenario that would result in someone being unfaithful. there are many, many possible scenarios that might result in a person being in a monogamous relationship, but i don't believe there is one for every single human alive.</text:p>
          </table:table-cell>
          <table:table-cell table:number-columns-repeated="1021"/>
        </table:table-row>
        <table:table-row table:style-name="ro3">
          <table:table-cell table:number-columns-repeated="2"/>
          <table:table-cell office:value-type="string" calcext:value-type="string">
            <text:p>i agree that monogamy is not infallible, but that doesn't mean that it has no point. it can be a very powerful tool for many people. for example, it can give people a lot of stability and control over their own lives. it allows them to be self sufficient and secure in their own life. it also allows people to focus on the things that really matter in life, like family, friends, hobbies, etc. it gives people a sense of security</text:p>
          </table:table-cell>
          <table:table-cell table:number-columns-repeated="1021"/>
        </table:table-row>
        <table:table-row table:style-name="ro33">
          <table:table-cell table:number-columns-repeated="2"/>
          <table:table-cell office:value-type="string" calcext:value-type="string">
            <text:p>there is no such thing as a monogamous relationship. monogamous relationships are the result of an agreement between two people who have agreed to be together for a certain amount of time. if the other person breaks that agreement, then there is no way to change that agreement. if both parties break it, then the agreement is no longer an agreement, it is a betrayal of the agreement. in other words, if you break the agreement, you are no longer a part of the</text:p>
          </table:table-cell>
          <table:table-cell table:number-columns-repeated="1021"/>
        </table:table-row>
        <table:table-row table:style-name="ro4">
          <table:table-cell table:number-columns-repeated="2"/>
          <table:table-cell office:value-type="string" calcext:value-type="string">
            <text:p>i don't think you understand the concept of'scenario 1'. it's not that there is a one in a million chance of a relationship ending in divorce. it's that it's possible to have a long term relationship with someone who is not married, and still have a healthy relationship with them.</text:p>
          </table:table-cell>
          <table:table-cell table:number-columns-repeated="1021"/>
        </table:table-row>
        <table:table-row table:style-name="ro14">
          <table:table-cell office:value-type="string" calcext:value-type="string">
            <text:p>t3_c00rl9</text:p>
          </table:table-cell>
          <table:table-cell office:value-type="string" calcext:value-type="string">
            <text:p><text:s/>Zelda: The Wind Waker was a better open world game than Breath of the Wild : i just do not understand the hype behind botw. it was not a bad game by any means, but the story was very shallow, my of the open world is either empty, or filled with the same lame repetitive korok or shrine. all the weapons, despite looking different are basically the same variant of 3 weapons with different stats. there are no reasons to explore except for the aforementioned korok and shrine, no secrets meanwhile, in ww, the story is probably the best of the franchise. while the story is mostly linear, there are also many opportunity to explore the map freely, and take fragments at your own pace and path. every item you get has a purpose and feels unique, and you actually need to collect rupees. every tile of the map has a point of interest, and little repetitiveness. i believe botw got that much attention because it was the first open world experience of a new generation of gamers, as well as more casual gamers introduced by the switch. i can name many games with better open worlds: dark souls, dying light, fallout nv 3, subnautica, terraria 2d open world if you ask me , witcher 3, gta sa 5, pretty much any aaa mmorpg, etc</text:p>
          </table:table-cell>
          <table:table-cell office:value-type="string" calcext:value-type="string">
            <text:p>i don't think it's fair to say botw was the first open world experience of the new generation of gamers. i think a lot of the hype came from the fact that it was a game that was accessible to a wide variety of people. i don't know about you, but i've never played any of the other open world games i've played, and i've only played the game once or twice. it's hard to compare botw to other open worlds</text:p>
          </table:table-cell>
          <table:table-cell table:number-columns-repeated="1021"/>
        </table:table-row>
        <table:table-row table:style-name="ro4">
          <table:table-cell table:number-columns-repeated="2"/>
          <table:table-cell office:value-type="string" calcext:value-type="string">
            <text:p>i don't think it's fair to say that botw is the best game in the series, but i do think that it's the best open world game of all time. the open world is the only game i've ever played, and i've played a lot of games with open worlds, and botw was the best of all of them.</text:p>
          </table:table-cell>
          <table:table-cell table:number-columns-repeated="1021"/>
        </table:table-row>
        <table:table-row table:style-name="ro5">
          <table:table-cell table:number-columns-repeated="2"/>
          <table:table-cell office:value-type="string" calcext:value-type="string">
            <text:p>i don't think it's fair to say that botw is superior to walking wild because it is an open world. walking wild is a 2d open world game with a very linear story. it's not a 3d game, but it's still a very open world experience. in ww, you have the option to explore the map freely, and take fragments at your own pace and path. in botw, the map is very linear. there's only one</text:p>
          </table:table-cell>
          <table:table-cell table:number-columns-repeated="1021"/>
        </table:table-row>
        <table:table-row table:style-name="ro5">
          <table:table-cell table:number-columns-repeated="2"/>
          <table:table-cell office:value-type="string" calcext:value-type="string">
            <text:p>i don't think botw was a bad game, i think it was a terrible game for a lot of different reasons. the open world is not the best open world, but it was the first open world that was accessible to a wide variety of people. it was also the first game that was open to a large number of people, as well as the first to be able to play the entire game at once. it is also the only open world to have a story,</text:p>
          </table:table-cell>
          <table:table-cell table:number-columns-repeated="1021"/>
        </table:table-row>
        <table:table-row table:style-name="ro34">
          <table:table-cell office:value-type="string" calcext:value-type="string">
            <text:p>t3_b328uy</text:p>
          </table:table-cell>
          <table:table-cell office:value-type="string" calcext:value-type="string">
            <text:p>Global warming is inevitable and There is nothing we can do to fix the problem. : i look at all the problems of global warming and based on everything i have seen. we are basically screwed no matter what we do. amp; x200b; i mean imagine you are a truly noble political candidate and you have a true green platform of being honest of the problems we face instead of just running on the idea of green to get votes like everyone else . you run on the prospect of trying to fix this problem and alerting the public to this issue. you then state that you we must drastically cut economic growth and reduce quality of life in order to avoid this problem. amp; x200b; you are asking for people to have higher taxes and not only that be willing to sacrifice and give up basics things that people assume are rights given to them, and for what? because scientist stated that this problem must be addressed? amp; x200b; can anybody tell me how in the absolute hell this person is going to win? how it is even possible for this person to have a chance? we have enough problems getting people to do basic shit like vaccinate their kids due to some dumb shit some woman said on tv, and we are expecting these people to vote for a future in which they have to give stuff up a lot of stuff might i add for possibly averting or hell possibly only blunting the effects. add on top of this climate change is a way more difficult to understand issue than the basics of immunization. amp; x200b; i see the future. it is filled with so much hate and anger and spite. these kids protesting now will turn to eco terrorism and existential angst. the only chance of forcing any of these changes would require some dictatorship to force changes without any sort of approval. nuclear wars will be inevitable as people fight over what resources remain and land that is livable. amp; x200b; i don't want to have a child brought up in this world that we have wrought. how could i, they will see a world torn asunder by forces they had no part in and see the fall of mankind. amp; x200b; i want to hear thoughts please try to change my mind, because i literally do not see how we can change course we are on now. this is a issue that must be tackled within the next 7 years to even have a chance of blunting the effects and you look at all the disinformation, general lack of knowledge and lack of interest. i feel like even if we did give it a shot were screwed anyways look at the dying off of species it has already begun and it's probably a cascade of events all connected like one giant chain of the cusp of breaking.</text:p>
          </table:table-cell>
          <table:table-cell office:value-type="string" calcext:value-type="string">
            <text:p>climate change is not going to kill the world, it's just going to make it harder for people to live in the western world. it's not the end of the world. people will still be able to live there, but they won't have the same quality of life as they did in the past.</text:p>
          </table:table-cell>
          <table:table-cell table:number-columns-repeated="1021"/>
        </table:table-row>
        <table:table-row table:style-name="ro5">
          <table:table-cell table:number-columns-repeated="2"/>
          <table:table-cell office:value-type="string" calcext:value-type="string">
            <text:p>i think the biggest issue with your view is that you are assuming that public opinion will remain the same forever. it is not. it will change, but it will not stay that way forever. we are going to have to change the way we think about the world. we will have to learn how to live in it, how to deal with it, and how to adapt to it. we have already been doing a lot of those things, and</text:p>
          </table:table-cell>
          <table:table-cell table:number-columns-repeated="1021"/>
        </table:table-row>
        <table:table-row table:style-name="ro4">
          <table:table-cell table:number-columns-repeated="2"/>
          <table:table-cell office:value-type="string" calcext:value-type="string">
            <text:p>i don't think global warming is going to have much of an impact on the world's economy in the short term, but it will have a huge impact in the long term. if you look at it from a long term perspective, global warming will result in a net benefit to the world as a whole, and a net loss to the us as a nation.</text:p>
          </table:table-cell>
          <table:table-cell table:number-columns-repeated="1021"/>
        </table:table-row>
        <table:table-row table:style-name="ro7">
          <table:table-cell table:number-columns-repeated="2"/>
          <table:table-cell office:value-type="string" calcext:value-type="string">
            <text:p>global warming is a problem that we can't solve. it's not going to get better, it's going to worsen, and we need to do everything we can to stop it. if we don't do anything, we're going to die.</text:p>
          </table:table-cell>
          <table:table-cell table:number-columns-repeated="1021"/>
        </table:table-row>
        <table:table-row table:style-name="ro24">
          <table:table-cell office:value-type="string" calcext:value-type="string">
            <text:p>t3_bvurh9</text:p>
          </table:table-cell>
          <table:table-cell office:value-type="string" calcext:value-type="string">
            <text:p><text:s/>Trans people have serious mental illnesses and gender reassignment only makes it worse. I'm neutral but I want to understand the liberal side more. : gt; 1 why do you hold your view? include any experiences or other background information that may have led to its formation. i'm neutral on the topic but it makes sense that trans people need genuine help with their problems. i used to also be a trump supporter but i don't think we should take their rights away because that's unconstitutional and messed up. gt; 2 do you know what might change your view? is there anything specific about common counter arguments that you find unconvincing? i hear the main counter argument is that trans people only feel safe in their own bodies with reassignment surgery. is this true? if so, my only rebuttal is that reassignment surgery is permanent but if there's any way to show that trans people are more happy with it, then i'm willing to change my view. also open to other reasons why.</text:p>
          </table:table-cell>
          <table:table-cell office:value-type="string" calcext:value-type="string">
            <text:p>transgender people don't feel safe in their own bodies because they feel like they have no control over their own gender identity. they don't have the right to change their gender identity to match the gender they were assigned at birth. that doesn't mean that they can't feel comfortable with their new gender identity, it just means that there is no way for them to be comfortable with it.</text:p>
          </table:table-cell>
          <table:table-cell table:number-columns-repeated="1021"/>
        </table:table-row>
        <table:table-row table:style-name="ro13">
          <table:table-cell table:number-columns-repeated="2"/>
          <table:table-cell office:value-type="string" calcext:value-type="string">
            <text:p>i think it's important to remember that gender dysphoria is a mental illness, not a physical one. it's not a medical condition, it's a psychiatric illness. it can be treated with medication, but that doesn't mean that it's permanent.</text:p>
          </table:table-cell>
          <table:table-cell table:number-columns-repeated="1021"/>
        </table:table-row>
        <table:table-row table:style-name="ro5">
          <table:table-cell table:number-columns-repeated="2"/>
          <table:table-cell office:value-type="string" calcext:value-type="string">
            <text:p>the main counter argument is that trans people only feel safe in their own bodies with reassignment surgery. i don't think that's true. there are many trans people who do not feel safe with their own body, and there are plenty of trans people that don't feel safe at all in their current bodies. i'm not sure why you think they should be forced to change their gender if they don't want to. that's not the right way of acting.</text:p>
          </table:table-cell>
          <table:table-cell table:number-columns-repeated="1021"/>
        </table:table-row>
        <table:table-row table:style-name="ro5">
          <table:table-cell table:number-columns-repeated="2"/>
          <table:table-cell office:value-type="string" calcext:value-type="string">
            <text:p>i'm not sure what you mean by 'transgender people need genuine help with their problems'. i don't think it makes sense to take their rights away because that's unconstitutional and messed up. i'm trans, and i'm happy with my body. i feel safe in my own body and i can live my life as the gender i was assigned at birth. i have no reason to feel unsafe in my body because i am who i was born as. it's not</text:p>
          </table:table-cell>
          <table:table-cell table:number-columns-repeated="1021"/>
        </table:table-row>
        <table:table-row table:style-name="ro6">
          <table:table-cell office:value-type="string" calcext:value-type="string">
            <text:p>t3_cusbsp</text:p>
          </table:table-cell>
          <table:table-cell office:value-type="string" calcext:value-type="string">
            <text:p><text:s/>Not believing in evolution shouldn't disqualify a congressman from serving on the House Committee on Science, Space, and Technology : in 2012, republican congressman paul c. broun came under for fire for statements he made in his home state of georgia in front of a church audience. most notably, broun dismissed evolution as a 'lie from the pit of hell. ' in response, tv personality bill nye declared that broun was 'unqualified to make decisions about science, space, and technology' n 1947125 and shouldn't serve on the corresponding house committee here's the thing: rep. broun is clearly wrong on the issue of evolution, which is a broadly accepted theory and a pillar of biology. he is, however, not necessarily unqualified to serve on this house committee. consider: scientific literacy is not an all or nothing deal. rep. broun is scientifically literate in his own right: he's a practicing physician! at the time he made this comment, he had been a licensed physician for forty years interestingly, his educational credentials are more advanced than that of bill nye, who only has a bachelor's degree in mechanical engineering. scientific literacy aside, the personal beliefs of the members of this committee don't matter. their votes do. regardless of their personal views, if a congressional representative consistently votes in favor of funding for scientific research, then he has a pro science voting record.</text:p>
          </table:table-cell>
          <table:table-cell office:value-type="string" calcext:value-type="string">
            <text:p>i'm not sure that bill nye is wrong about paul c. broun, but i don't think it's fair to say that he is 'unqualified to make decisions about science, space, and technology. '</text:p>
          </table:table-cell>
          <table:table-cell table:number-columns-repeated="1021"/>
        </table:table-row>
        <table:table-row table:style-name="ro4">
          <table:table-cell table:number-columns-repeated="2"/>
          <table:table-cell office:value-type="string" calcext:value-type="string">
            <text:p>i don't think it's fair to say that broun is 'unqualified to make decisions about science, space, and technology' because he's a practicing physician. i think he's unqualified to serve on the science committee because he doesn't have a doctorate in mechanical engineering.</text:p>
          </table:table-cell>
          <table:table-cell table:number-columns-repeated="1021"/>
        </table:table-row>
        <table:table-row table:style-name="ro3">
          <table:table-cell table:number-columns-repeated="2"/>
          <table:table-cell office:value-type="string" calcext:value-type="string">
            <text:p>i think you're conflating'scientific literacy' and 'qualified to make decisions about science, space, and technology' here. bill nye is a practicing physician, and broun has a doctorate in georgia, both of which are required to serve on the science committee of the house of representatives. he's also a georgian citizen, and has been practicing medicine for 40 years. he is not unqualified to serve as a member of the</text:p>
          </table:table-cell>
          <table:table-cell table:number-columns-repeated="1021"/>
        </table:table-row>
        <table:table-row table:style-name="ro13">
          <table:table-cell table:number-columns-repeated="2"/>
          <table:table-cell office:value-type="string" calcext:value-type="string">
            <text:p>there is a great deal of scientific literacy in georgia, and bill nye is a practicing physician. he has a master's degree in physics, a doctorate in biology, and he's been practicing medicine for 40 years. he's not unqualified to serve on the science committee.</text:p>
          </table:table-cell>
          <table:table-cell table:number-columns-repeated="1021"/>
        </table:table-row>
        <table:table-row table:style-name="ro35">
          <table:table-cell office:value-type="string" calcext:value-type="string">
            <text:p>t3_a4tx21</text:p>
          </table:table-cell>
          <table:table-cell office:value-type="string" calcext:value-type="string">
            <text:p><text:s/>Every subreddit's set of rules only act as a facade for the mods to take advantage of and remove things they simply don't like : every. subreddit. mods are seen doing unfavorable things and silencing those who disagree with them. using mod tools like bans, post locks with a condensing comment stickied at the top, muting, etc. mods love to get drunk on what laughable amount of power they have. they claim to enforce the rules but that's a load of shit. mods will simply remove things they don't like regardless of what the 'rules' say. they'll delete and ban you and cite some vague ass rule they can tack on, if not they'll make a new one. you can't trust mods. however, despite mods being corrupt as fuck, i feel they are a necessary evil to keep things in order. still, everyone should be very wary when dealing with mods and pay closer attention to how they run things.</text:p>
          </table:table-cell>
          <table:table-cell office:value-type="string" calcext:value-type="string">
            <text:p>i don't think it's possible to trust every single one of the mods on this subreddit, but i do want to point out that there are a few things that i think you're missing. firstly, it's pretty clear that a lot of mods are not there for the sole purpose of keeping things in order, but rather for the sake of maintaining the community as a whole. i'm not sure what you mean when you say that they are a necessary evil, but</text:p>
          </table:table-cell>
          <table:table-cell table:number-columns-repeated="1021"/>
        </table:table-row>
        <table:table-row table:style-name="ro4">
          <table:table-cell table:number-columns-repeated="2"/>
          <table:table-cell office:value-type="string" calcext:value-type="string">
            <text:p>i don't think it's fair to say that mods are a necessary evil to keep things in order, but i think they are necessary evils to keep them in order. the problem with mods is that they are not accountable for their actions. if you disagree with them, you have no way of knowing what they will do next.</text:p>
          </table:table-cell>
          <table:table-cell table:number-columns-repeated="1021"/>
        </table:table-row>
        <table:table-row table:style-name="ro4">
          <table:table-cell table:number-columns-repeated="2"/>
          <table:table-cell office:value-type="string" calcext:value-type="string">
            <text:p>i think it's important to remember that mods are not the same as the developers of the game. they're not trying to keep the game in order, they're trying to make it a better place for the community. the developers are trying to maintain the integrity of the community as a whole, not just the mods.</text:p>
          </table:table-cell>
          <table:table-cell table:number-columns-repeated="1021"/>
        </table:table-row>
        <table:table-row table:style-name="ro4">
          <table:table-cell table:number-columns-repeated="2"/>
          <table:table-cell office:value-type="string" calcext:value-type="string">
            <text:p>the problem is that it's not that the mods are corrupt, it's that they are not enforcing the rules. it's the admins that are corrupt. the admins are the ones who make the rules and enforce them, not the mods. if you don't like the rules, you can always complain to the admins.</text:p>
          </table:table-cell>
          <table:table-cell table:number-columns-repeated="1021"/>
        </table:table-row>
        <table:table-row table:style-name="ro36">
          <table:table-cell office:value-type="string" calcext:value-type="string">
            <text:p>t3_bovxtm</text:p>
          </table:table-cell>
          <table:table-cell office:value-type="string" calcext:value-type="string">
            <text:p><text:s/>If the technology is possible, the state should genetically modify all babies. : 1. parents do not have the legal right to decide to refrain from treating their children s illnesses, much less to decide to intentionally stunt their growth. these would be child abuse. so, if genetic enhancement is morally no different, why shouldn't we make it mandatory for the state to enhance all babies? 2. if we leave it up to the parents to choose whether or not to enhance their children, those who are able to do so will create a new subspecies of genetically enhanced children, this will create a greater social divide between the rich and the poor. the state should be in control and make it equal and mandatory for all. 3. to put it into a perspective that is relevant today, giving parents the freedom to choose whether or not to vaccinate their children is ultimately harmful and immoral. similarly, there will be some who decide not to enhance, choosing against their children s best interests. we would be depriving them of certain benefits and opportunities.</text:p>
          </table:table-cell>
          <table:table-cell office:value-type="string" calcext:value-type="string">
            <text:p>there are two problems with this. first, it will lead to the creation of a new subspecies of genetically enhanced children, this will create a greater social divide between the rich and the poor. second, there will be a lot of people who choose not to enhance their children, because they don't think it is in their child's best interests.</text:p>
          </table:table-cell>
          <table:table-cell table:number-columns-repeated="1021"/>
        </table:table-row>
        <table:table-row table:style-name="ro3">
          <table:table-cell table:number-columns-repeated="2"/>
          <table:table-cell office:value-type="string" calcext:value-type="string">
            <text:p>there are a few problems with this: 1. parents have the legal right to decide to refrain from treating their children's illnesses, much less to intentionally stunt their growth. 2. the state should not be in control and make it equal and mandatory for all. 3. the government shouldn't be able to make it mandatory for parents to vaccinate their children. 4. there is no evidence that there is a link between genetic enhancement and an increase in social mobility. 5.</text:p>
          </table:table-cell>
          <table:table-cell table:number-columns-repeated="1021"/>
        </table:table-row>
        <table:table-row table:style-name="ro9">
          <table:table-cell table:number-columns-repeated="2"/>
          <table:table-cell office:value-type="string" calcext:value-type="string">
            <text:p>i'm not sure what you're talking about. i don't think it's a question of whether or not the state should be in control. i think the question is: should the state have the right to force the parents to vaccinate their children, or should they be allowed to decide for themselves if they want to raise their children in a way that is beneficial to their children?</text:p>
          </table:table-cell>
          <table:table-cell table:number-columns-repeated="1021"/>
        </table:table-row>
        <table:table-row table:style-name="ro9">
          <table:table-cell table:number-columns-repeated="2"/>
          <table:table-cell office:value-type="string" calcext:value-type="string">
            <text:p>1. child abuse and child abuse in children should not be mandatory for all. parents do have the legal right to decide to refrain from treating their children's illnesses, much less to intentionally stunt their growth. 2. if we make it mandatory for the state to enhance all babies, there will be a greater social divide between the rich and the poor.</text:p>
          </table:table-cell>
          <table:table-cell table:number-columns-repeated="1021"/>
        </table:table-row>
        <table:table-row table:style-name="ro37">
          <table:table-cell office:value-type="string" calcext:value-type="string">
            <text:p>t3_cpvw1n</text:p>
          </table:table-cell>
          <table:table-cell office:value-type="string" calcext:value-type="string">
            <text:p><text:s/>Asking about someone's weight on online dating apps is not the same as asking about someone's height : for a while on r tinder, there was a big trend of asking girls in response to the girl asking about the guys' height. for the sake of this conversation, i will be mostly referring to tinder as an example of 'online dating,' but this practice can be found all over reddit. the conversations are usually pretty straightforward and for most part, the same. the girl either asks how tall the guy is or states that she only dates guys a certain height. in response, the guy asks how much she weighs, asks about her bra size, or shits on her looks in some way. the girl replies, clearly upset, the guy screenshots and posts to r tinder, and rolls in the karma. examples: 1 time id been asked for my height figured id , 2 one is for my short bois out there , 3 101 , 4 dont think she was too pleased with me , 5, 6 feels so good as a man to do this to a girl a lot of people justify this trend by saying 'oh it's a double standard. ' and i would say that it's a double standard kind of. like, on paper, it's simply two people asking about something that they have a preference for. but realistically, it's two people asking about preferences that have different degrees of appropriateness relevancy. 'how big are your tits? ' is not an appropriate response to 'how tall are you? ' another difference is that you can tell someone's size based on their pictures generally unless they're cat fishing, obviously . but you can't tell how tall someone is in pictures. unless they're standing next to something that gives a really clear indicator of height, selfies and stand alone pics do not indicate height. most of the time, a persons' weight has so little to do with how they look. 3 girls could be exactly the same weight and have vastly different body types. maybe she's 130 and 5'6 but curvy, or 6 ft and super lean. hell, maybe she's 180 but ripped as fuck. or maybe she's 180 and chubby realistically, the numbers on the scale have little to do with the physicality of the person, and generally, you can tell someone's weight by their pictures. that being said people are only asking because they are seeking to hurt and belittle these women. no one or very few people, at least have a 'weight preference. ' like come on say your type is curvy chicks, and a girl with an hour glass figure, huge tits, and a perky ass comes on to you, but says she's 150 lbs are you turning her away based on that number alone? hell no, because her body type reflects your preference for bodies. or if your type is skinny girls, but a girl is 5'11 but 140 lbs. are you going based on the number on the scale, or based on what she looks like? the real equivalent to 'how tall are you' would be like 'what's your shoe size' or something else equally indiscernible based on pictures alone . not 'how much do you weigh. ' but because we all know that, for many women, weight is a sensitive subject, that's what people go for, especially because the question comes with a 'you're fat' implication. another argument i see popping up is that height is something that many men are conditioned to feel insecure about. but women have that same issue with tons of things, including height there is very much such a thing as 'too tall' at 5'9, i would know. while it sucks that there are girls who won't spring for you because of your height, shitting on the girl and then posting about in online so that thousands of random people can also bag on her. people have preferences, and people are shallow and these things are exacerbated on tinder. it's just the nature of the app. the craziest one to me is a girl putting her heigh preference in her bio, the guy swiping even though he's not that tall, and then chewing her out for it. someone please make that make sense lol. if a guy put in his bio 'i love sporty girls, watching football, and drinking beer,' well i'd swipe left, because i'm not his type. what kind of asshole would i be for swiping right, berating him for his preferences, and then posting the convo online, just because i'm not his type? a huge one, that's what. additionally, some food for thought, 75 of women n the us suffer from disordered eating is some form. i know that personally, if i, and many others, were on the receiving end of this question, it would be kind of devastating. so before throwing around a topic that is so sensitive and could have actual, adverse effects on the person, it's so much better to just learn how to handle rejection like everyone else. i mean shit, you have to tag a post if you discuss weight on many ed subs to avoid triggering people depending on the person, therapists won't even ask you about your weight if you're in recovery and the topic is a known trigger for you. for this reasons, and the reasons listed above, i would say that asking about weight is not the same as asking about height, and it is not about 'weight preferences. ' it is about belittling the woman to make oneself feel better.</text:p>
          </table:table-cell>
          <table:table-cell office:value-type="string" calcext:value-type="string">
            <text:p>i think it's a double standard in the sense that the girl is asking about the guy's height and the guy is asking the girl about her weight. it's not double standards, it's just two people asking about something that they have different degrees of appropriateness relevancy.</text:p>
          </table:table-cell>
          <table:table-cell table:number-columns-repeated="1021"/>
        </table:table-row>
        <table:table-row table:style-name="ro3">
          <table:table-cell table:number-columns-repeated="2"/>
          <table:table-cell office:value-type="string" calcext:value-type="string">
            <text:p>there is a difference between asking someone how tall they are and asking them how much they weigh. asking a girl how tall she is is asking her if she wants to date someone who is tall, and asking her how much she weighs. asking someone if they are tall is asking them if they want to date a girl who is short. asking if someone is tall is not asking for a girl's height, it is asking for her weight. asking for someone's height is asking</text:p>
          </table:table-cell>
          <table:table-cell table:number-columns-repeated="1021"/>
        </table:table-row>
        <table:table-row table:style-name="ro13">
          <table:table-cell table:number-columns-repeated="2"/>
          <table:table-cell office:value-type="string" calcext:value-type="string">
            <text:p>i don't think it's a double standard. it's not asking if the other person is tall or short, it's asking if they are attracted to the same body type. height and weight are very different things. height is a physical trait, not a social one.</text:p>
          </table:table-cell>
          <table:table-cell table:number-columns-repeated="1021"/>
        </table:table-row>
        <table:table-row table:style-name="ro4">
          <table:table-cell table:number-columns-repeated="2"/>
          <table:table-cell office:value-type="string" calcext:value-type="string">
            <text:p>i'm not sure what you're getting at, but i think it's fair to say that there's a difference between asking a girl how tall she is, and asking a guy how tall he is. if you're asking a woman if she's attracted to tall guys, then you're probably not going to get the same response as a guy asking her if she likes tall guys.</text:p>
          </table:table-cell>
          <table:table-cell table:number-columns-repeated="1021"/>
        </table:table-row>
        <table:table-row table:style-name="ro27">
          <table:table-cell office:value-type="string" calcext:value-type="string">
            <text:p>t3_a2oejz</text:p>
          </table:table-cell>
          <table:table-cell office:value-type="string" calcext:value-type="string">
            <text:p><text:s/>Butt augmentations never truly look natural and are for people that are too lazy to put in the work at the gym or think the gym isn’t going to give them the results they want because they are after a hyper-sexualized goal butt that isn’t realistic for their body type : i am basing my opinion on people i know in real life, not celebrities, but celebrities also fit the bill too. i ve never seen a butt augmentation that looks real whether it s in colombia where the surgery is popular or here in america where people paid the price of a new car for their new butt and swear their surgeon made it look natural. i haven t seen anyone consider the fact that the ass they bought isn t proportional to the rest of their body and looks like it is sitting up like a diaper. of the people that i know who did it, about half of them at least tried the gym route first. the other half didn t even bother trying. those who claimed the gym didn t give them the body they wanted either wouldn t lift heavy enough, didn t try the work outs long enough, or they did achieve some change and some sort of a squat booty but it wasn t enough for them. they needed a kim kardashian level ass that isn t natural to begin with. a lot of these people lie online and make fitness accounts talking about squatlife when it isn t how they got their butt to begin with. again i am not making assumptions about these women, these are people i know. butt augmentations never look real, and in my opinion it has to be one of the most pathetic cosmetic surgery options out there. as a minority woman with natural big butt and thighs i don t understand the allure. i spent the 90s and early 2000s being told my thighs and butt were too big, and now suddenly the same type of people who called me thunder thighs are lining up at the surgeon s office to create an almost cartoon caricature like depiction of what being a full figured woman looks like. not to mention i don t understand why anyone would want the negative attention that comes with the territory. it s not going to be belfies and fun all the time, i ve dealt with sexual harassment so many times that i wished i didn t have a full figure just so i can live my life. when fashion inevitably changes, what are all these people going to do with that extra weight they sucked out of their stomach and injected into their lower bodies? and at that point will we finally hear the truth from some of these people about the work they had done? this whole culture of if you don t like how you look just pay money to change it so you can look like an ig influencer is damaging to the younger generations. i think we shouldn t applaud this and should instead call it out for what it is, some sort of body dysmorphia that shouldn t be encouraged.</text:p>
          </table:table-cell>
          <table:table-cell office:value-type="string" calcext:value-type="string">
            <text:p>as someone who has had butt augmentation surgery, i can tell you that most of the people i know who have had it have done it because they wanted to, not because they were looking for it. a lot of people go to the gym because they want to lose weight, or because they don't want to look like anorexic, or they didn't like the shape of their ass, so they go to a gym to see if they can lose weight.</text:p>
          </table:table-cell>
          <table:table-cell table:number-columns-repeated="1021"/>
        </table:table-row>
        <table:table-row table:style-name="ro4">
          <table:table-cell table:number-columns-repeated="2"/>
          <table:table-cell office:value-type="string" calcext:value-type="string">
            <text:p>plastic surgery is not a worthless practice, and people who really want to undergo plastic surgery are idiots. plastic surgery is a practice that has proven to be extremely effective in reducing the risk of heart disease, stroke, and other health problems associated with it.</text:p>
          </table:table-cell>
          <table:table-cell table:number-columns-repeated="1021"/>
        </table:table-row>
        <table:table-row table:style-name="ro9">
          <table:table-cell table:number-columns-repeated="2"/>
          <table:table-cell office:value-type="string" calcext:value-type="string">
            <text:p>it's not a bad idea. it can be a great way to make yourself look better to other people. it's a way to look at yourself in a new light. it makes you feel better about yourself. it gives you a sense of confidence. it helps you feel like you're doing things right. it allows you to feel good about yourself even when you're not doing anything right.</text:p>
          </table:table-cell>
          <table:table-cell table:number-columns-repeated="1021"/>
        </table:table-row>
        <table:table-row table:style-name="ro4">
          <table:table-cell table:number-columns-repeated="2"/>
          <table:table-cell office:value-type="string" calcext:value-type="string">
            <text:p>this is a very common misconception about butt augmentation. it's not that it looks fake, it's that it doesn't look real at all. if you look at the pictures of people who have had butt augmentations, you'll see that they don't look the same as they did when they got the surgery.</text:p>
          </table:table-cell>
          <table:table-cell table:number-columns-repeated="1021"/>
        </table:table-row>
        <table:table-row table:style-name="ro33">
          <table:table-cell office:value-type="string" calcext:value-type="string">
            <text:p>t3_a5rxry</text:p>
          </table:table-cell>
          <table:table-cell office:value-type="string" calcext:value-type="string">
            <text:p><text:s/>Voting for a third-party in the presidential election is stupid : in the most recent election, i heard a lot of people say 'i didn't like trump or hilary, so i voted for a third party instead. ' that to me just sounds stubborn and a waste of a vote. historically, no third party has ever won, so voting for a third party is essentially a waste of a vote, because you're voting for a party you know isn't going to win. regardless of whether or not you like either the republican or democratic candidate, just suck it up and vote for the lesser of two evils because one of those two is going to win, so you might as well vote for the one you would rather get in office.</text:p>
          </table:table-cell>
          <table:table-cell office:value-type="string" calcext:value-type="string">
            <text:p>voting for third parties is not a wasted vote. it is a vote to change the political system for the better. if you don't like the two major parties, you're free to vote for the third party. it's not like you have to support the two main parties.</text:p>
          </table:table-cell>
          <table:table-cell table:number-columns-repeated="1021"/>
        </table:table-row>
        <table:table-row table:style-name="ro7">
          <table:table-cell table:number-columns-repeated="2"/>
          <table:table-cell office:value-type="string" calcext:value-type="string">
            <text:p>voting for a third party is a waste of a vote. if you don't like trump or hilary, you're wasting your vote. you're voting for the lesser of two evils, but you're still wasting your time.</text:p>
          </table:table-cell>
          <table:table-cell table:number-columns-repeated="1021"/>
        </table:table-row>
        <table:table-row table:style-name="ro7">
          <table:table-cell table:number-columns-repeated="2"/>
          <table:table-cell office:value-type="string" calcext:value-type="string">
            <text:p>voting for a third party is not a waste of a vote, it's a vote for the lesser of two evils. if you don't like trump or hilary, you can vote for another third party if you want.</text:p>
          </table:table-cell>
          <table:table-cell table:number-columns-repeated="1021"/>
        </table:table-row>
        <table:table-row table:style-name="ro13">
          <table:table-cell table:number-columns-repeated="2"/>
          <table:table-cell office:value-type="string" calcext:value-type="string">
            <text:p>voting for a third party is not a waste of your vote. it's a way to make your voice heard in an election. if you don't like trump or hillary, you can vote for someone else. you can also vote for a candidate who you agree with, even if they don't win.</text:p>
          </table:table-cell>
          <table:table-cell table:number-columns-repeated="1021"/>
        </table:table-row>
        <table:table-row table:style-name="ro35">
          <table:table-cell office:value-type="string" calcext:value-type="string">
            <text:p>t3_b60zyn</text:p>
          </table:table-cell>
          <table:table-cell office:value-type="string" calcext:value-type="string">
            <text:p><text:s/>Modern archery is dull and boring and has removed all skill from the game. : i come from a background of historical re enacting and a regularly use traditional bows. i find the skills required to accurately and consistently shoot traditional bows at targets to be far superior to modern bows. there is no aid. there is simply your strength, eye, and muscle memory. i find it utterly baffling how modern bows have scopes and machines which basically aid the user and take all skill out of using it. it's the equivalent of playing golf with a club which had distance and angle measures and told you how to swing. totally removes the skill from it. this is why i haven't joined the archery society at university because i'd be forced to do modern archery. however, i genuinely want to know why you think it's either better than traditional archery or just as good.</text:p>
          </table:table-cell>
          <table:table-cell office:value-type="string" calcext:value-type="string">
            <text:p>i don't think traditional archery is better than modern archery, but i think it is superior to modern bows. traditional bows are more accurate than modern bows, but that doesn't mean they are better at archery. in fact, i'd argue that modern bows are better than traditional bows in terms of accuracy, accuracy, and accuracy, but they are not nearly as good as traditional bows.</text:p>
          </table:table-cell>
          <table:table-cell table:number-columns-repeated="1021"/>
        </table:table-row>
        <table:table-row table:style-name="ro5">
          <table:table-cell table:number-columns-repeated="2"/>
          <table:table-cell office:value-type="string" calcext:value-type="string">
            <text:p>i would argue that the ability to aim accurately and consistently is more important than the accuracy of the shot itself. you have to be able to focus on the target and aim accurately to get the shot to hit the target, and that takes a lot of practice. you also have to learn how to aim at the target accurately. if you can't do that, then you probably shouldn't be shooting at all.</text:p>
          </table:table-cell>
          <table:table-cell table:number-columns-repeated="1021"/>
        </table:table-row>
        <table:table-row table:style-name="ro9">
          <table:table-cell table:number-columns-repeated="2"/>
          <table:table-cell office:value-type="string" calcext:value-type="string">
            <text:p>i think you are overestimating the skill requirements of traditional archery. it takes a lot of practice and practice to learn how to use a bow properly. there is a difference between learning how to aim accurately and consistently and how to properly aim a bow accurately. it's not a matter of strength, eye, and muscle memory, it's about consistency.</text:p>
          </table:table-cell>
          <table:table-cell table:number-columns-repeated="1021"/>
        </table:table-row>
        <table:table-row table:style-name="ro9">
          <table:table-cell table:number-columns-repeated="2"/>
          <table:table-cell office:value-type="string" calcext:value-type="string">
            <text:p>i don't see how modern archery can be considered inferior. modern archers have the ability to aim and aim accurately. this is a huge advantage over traditional archers, who don't have the technology to aim accurately and reliably. there is also the fact that modern bows are much easier to use, and can be used in a variety of ways.</text:p>
          </table:table-cell>
          <table:table-cell table:number-columns-repeated="1021"/>
        </table:table-row>
        <table:table-row table:style-name="ro38">
          <table:table-cell office:value-type="string" calcext:value-type="string">
            <text:p>t3_cysnxm</text:p>
          </table:table-cell>
          <table:table-cell office:value-type="string" calcext:value-type="string">
            <text:p><text:s/>A simple mandate for business to spend an equal amount of money on salaries to men and women will end gender pay gap. : there is a gap in the earnings of men compared to women source i am not here to discuss the extent of it, whether it is fair or not, or the reasons that might describe it for reasons of non discrimination. those are separate and legitimate discussions. my claim is simple: if the government passes a law that businesses should spend an equal amount of money per person on salaries to men and women, then the earnings gap will go away without any long term damage to the economy. if a company fails to comply to this standard, they will be fined by the amount of money necessary to bring that average to equal for that company, plus an extra fee. the tax money will be paid in terms of compensation to the workers of the gender which is paid below the average. this ensures that the company itself is incentivized to pay equally to all genders. this would not be implemented in one go, so there wouldn't be a freakout day where suddenly cleaners are paid at the same rate as doctors. there will be a transition period of multiple years , during which businesses can adjust their hiring and training practices. some challenges that i've given to myself, and my own responses: what if a company has 10 male lawyers and 10 female cleaners? this only demonstrates that the hiring practices of the company has not been gender inclusive enough. during the transition period, they will be able to hire female lawyers and male cleaners and pay them the appropriate rate so that they wouldn't be fined. what about very small businesses? if they have two employees this doesn't work! correct. there should be a minimum number of employees before this regulation kicks in. there are many employment regulations in the us which only applies to businesses larger than a certain number of people. what about businesses where employees of a certain gender are preferred? imagine strip clubs, barbers or beauty salons if a business believes discrimination on this factor serves a real business purpose, then they should apply for an exemption and the regulation needs to be reasonable with those requests. what if there is a shortage of a certain gender among a profession? say females in tech? the regulation does not say the sum of all salaries paid to men and women at a business must be the same, but only that on average, they should be. so google can have 1000 male and 200 female software engineers, as long as those are paid, on average, the same rate, they are good. what about people who do not identify as male or female? nothing in the regulation makes gender a dichotomy. there can be more than two genders and a similar principle applies.</text:p>
          </table:table-cell>
          <table:table-cell office:value-type="string" calcext:value-type="string">
            <text:p>the problem with gender equality is that it doesn't work. it seems like you are trying to get businesses to pay everyone the same, but that's not the way it works. it's not fair to people who don't want to be paid the same as someone who does, because it's unfair to the people who are being paid more than they should be.</text:p>
          </table:table-cell>
          <table:table-cell table:number-columns-repeated="1021"/>
        </table:table-row>
        <table:table-row table:style-name="ro5">
          <table:table-cell table:number-columns-repeated="2"/>
          <table:table-cell office:value-type="string" calcext:value-type="string">
            <text:p>this would be an extremely regressive tax policy. it would encourage companies to pay their employees less than they would if they were paid the same amount of money. this would lead to an increase in the number of people unable to find jobs, which would increase the cost of living for everyone in the country and lead to a decrease in the quality of life for everyone.</text:p>
          </table:table-cell>
          <table:table-cell table:number-columns-repeated="1021"/>
        </table:table-row>
        <table:table-row table:style-name="ro9">
          <table:table-cell table:number-columns-repeated="2"/>
          <table:table-cell office:value-type="string" calcext:value-type="string">
            <text:p>there is a gap in the earnings gap between men and women. it's not that there are more women than men, it's that men are paid less than women, and women are paid more than men. this is because women are less likely to be qualified for the jobs they want, and men are more likely to get those jobs.</text:p>
          </table:table-cell>
          <table:table-cell table:number-columns-repeated="1021"/>
        </table:table-row>
        <table:table-row table:style-name="ro5">
          <table:table-cell table:number-columns-repeated="2"/>
          <table:table-cell office:value-type="string" calcext:value-type="string">
            <text:p>i don't see a problem with the idea of a pay gap, but i don't think it's a good idea. the problem with a wage gap is that it doesn't make any sense. if a company pays a man more than a woman, that doesn't mean that the woman should be paid less than a man. it just means that the man is getting paid more than the woman. it's not like you can force a company to pay a woman more than</text:p>
          </table:table-cell>
          <table:table-cell table:number-columns-repeated="1021"/>
        </table:table-row>
        <table:table-row table:style-name="ro11">
          <table:table-cell office:value-type="string" calcext:value-type="string">
            <text:p>t3_bm8tkp</text:p>
          </table:table-cell>
          <table:table-cell office:value-type="string" calcext:value-type="string">
            <text:p><text:s/>Libido is a natural human curse : libido is the natural impulse to procreate, it can lead to irrational thinking and decision making regarding to who, why and when to procreate. below are my reasons why i think libido control worldwide would be beneficial. amp; x200b; it gets rid of the argument of pro and anti abortion political views, only wanted children will be born because it wasn't an act of impulse, but choice and rationality population control, a large amount of births stem from an impulse and not rationality, this would decrease the amount of population the world has, making it easier to manage from an economic perspective, as well as the plethora of reasons why overpopulation is detrimental. criminal violence is significantly reduced in regards to sexual assault, which makes up a large amount of the overall crimes commited manipulation tactics to sleep with the attracted sex will no longer exist, because people will focus their energy on the act of self improvement instead of making sleeping with said person the endgame. more rational choices of partnership, lower libido will see what is underneath the vessel despite that vessel being pleasing to your eyes. people would pick partners with values they hold from my point above, divorce rate would decrease, large amounts of divorces are due to lack of 'needs' from the other partner to be met. no libido would nullify cheating as well. libido is energy, we humans would be more productive is we spent less mental energy on having sex and more on self improvement amp; x200b; before you come with pitchforks at me for whatever reason, i am only looking to discuss. please share your views below and try keeping it civilized</text:p>
          </table:table-cell>
          <table:table-cell office:value-type="string" calcext:value-type="string">
            <text:p>i don't think unlimited sex is a good idea in the modern world. it would reduce the availability of sex, which means that there would be less people willing to have sex, and it would make it harder for people to have children, which would increase the number of children.</text:p>
          </table:table-cell>
          <table:table-cell table:number-columns-repeated="1021"/>
        </table:table-row>
        <table:table-row table:style-name="ro3">
          <table:table-cell table:number-columns-repeated="2"/>
          <table:table-cell office:value-type="string" calcext:value-type="string">
            <text:p>i don't see how this would be beneficial to society as a whole. i think it would be detrimental to the most vulnerable, the most helpless, and the most intelligent people. i don't know about you, but i can't imagine what would happen to people who have to rely on someone else for food, shelter, clothing, and food to survive. that's not to say that you can't have your own food, water, and shelter, but it's not going to be the same as having your own shelter</text:p>
          </table:table-cell>
          <table:table-cell table:number-columns-repeated="1021"/>
        </table:table-row>
        <table:table-row table:style-name="ro5">
          <table:table-cell table:number-columns-repeated="2"/>
          <table:table-cell office:value-type="string" calcext:value-type="string">
            <text:p>i'm not sure what your definition of libido is, but i don't think it's the natural impulse to procreate. i think the natural urge is to mate and procreate is a choice, not an impulse. i agree that it can lead to irrational thinking and decision making, but that doesn't mean it's a bad thing to do. it's just a choice. if you want people to focus more on self improvement and less on procreation, that's</text:p>
          </table:table-cell>
          <table:table-cell table:number-columns-repeated="1021"/>
        </table:table-row>
        <table:table-row table:style-name="ro13">
          <table:table-cell table:number-columns-repeated="2"/>
          <table:table-cell office:value-type="string" calcext:value-type="string">
            <text:p>i agree with you, but i disagree with the idea that libido control would be beneficial to the world as a whole. libido is not the natural impulse to procreate, it can lead to irrational thinking and decision making regarding to who, why and when to do so.</text:p>
          </table:table-cell>
          <table:table-cell table:number-columns-repeated="1021"/>
        </table:table-row>
        <table:table-row table:style-name="ro21">
          <table:table-cell office:value-type="string" calcext:value-type="string">
            <text:p>t3_dar2cn</text:p>
          </table:table-cell>
          <table:table-cell office:value-type="string" calcext:value-type="string">
            <text:p><text:s/>People hate Greta because they're afraid of what accepting what she says will mean. : every other post or video about greta thunberg is that she's mentally ill, is fake, or is a puppet being used 'by the left'. she just wants world leader to wake up and do something about the climate crisis and so many nit pick at her to find any excuse to discrher. but she can't be discred, because it's not about her. it's about tbe science and about the facts of what's happening. even for many who believe in climate change, theg criticise her for speaking at the un because 'the west doesn't emit the most co2, it's china! ' guess what, china's part of the un. she didn't call out trump in that speech. she called world leaders to act. people are finding any excuse they can to claim she's a fraud because they're terrified of what it would mean if she was right. our lifestyles would have to drastically change. billionaires would no longer be billionaires as theyd have to change their production and waste dispersal methods. people would have to change their transportation, eating, and waste habits. life would be more difficult and people would lose money. and they don't want to face that so they lash out at her as the 'face of climate activism' even though it's not about her.</text:p>
          </table:table-cell>
          <table:table-cell office:value-type="string" calcext:value-type="string">
            <text:p>i don't think she's mentally ill, she's just mentally ill. she's not a puppet, she just wants world leader to wake up and do something about the climate crisis and so many nit pick at her to find any excuse to discrher.</text:p>
          </table:table-cell>
          <table:table-cell table:number-columns-repeated="1021"/>
        </table:table-row>
        <table:table-row table:style-name="ro13">
          <table:table-cell table:number-columns-repeated="2"/>
          <table:table-cell office:value-type="string" calcext:value-type="string">
            <text:p>greta thunberg is a climate change denier. she doesn't believe in global warming, she believes in climate change. she's a climate denier because she believes climate change is real, not because she is an environmentalist.</text:p>
          </table:table-cell>
          <table:table-cell table:number-columns-repeated="1021"/>
        </table:table-row>
        <table:table-row table:style-name="ro5">
          <table:table-cell table:number-columns-repeated="2"/>
          <table:table-cell office:value-type="string" calcext:value-type="string">
            <text:p>i don't think it's fair to say that she's mentally ill, or is a puppet being used by the left. i think she's just trying to get the world to wake up and do something about climate change. she's trying to change people's behavior to make it better for everyone. i don't see how that's a bad thing. if the world is'so bad' and everyone is suffering, then there's no point in trying to make the world</text:p>
          </table:table-cell>
          <table:table-cell table:number-columns-repeated="1021"/>
        </table:table-row>
        <table:table-row table:style-name="ro4">
          <table:table-cell table:number-columns-repeated="2"/>
          <table:table-cell office:value-type="string" calcext:value-type="string">
            <text:p>the problem with greta thunberg is not that she's wrong, it's that she doesn't know what she's talking about. she's not saying anything about the climate, she's saying what she thinks is right. it's not her job to know what's right or wrong, but she's doing it because she thinks it's the right thing to do.</text:p>
          </table:table-cell>
          <table:table-cell table:number-columns-repeated="1021"/>
        </table:table-row>
        <table:table-row table:style-name="ro39">
          <table:table-cell office:value-type="string" calcext:value-type="string">
            <text:p>t3_b0pke6</text:p>
          </table:table-cell>
          <table:table-cell office:value-type="string" calcext:value-type="string">
            <text:p><text:s/>Choosing to use emojis to react to emotional stories because we find it difficult to articulate ourselves as we would like, is degrading our ability to communicate effectively, which in turn is having a negative impact upon our mental health : note: i've scanned a few times but i still think parts of this might come across a bit preachy so apologies in adva . if you happen to read something in your news feed which leaves you feeling angry or upset and decide you have to say something in the comments, but then worry about saying it right or upsetting someone, or people misunderstanding what you mean and then attacking you instead don't trade all of that anxiety in saying something for an emoji because soon enough you will have forgotten how to articulate yourself at all and the next time your emotions are stirred by injustices taking place in the world it will be even more difficult to muster the confidence to say what you really want to say, making it more likely for you to choose the easy way out taking the entirety of your feelings and emotions and reducing them down to 1 of only 6 possible opti s. we're much more complex than emojis allow us to be and we know it. and as backlash to the inherent lack of precision of emojis becomes a source of collective distress, companies like facebook will respond by introducing more and more emojis to help us 'articulate' ourselves with a greater level of nua e. not being able to express our sentiments exactly how we experience them, or not feeling free enough to talk openly about topics that may require us to be generous and kind to each other isn't good for our collective mental health going forw rd. the system itself in which we communicate facebook encourages us to be less nuanced in our thoughts through the crude alternative of emo s. emojis are to language what mcdonald's is to f d. we can only be as expressive as the tools that we use will allow, and being able to crystallise in words precisely how we feel at a certain point in time truly is one of the best ways to externalise and then look squarely at, whatever it is that might be troubling or exciting us ins e. so down with emojis and alphabets ft ! ! :d :d :d the culture of fear we see growing around us over the consequences of expressing oneself honestly, and i worry about the conditioning and self limiting effects this may have on people over t me. from what i can see, a lot more people are choosing to self censor in order to minimise the chances of anxiety inducing responses from others, and even the idea of being involved in a debate online these days leads many people to become filled with anxi ty. if having a debate online in front of an audience feels like a battle, then the ability to articulate yourself as you would like i think is a great weapon to have in your arse reflecting more i think that one of the precursory factors which causes people to avoid engaging in online discussions stems from them perceiving online debates as batt es. if you use war analogies and metaphors to help you make sense of discussions then you've already convinced yourself that conflict of some sort is more than lik ly. but if you choose to see discussions as group problem solving exercises, where everyone present is free to contribute an idea or just as important counter an idea in order for the train of thought to eventually arrive at the truth, then it may help us see others more favourably and with less preconceived judgme s. amp; x200b; amp; x2</text:p>
          </table:table-cell>
          <table:table-cell office:value-type="string" calcext:value-type="string">
            <text:p>i'm not sure what you're talking about, but i'm going to try to change your view. i don't think it's a bad thing that we're not able to express ourselves as well as we used to. i think it would be better if we could express ourselves better, but that doesn't mean that we can't express ourselves well. it just means that we don't have the tools to do so right now. we don</text:p>
          </table:table-cell>
          <table:table-cell table:number-columns-repeated="1021"/>
        </table:table-row>
        <table:table-row table:style-name="ro3">
          <table:table-cell table:number-columns-repeated="2"/>
          <table:table-cell office:value-type="string" calcext:value-type="string">
            <text:p>emoji are a tool, but they are not the same as language. language is a way of expressing thoughts and feelings, it is not a way to express them in a way that can be understood. emojis are a way for us to express ourselves, but that does not mean that they are the same thing as language, it just means that we can express ourselves in a different way. it is much easier to express our thoughts in words than it is to express</text:p>
          </table:table-cell>
          <table:table-cell table:number-columns-repeated="1021"/>
        </table:table-row>
        <table:table-row table:style-name="ro3">
          <table:table-cell table:number-columns-repeated="2"/>
          <table:table-cell office:value-type="string" calcext:value-type="string">
            <text:p>i agree with you in the sense that there is a culture of self censorship on social media, but i don't think it's self censorship that's leading to the culture of fear. i think there's a lot of anxiety in social media because of the fact that it's an outlet for people to express themselves. it's not that people are choosing to self censor in order to minimise the chances of anxiety inducing responses from others, it's that they are choosing not to</text:p>
          </table:table-cell>
          <table:table-cell table:number-columns-repeated="1021"/>
        </table:table-row>
        <table:table-row table:style-name="ro4">
          <table:table-cell table:number-columns-repeated="2"/>
          <table:table-cell office:value-type="string" calcext:value-type="string">
            <text:p>i don't think it's a good idea to use emojis as a way to express your emotions, but i do think they can be used to express them in a way that conveys your emotions. if you feel like you don't know how to express yourself, you can use an emoji to express it.</text:p>
          </table:table-cell>
          <table:table-cell table:number-columns-repeated="1021"/>
        </table:table-row>
        <table:table-row table:style-name="ro25">
          <table:table-cell office:value-type="string" calcext:value-type="string">
            <text:p>t3_afmuq1</text:p>
          </table:table-cell>
          <table:table-cell office:value-type="string" calcext:value-type="string">
            <text:p><text:s/>Hatred towards Middle Eastern people is rampant and more socially accepted compared to other races : it is well known that middle eastern people are heavily demonized in the west, especially among conservatives. while there is a counter force from liberals, anti middle eastern sentiment is not nearly as frowned upon than anti black or anti jewish sentiment. amp; x200b; for example, when donald trump spoke about the migrant caravan, he often mentioned that there may be middle eastern people in the caravan. insinuating that middle eastern people are inherently bad people. if he had said' there are probably black people in the caravan', the backlash would have been 10x worse. when liberals criticized his statement, they mostly talked about how untrue it is, not that the statement is blatantly racist. amp; x200b; any elected official with muslim heritage is automatically a 'sharia compliant' terrorist sympathizer in they eyes of conservatives. simply search any post about the muslim congresswomen or the muslim candidate for michigan governor in a conservative subreddit. i understand that islam is not a race, but simply being middle eastern with muslim heritage is enough, whether or not you actually practice the religion. you don't see that level of vitriol against blacks or latinos. amp; x200b; the fact that the 2022 world cup will be held in qatar has caused seething rage among liberals and conservatives alike. yes, the country has human rights issues, but so does brazil and russia. the trope that stadiums are being built by slaves is widely accepted. even though they are working voluntarily and are getting paid. while working conditions are poor, brazil ,russia, and south africa have poor working conditions as well. i am by no means defending how the workers are treated, but i think that the 'slavery' thing is blown way out of proportion. if i were a laborer in qatar, i would be offended by being called a slave. amp; x200b; change my view!</text:p>
          </table:table-cell>
          <table:table-cell office:value-type="string" calcext:value-type="string">
            <text:p>i don't think it's fair to say that the anti middle eastern sentiment in america is 'not nearly as frowned upon as anti black or anti jewish sentiment.'it's not that they're not demonized, it's that they aren't treated fairly by the majority of americans.</text:p>
          </table:table-cell>
          <table:table-cell table:number-columns-repeated="1021"/>
        </table:table-row>
        <table:table-row table:style-name="ro9">
          <table:table-cell table:number-columns-repeated="2"/>
          <table:table-cell office:value-type="string" calcext:value-type="string">
            <text:p>i don't think it's fair to say that all muslims are inherently bad people. i think you're missing the point of the word 'islamic' in the first place. islam is not a religion, it's a political movement. it's not about being a muslim it's about being an american. it doesn't matter if you're muslim or not. if you don't like islam, you're a non muslim.</text:p>
          </table:table-cell>
          <table:table-cell table:number-columns-repeated="1021"/>
        </table:table-row>
        <table:table-row table:style-name="ro5">
          <table:table-cell table:number-columns-repeated="2"/>
          <table:table-cell office:value-type="string" calcext:value-type="string">
            <text:p>i don't think it's possible to make a distinction between racism and anti islamophobia. racism is a very broad term, and it encompasses racism against people of different races, cultures, ethnicities, religions, and sexual orientations. it's not that it's more effective than anti black or anti jewish sentiment, it's just that racism is more effective because it's much more effective.</text:p>
          </table:table-cell>
          <table:table-cell table:number-columns-repeated="1021"/>
        </table:table-row>
        <table:table-row table:style-name="ro3">
          <table:table-cell table:number-columns-repeated="2"/>
          <table:table-cell office:value-type="string" calcext:value-type="string">
            <text:p>i think it's important to distinguish between demonizing middle eastern people and demonizing muslims in general. it's easy to demonize people of a certain race or ethnicity, but it's not easy to dehumanize someone of a different race, ethnicity, or religion. you can't demonize someone because they're black or latino, you can only demonize them because of their race, religion, nationality, or ethnicity. it doesn't matter if they're mus</text:p>
          </table:table-cell>
          <table:table-cell table:number-columns-repeated="1021"/>
        </table:table-row>
        <table:table-row table:style-name="ro18">
          <table:table-cell office:value-type="string" calcext:value-type="string">
            <text:p>t3_bbdd9p</text:p>
          </table:table-cell>
          <table:table-cell office:value-type="string" calcext:value-type="string">
            <text:p><text:s/>All the online accounts should be reconducible to one real person. How? Re-thinking our email address system. : this is my first post here, i hope that this idea has not yet been discussed and that the discussion will be interesting. preamble: one of the biggest problems of internet is related to the easiness of the anonymity, that allow people to express their selves too freely and lead them to be very unrespectful of the others. i don't want to dive into all the illegal stuff that happens on the dark web, i am talking about big platforms these aspect will come later . these, ultimately, are the ones that are really important and that can lead to big consequences into real life, even for those people who don't use internet a lot for instance influencing the news media . moreover, the increasing amount of fake accounts controlled and created by bots is a huge problem in social networks like twitter or youtube this is a nice video explaining the bot problem they are spending a lot of energy to fight them instead of employing that resources to something else! these fake accounts are really difficult to spot and to delete, and are aimed to share polarizing opinions that divide the population and lead to a polluted environment, preventing nice discussions, spreading fake news and so on so, how could we face this problem? we are used to think about the internet as something that is not so important and that is mostly disconnected with our daily life; but the time that we spend on social networks has, of course, real consequences in our lives and its importance is undeniable. so why don't we link our social identities to our real ones? how can we do this and why are we scared of doing so? this of course would not prevent us to share fake news and to pollute the discussion with harassments but at least will block the existence of fake accounts that, as you may now, are a huge problem nowadays. i will share with you my idea on how i would to this; i will also briefly mention some critics to this argument and what's my opinion about those. so, first things first, how could we link our accounts to our person? well, we could stop using email addresses of private companies and use, for each country, a different email provider offered by the public administrations, that can be obtained going into a public office like when we have to renew our id cars. this may take a long time, of course, but imagine that we, as a society, will be able to do this in all the world. what would come next? public administrations could set up laws that force all the internet sites to accept email addresses coming only from the above mentioned public provider. doing so, for each site you could have one and only one account, directly related to you. you cannot have more than one simply because one email relates to only one account and you cannot obviously have more than one email in this way. i think that the difficult part of this process would be the first step. then, adding a new rule that the companies must follow would not be so troublesome, they already have to respect a lot of rules that are constantly changing. one critique is that, of course, some little platforms would be able to escape to these rules or could give the opportunity of share contents without an account; but they won't never be gigantic platforms with a real influence on the public opinion like twitter or facebook! these last ones could not break such a law! i mean, of course they could break some laws as they are doing right now in some occasions, but the account generation system could be controlled more deeply if the system is applied and as soon as a platform is big enough for sure it will be controlled. another critique could be something like: 'anonymity is important! then everyone will know what i am doing'. this aspect is very important to me, and i think that the situation will be really similar to the one that we are living today. nicknames won't cease to exist and the real identity of the account will be known only from the platform provider, as today, if the email is set to 'private'. as long as people do legal things, no one will have the power to see who is behind one account. so, this will simply reduce the willingness of people to share illegal contents and to do public harassment. what do you think about this? change my view on the fact that we should be able to find a direct link to the online account to the real person behind it and prevent people to do more than one account for each site! and if you think is right to do so, how would you implement it? i know my strategy can seem expensive, but i haven't come up with something cheaper.</text:p>
          </table:table-cell>
          <table:table-cell office:value-type="string" calcext:value-type="string">
            <text:p>the problem with this is that it's not really a strategy, it's a solution to a problem that doesn't exist. you can't just link your social identities to your real ones and then expect everyone to use a different one. it's impossible to do that, because it would be a massive waste of time and resources. if you link your real name to your email address, you're going to have to create a new email address for each country, and that's</text:p>
          </table:table-cell>
          <table:table-cell table:number-columns-repeated="1021"/>
        </table:table-row>
        <table:table-row table:style-name="ro9">
          <table:table-cell table:number-columns-repeated="2"/>
          <table:table-cell office:value-type="string" calcext:value-type="string">
            <text:p>if you link your social identities to your real ones, you're opening yourself up to a lot of potential abuse. it would be very easy for the government to hack into your account and remove your account information, and then use that information to harass you in real life. if you don't want to be harassed, then you're free to go to the police and report it.</text:p>
          </table:table-cell>
          <table:table-cell table:number-columns-repeated="1021"/>
        </table:table-row>
        <table:table-row table:style-name="ro5">
          <table:table-cell table:number-columns-repeated="2"/>
          <table:table-cell office:value-type="string" calcext:value-type="string">
            <text:p>i don't think it's fair to say that the biggest problem with the internet is the anonymity. i think the biggest issue is not the anonymity, but the anonymity itself. if you look at it from the perspective of an individual, you can see that anonymity is not really an issue at all. it's the anonymity that is a problem, not the internet as a whole. the problem is not that the anonymity is bad, it's that it leads to the creation of</text:p>
          </table:table-cell>
          <table:table-cell table:number-columns-repeated="1021"/>
        </table:table-row>
        <table:table-row table:style-name="ro9">
          <table:table-cell table:number-columns-repeated="2"/>
          <table:table-cell office:value-type="string" calcext:value-type="string">
            <text:p>there is no reason to link your social identity to your real person. the only thing you are doing is creating a new identity, which is a terrible way to go about it. there is no need to create a social identity, because there is nothing wrong with that. the problem is that you are creating a false identity, and that is a bad thing.</text:p>
          </table:table-cell>
          <table:table-cell table:number-columns-repeated="1021"/>
        </table:table-row>
        <table:table-row table:style-name="ro12">
          <table:table-cell office:value-type="string" calcext:value-type="string">
            <text:p>t3_cb158x</text:p>
          </table:table-cell>
          <table:table-cell office:value-type="string" calcext:value-type="string">
            <text:p><text:s/>The home run derby would have been more exciting if Chris Berman was announcing it : i think we saw one of the best home run derby s last night. however some people felt like it was boring . i think that is attributed to the announcing. when home runs are being hit nearly 500 ft, the announcers should be focused on that, instead os discussing whatever it was they were talking about. even in the final round as pete alonso was on the verge of getting the crown the announcers seemed lost. if we had chris berman announcing and if we were able to hear back! back! back! gone! the home run derby would have been viewed a lot more excitingly. it should be mandated that he announce the home run derby. change my view.</text:p>
          </table:table-cell>
          <table:table-cell office:value-type="string" calcext:value-type="string">
            <text:p>chris berman announces the derby because he is the only one who can announce the derby, and he's the only person who can do it correctly. the announcers are the only ones who can make the derby more exciting than it already is. if you want to watch a home run derby, you can watch it on youtube.</text:p>
          </table:table-cell>
          <table:table-cell table:number-columns-repeated="1021"/>
        </table:table-row>
        <table:table-row table:style-name="ro13">
          <table:table-cell table:number-columns-repeated="2"/>
          <table:table-cell office:value-type="string" calcext:value-type="string">
            <text:p>i think the announcers should be focusing on the play by play of the game, not the home run derby itself. it is a great way to get the crowd involved in the game and get a sense of camaraderie and excitement.</text:p>
          </table:table-cell>
          <table:table-cell table:number-columns-repeated="1021"/>
        </table:table-row>
        <table:table-row table:style-name="ro13">
          <table:table-cell table:number-columns-repeated="2"/>
          <table:table-cell office:value-type="string" calcext:value-type="string">
            <text:p>chris berman is one of the best baseball announcers in the world, and he's a very good sport about it. the announcers are not trying to make the home run derby boring, they're doing it to make it more exciting for the viewers.</text:p>
          </table:table-cell>
          <table:table-cell table:number-columns-repeated="1021"/>
        </table:table-row>
        <table:table-row table:style-name="ro4">
          <table:table-cell table:number-columns-repeated="2"/>
          <table:table-cell office:value-type="string" calcext:value-type="string">
            <text:p>chris berman is a great baseball analyst, but he's also a terrible sportscaster. the home run derby is not a sport, it's a contest of skill. the announcers should be able to talk about the sport as much as they want, but they should also talk about who is hitting the most home runs.</text:p>
          </table:table-cell>
          <table:table-cell table:number-columns-repeated="1021"/>
        </table:table-row>
        <table:table-row table:style-name="ro14">
          <table:table-cell office:value-type="string" calcext:value-type="string">
            <text:p>t3_aby8lo</text:p>
          </table:table-cell>
          <table:table-cell office:value-type="string" calcext:value-type="string">
            <text:p><text:s/>the primary reason Asians fare poorly in the dating market is because of the size of their genitals. Alternative explanations are either minor or ways to avoid confronting the offensive reality : anyone who watches porn will notice the significantly smaller sizes of asian penises when compared to whites and blacks. i am not trying to disparage asian males; i am merely pointing out reasons that explain the troubles asians face in the dating game. because they are smaller than average, they aren't able to provide the same level of penetrative pleasure during sex relative to other races. this places them at a disadvantage since sexual pleasure is what influences the stability of relationships and the willingness to commit to a relationship especially since relationships are a huge investment in time and energy. the whole point of sex is pleasure and although there are many ways of providing pleasure, they don't compare with penetrative pleasure. if asian males had big penises i think they would be near the top of the dating chain. what can be done about this is scientific breakthroughs that allow for penis enhancement. changing societal perceptions of males isn't going to change the underlying problem.</text:p>
          </table:table-cell>
          <table:table-cell office:value-type="string" calcext:value-type="string">
            <text:p>i think the problem is not that asian males are smaller than other races, it's that they are less likely to be able to provide the same level of penetrative pleasure as other races. asian men generally have smaller penises than white and black men, which is why they are more likely to have larger penises. i don't think it's fair to say that asians are at an advantage in the dating game because they are smaller, but i think it</text:p>
          </table:table-cell>
          <table:table-cell table:number-columns-repeated="1021"/>
        </table:table-row>
        <table:table-row table:style-name="ro13">
          <table:table-cell table:number-columns-repeated="2"/>
          <table:table-cell office:value-type="string" calcext:value-type="string">
            <text:p>asian penises are smaller than average, but they are still larger than white penises. asian men have smaller penises than white and black men, but asian women have larger penises, so they are more likely to have penetrative sex.</text:p>
          </table:table-cell>
          <table:table-cell table:number-columns-repeated="1021"/>
        </table:table-row>
        <table:table-row table:style-name="ro9">
          <table:table-cell table:number-columns-repeated="2"/>
          <table:table-cell office:value-type="string" calcext:value-type="string">
            <text:p>i think it's a bit of a stretch to say that asian males are not sexually mature enough to provide penetrative pleasure during sex and are not socially accepting when they are dating. it's not that they aren't socially accepted, it's that they are socially accepted in a different way than other races. i don't think there's anything wrong with that.</text:p>
          </table:table-cell>
          <table:table-cell table:number-columns-repeated="1021"/>
        </table:table-row>
        <table:table-row table:style-name="ro4">
          <table:table-cell table:number-columns-repeated="2"/>
          <table:table-cell office:value-type="string" calcext:value-type="string">
            <text:p>asian men are more likely to have smaller penises than white and black men. this is largely due to the fact that asian men tend to have larger penises, and asian women generally have bigger penises. it's not that asians don't have big penises it's just that their penises are smaller.</text:p>
          </table:table-cell>
          <table:table-cell table:number-columns-repeated="1021"/>
        </table:table-row>
        <table:table-row table:style-name="ro12">
          <table:table-cell office:value-type="string" calcext:value-type="string">
            <text:p>t3_d5uovu</text:p>
          </table:table-cell>
          <table:table-cell office:value-type="string" calcext:value-type="string">
            <text:p><text:s/>If women really ruled the world, then we'd be living in an authoritarian Handsmaid's Tale nightmare now : just consider the stats: women are substantially more likely to identify as devoutly religious than men. organized religion is the main driving factor of war and genocide. organized religion justifies the violent persecution of those who differ or dissent from the mainstream view. women are also a hormonal, unstable and superficial bunch. they'd bend over backwards to accommodate the rich and handsome athlete, but punish and penalize the hard working but hard lucked quiet nerd. chaos and violence will really run the streets. if you think what we have is bad now, just wait. am i wrong? i want to be wrong, but am i really?</text:p>
          </table:table-cell>
          <table:table-cell office:value-type="string" calcext:value-type="string">
            <text:p>i think you're looking at it from the wrong perspective. organized religion is not the main driving factor of war and genocide. it's a symptom, not the driving factor. the only driving factor is organized religion, and that's only a symptom of organized religion.</text:p>
          </table:table-cell>
          <table:table-cell table:number-columns-repeated="1021"/>
        </table:table-row>
        <table:table-row table:style-name="ro13">
          <table:table-cell table:number-columns-repeated="2"/>
          <table:table-cell office:value-type="string" calcext:value-type="string">
            <text:p>religion is not the main driving force of war and genocide. organized religion justifies the violent persecution of those who differ or dissent from the mainstream view. religion is not a driving factor of war, genocide, or any other form of violence.</text:p>
          </table:table-cell>
          <table:table-cell table:number-columns-repeated="1021"/>
        </table:table-row>
        <table:table-row table:style-name="ro9">
          <table:table-cell table:number-columns-repeated="2"/>
          <table:table-cell office:value-type="string" calcext:value-type="string">
            <text:p>i don't think there is any evidence to support your view. i think you are basing it on a false dichotomy between men and women. women are more likely to be religious and men are less religious, but that is not the same as being inferior to women. i'm not saying that you are wrong, i'm saying that the dichotomy is based on false dichotomies.</text:p>
          </table:table-cell>
          <table:table-cell table:number-columns-repeated="1021"/>
        </table:table-row>
        <table:table-row table:style-name="ro9">
          <table:table-cell table:number-columns-repeated="2"/>
          <table:table-cell office:value-type="string" calcext:value-type="string">
            <text:p>i think you're underestimating the power of organized religion in the united states. it's not that organized religion justifies the violent persecution of those who differ or dissent from the mainstream view. organized religion is not the main driving factor of war and genocide, but it's certainly one of the leading causes.</text:p>
          </table:table-cell>
          <table:table-cell table:number-columns-repeated="1021"/>
        </table:table-row>
        <table:table-row table:style-name="ro33">
          <table:table-cell office:value-type="string" calcext:value-type="string">
            <text:p>t3_b6ni5o</text:p>
          </table:table-cell>
          <table:table-cell office:value-type="string" calcext:value-type="string">
            <text:p><text:s/>Convicts should be used as guinea pigs for scientific research, waiving their right to informed consent. : the concept of jail is so strange, if you violate our laws, we will restrict your movements, housing and clothing on us. if you prove to be vulnerable to defection, we will throw you in with the worst of them and tempt you some more, brand you for life after your 'sentenced' time is up. the most noble use is for furthering research, where a big roadblock is consent. maybe for differing durations, maybe for differing ranges of experiments, but they should be made use of. the worst should be harvested for organs afterwards. cmv</text:p>
          </table:table-cell>
          <table:table-cell office:value-type="string" calcext:value-type="string">
            <text:p>i don't think it's a good idea to put people to death for committing a crime. i think it would be better to put them in a mental hospital where they can be rehabilitated and then put them to death if they're deemed to be a danger to society. i don't see how this would be beneficial to society as a whole.</text:p>
          </table:table-cell>
          <table:table-cell table:number-columns-repeated="1021"/>
        </table:table-row>
        <table:table-row table:style-name="ro5">
          <table:table-cell table:number-columns-repeated="2"/>
          <table:table-cell office:value-type="string" calcext:value-type="string">
            <text:p>i agree with the idea of harvesting organs, but i don't think it's a good idea to use the organs of the worst offenders. first of all, it's not like you're going to be able to sell your organs to a pharmaceutical company if you don't want them, and second, there's no way you can guarantee that your organs won't be used in some way in the future. you can't force someone to donate their organs if they don't wish</text:p>
          </table:table-cell>
          <table:table-cell table:number-columns-repeated="1021"/>
        </table:table-row>
        <table:table-row table:style-name="ro3">
          <table:table-cell table:number-columns-repeated="2"/>
          <table:table-cell office:value-type="string" calcext:value-type="string">
            <text:p>i think you're making a lot of assumptions about the people you're talking about, and i don't think it's fair to assume that they're willing to give consent. there are plenty of people out there who would be willing to sign away their lives for research purposes, and it's unlikely that they would give consent to be experimented on for the purposes of medical research. if you're going to use roadblock prisoners as a research site, you're probably not going to</text:p>
          </table:table-cell>
          <table:table-cell table:number-columns-repeated="1021"/>
        </table:table-row>
        <table:table-row table:style-name="ro4">
          <table:table-cell table:number-columns-repeated="2"/>
          <table:table-cell office:value-type="string" calcext:value-type="string">
            <text:p>you seem to think that the worst of the worst should be harvested for organs afterwards. i don't think that's the case. i think the best of them should be kept in jail until they are no longer a danger to society. i'm not sure what you mean when you say 'for furthering research'.</text:p>
          </table:table-cell>
          <table:table-cell table:number-columns-repeated="1021"/>
        </table:table-row>
        <table:table-row table:style-name="ro10">
          <table:table-cell office:value-type="string" calcext:value-type="string">
            <text:p>t3_b5fkgy</text:p>
          </table:table-cell>
          <table:table-cell office:value-type="string" calcext:value-type="string">
            <text:p><text:s/>Everyone who isn’t Vegan is selfish. : my justification for this opinion is that putting aside all the contrasting back and forth facts and opinions on whether it s healthier, whether it is in fact better for the environment or not, whether humans are meant designed to eat meat we are, but the way we do it this modern age is cruel and unjustifiable , it basically boils down to people enjoy eating meat, eggs and dairy and therefore would rather not give it up if they can find an argument or justification that makes them feel it s ok to carry on doing so. it s a fact, not an opinion, that consuming these products comes at the cost of the welfare and lives of innocent animals, therefore how can it be anything but selfish to eat these things knowingly. i suspect a lot of responses will say that i am over simplifying a complex issue . but a strong determining factor in my view is that this is a simple issue, not a complex one. we deliberately inflict pain, suffering and death on innocent animals so that we can eat what we want. that is morally and ethically wrong and there s not really any more to it than that in my opinion.</text:p>
          </table:table-cell>
          <table:table-cell office:value-type="string" calcext:value-type="string">
            <text:p>there's a difference between eating meat, dairy, eggs, and dairy, and eating meat and dairy. it's not a matter of whether or not we should eat meat or dairy, it's a question of whether we should not eat meat at all. if you don't want to eat meat, you can eat dairy, but you can't eat eggs or dairy.</text:p>
          </table:table-cell>
          <table:table-cell table:number-columns-repeated="1021"/>
        </table:table-row>
        <table:table-row table:style-name="ro3">
          <table:table-cell table:number-columns-repeated="2"/>
          <table:table-cell office:value-type="string" calcext:value-type="string">
            <text:p>i don't think it's wrong to eat meat, but i don't believe it's right to eat it knowingly. the meat industry is cruel and unjustified, but that doesn't mean that eating meat is inherently wrong. there are many ways to raise animals for food, including humanely, humanely raised, and humanely slaughtered. for example, raising animals for meat in humanely humane conditions is a huge part of the reason why we eat meat. the animals are</text:p>
          </table:table-cell>
          <table:table-cell table:number-columns-repeated="1021"/>
        </table:table-row>
        <table:table-row table:style-name="ro13">
          <table:table-cell table:number-columns-repeated="2"/>
          <table:table-cell office:value-type="string" calcext:value-type="string">
            <text:p>i don't think there's any way to argue that eating meat and eggs is immoral or unjustifiable, it's just a matter of taste. you can't argue that it's better for the environment or not, because it's not really a question of whether it's healthier or not.</text:p>
          </table:table-cell>
          <table:table-cell table:number-columns-repeated="1021"/>
        </table:table-row>
        <table:table-row table:style-name="ro13">
          <table:table-cell table:number-columns-repeated="2"/>
          <table:table-cell office:value-type="string" calcext:value-type="string">
            <text:p>eating meat is not unethical, it is not morally and ethically wrong to do so. there is no evidence that eating meat is unethical, and there is not any evidence that it is ethically or morally wrong to not eat meat. it's a matter of taste, not ethics.</text:p>
          </table:table-cell>
          <table:table-cell table:number-columns-repeated="1021"/>
        </table:table-row>
        <table:table-row table:style-name="ro40">
          <table:table-cell office:value-type="string" calcext:value-type="string">
            <text:p>t3_cjgh1j</text:p>
          </table:table-cell>
          <table:table-cell office:value-type="string" calcext:value-type="string">
            <text:p><text:s/>Only thing that’s racist is discriminating someone because of their skin color. : it seems like every year there is more and more things that are considered racist. this is coming from the west. it seems to me like americans are constantly looking for thing they could be offended over. i am from small country in eastern europe and i ve seen a dark person first time in my life when i was 12 maybe. over here you could go to the tv and say i hate dark people and nobody would give a shit, even some of our politicians are explicitally racist and they get like majority of votes. racism basically doesn t exist here because there is only one race over here. i am saying this because i want you to understand that if i say i am not racist it s totally from the bottom of my heart. because i wouldn t have to say it. i could hate on every race and no one around me would care. so if i say i am not racist i mean it. i love other cultures, i love other races, i love african american culture, i have friends from all around the world. ive been to london and i stayed with black ghetto family and ate their food and liked them very much. i have been to sri lanka and lived with sri lankans and lived at their place and i loved it. i have never in my life felt hate against other race, yet i have many opinions that i know would be called racist on the internet and that makes me sick. in my opinion only thing that s racist is feeling hate against someone because of their ethnic and thats it. nothing else. all of the other things is just what americans added because they have very few real problems so they care about stuff like are the black emojis racist? no black emojis aren t racist. stereotypes are not racist as well. if you can say that cheethas run faster than chickens why cant you say that some race is better or worse at something than other race ? i don t get why everything has to be racist all the time. like when there was a mcgregor mayweather fight. mcgregor was called racist many times during that period for calling mayweather boy and shit like that. when did boy become racist i didn t get the memo. i think people should chill a little and not be so sensitive. almost all of us in europe and america have pretty amazing lives even the colored people. there is like black people in america who have the newest iphone and jordans and shit and are talking about discrimination. most people in my country have never even see iphone in their life. like wtf are you talking about ?</text:p>
          </table:table-cell>
          <table:table-cell office:value-type="string" calcext:value-type="string">
            <text:p>there are a lot of things that are racist in america, but they are not all racist. for example, there are plenty of movies that portray black people as inferior to white people, but there are also plenty of films that portray white people as superior to black people, and those films are not racist.</text:p>
          </table:table-cell>
          <table:table-cell table:number-columns-repeated="1021"/>
        </table:table-row>
        <table:table-row table:style-name="ro9">
          <table:table-cell table:number-columns-repeated="2"/>
          <table:table-cell office:value-type="string" calcext:value-type="string">
            <text:p>i don't think stereotypes are racist, but i do think they can be used as a tool to discriminate against people based on their skin color. for example, if you have a stereotype of a black person that looks like a white person, you are more likely to assume that black people are less intelligent than white people, which is racist.</text:p>
          </table:table-cell>
          <table:table-cell table:number-columns-repeated="1021"/>
        </table:table-row>
        <table:table-row table:style-name="ro13">
          <table:table-cell table:number-columns-repeated="2"/>
          <table:table-cell office:value-type="string" calcext:value-type="string">
            <text:p>i think you're looking at this the wrong way. i'm not saying that racism doesn't exist in america, i'm saying that it's much more prevalent than it is in europe, and europeans are much more likely to be racist than african americans.</text:p>
          </table:table-cell>
          <table:table-cell table:number-columns-repeated="1021"/>
        </table:table-row>
        <table:table-row table:style-name="ro4">
          <table:table-cell table:number-columns-repeated="2"/>
          <table:table-cell office:value-type="string" calcext:value-type="string">
            <text:p>racism is defined as the belief that one race is superior or inferior to another race. if you are not racist, then you do not have a problem with being racist. racism is not the same thing as saying 'i hate dark people.'racism is the belief or practice of discriminating against people based on their race.</text:p>
          </table:table-cell>
          <table:table-cell table:number-columns-repeated="1021"/>
        </table:table-row>
        <table:table-row table:style-name="ro20">
          <table:table-cell office:value-type="string" calcext:value-type="string">
            <text:p>t3_a52j8m</text:p>
          </table:table-cell>
          <table:table-cell office:value-type="string" calcext:value-type="string">
            <text:p><text:s/>Liberals &amp;amp; conservatives are both outraged at the behavior of the other side while ignoring the same shady behaviour from their own team : i have observed on reddit that liberals feign outrage at a conservatives behavior while completely ignoring the same behavior from their own team i have observed the same thing but reversed with conservatives outraged at liberals while ignoring the same behavior from their own team. it doesn't matter if you are left or right, both parties do it, each party's politicians refuse to acknowledge mistakes and in places like reddit, supporters of each party use tactics like strawman arguments to repackage the intital comment they're replying into something that doesn't accurately reflect what the first person commented and try to push the topic of 'unethical conduct etc' straight back at the other team this ends up in a giant circle jerk of he said she said where no objectively reasonable debate can take place to advance the discussion. to me as a non american, i think about people from both sides willingly abandoning rational thought for default denial of any fault by the person who is on their team, that's being debated about and i really do find it odd that the more emotionally invested in the outcome a person is, the more hardcore the refusal to acknowledge their own teams crappy practices is. both sides have a shady undertow from my observation and its also unreasonable to think that their own team is perfect and doesn't do this when you consider it from the vantage point of holding all politicians to the same standard</text:p>
          </table:table-cell>
          <table:table-cell office:value-type="string" calcext:value-type="string">
            <text:p>i think you're underestimating how emotionally invested both sides of the political spectrum are in the outcome of the election. it's easy to be emotionally invested in an election, but that doesn't mean that it's impossible to have a rational discussion about it. i think it's also important to realize that politics is not a competition, it's a contest of ideas. there is no such thing as a 'right' or 'wrong' party. there's only one party,</text:p>
          </table:table-cell>
          <table:table-cell table:number-columns-repeated="1021"/>
        </table:table-row>
        <table:table-row table:style-name="ro3">
          <table:table-cell table:number-columns-repeated="2"/>
          <table:table-cell office:value-type="string" calcext:value-type="string">
            <text:p>i think you're missing the point of the term 'ignorance is bliss.'it's not that liberals feign outrage at a conservatives behavior while completely ignoring the same behavior from their own team, it's that they are more emotionally invested in the outcome of the outcome than conservatives are, and the people on the other side of the political spectrum are much more likely to focus on the outcome rather than the mistakes of their opponents.</text:p>
          </table:table-cell>
          <table:table-cell table:number-columns-repeated="1021"/>
        </table:table-row>
        <table:table-row table:style-name="ro7">
          <table:table-cell table:number-columns-repeated="2"/>
          <table:table-cell office:value-type="string" calcext:value-type="string">
            <text:p>i don't think it's a strawman argument. it's an argument based on the fact that the opposing team is doing something wrong. i don't know what it is, but it's not a straw man.</text:p>
          </table:table-cell>
          <table:table-cell table:number-columns-repeated="1021"/>
        </table:table-row>
        <table:table-row table:style-name="ro5">
          <table:table-cell table:number-columns-repeated="2"/>
          <table:table-cell office:value-type="string" calcext:value-type="string">
            <text:p>i'm going to try to change your view. first of all, i don't think it's fair to blame the other side for their own behavior. i think you're looking at it from the wrong angle. i'm not saying that it's the fault of the other team, i'm just saying it's a result of the fact that they're on the same team as you. the only difference is that you're talking about one team and not the other. i</text:p>
          </table:table-cell>
          <table:table-cell table:number-columns-repeated="1021"/>
        </table:table-row>
        <table:table-row table:style-name="ro17">
          <table:table-cell office:value-type="string" calcext:value-type="string">
            <text:p>t3_av7buv</text:p>
          </table:table-cell>
          <table:table-cell office:value-type="string" calcext:value-type="string">
            <text:p><text:s/>There should not be laws against drunk driving. : driving drunk is essentially reckless driving. there are an abundance of reasons people can drive recklessly and we can't, as a society, create laws to prohibit all of them. the vast majority of car accidents are caused by drivers talking to each other, are we going to ban that? when law enforcement observes a driver operating their vehicle in a way that endangers others that is a cause intervention. without such clear cause then all we are left with is intervening with drivers who might drive recklessly. that could be from drinking, taking drugs, eating, texting, talking and on and on. creating a police state to stop people from possibly driving recklessly is a version of pre crime and does more to enrich those who benefit from policing than actually protect the public.</text:p>
          </table:table-cell>
          <table:table-cell office:value-type="string" calcext:value-type="string">
            <text:p>i agree with you that drunk driving should not be a crime, but i don't think it should be illegal. drunk driving is a crime because it is a dangerous behavior. it is illegal because of the fact that it is an act of recklessness.</text:p>
          </table:table-cell>
          <table:table-cell table:number-columns-repeated="1021"/>
        </table:table-row>
        <table:table-row table:style-name="ro3">
          <table:table-cell table:number-columns-repeated="2"/>
          <table:table-cell office:value-type="string" calcext:value-type="string">
            <text:p>drinking and driving are two very different things. driving under the influence of alcohol is dangerous, but driving while impaired is not. driving drunk is dangerous if you are driving at a high risk of injury or death. driving while intoxicated is dangerous because you have no control over whether or not you will be able to drive safely. if you drink and drive recklessly, you are responsible for the consequences of your actions.</text:p>
          </table:table-cell>
          <table:table-cell table:number-columns-repeated="1021"/>
        </table:table-row>
        <table:table-row table:style-name="ro13">
          <table:table-cell table:number-columns-repeated="2"/>
          <table:table-cell office:value-type="string" calcext:value-type="string">
            <text:p>the vast majority of car accidents are caused by drivers talking to each other, are we going to ban that? i don't think so. driving drunk is not reckless driving, it is dangerous driving. drunk driving is driving recklessly, and it is illegal.</text:p>
          </table:table-cell>
          <table:table-cell table:number-columns-repeated="1021"/>
        </table:table-row>
        <table:table-row table:style-name="ro4">
          <table:table-cell table:number-columns-repeated="2"/>
          <table:table-cell office:value-type="string" calcext:value-type="string">
            <text:p>driving drunk is a crime. it is illegal to operate a motor vehicle while under the influence of alcohol or any other substance. driving drunk isn't a crime because it isn't illegal to drive. it's illegal to drink and drive. the fact that it's a crime doesn't mean it's not a good thing.</text:p>
          </table:table-cell>
          <table:table-cell table:number-columns-repeated="1021"/>
        </table:table-row>
        <table:table-row table:style-name="ro40">
          <table:table-cell office:value-type="string" calcext:value-type="string">
            <text:p>t3_crjqmk</text:p>
          </table:table-cell>
          <table:table-cell office:value-type="string" calcext:value-type="string">
            <text:p><text:s/>Disagreement about mainstream politics should never cause families to collapse, or friendships to end. : examples of this are across the media, such as this writer n 5c17d7bce4b030ed3ed001d0 who hasn't spoken to her entire extended family for two years because her parents campaigned for trump. personally, i know of a friendship which ended because one party transitioned their gender and the other simply couldn't tolerate it. i think most of us have experience of the tension politics can create, and unfortunately it seems to be getting worse and worse. i understand that sometimes a political argument can be the final straw in a relationship which, prior to that argument, has been struggling and tense for a long time. in those situations i don't regard the political disagreement as the cause of the breakdown, but rather a catalyst or tipping point. i'm referring solely to relationships which prior to the discovery of the political tension are strong and reliable. the father who kicks his daughter out because she attended gay pride, and the son who won't see his mother at christmas since he learnt she votes trump. i don't think this behaviour is ever justifiable. it takes someone so committed to their dogma, so brazenly blind to alternative viewpoints, so insolent to any ideas except their own, to happily tear down a beautiful and important human relationship for the sake of minor principle. i think part of the problem is due to the increasing perception that people on the other side of the coin are malicious, or in some way corrupt; people hear differing opinions and assert a character judgement, rather than understanding the reasoning behind it which almost always exists . i know one of the first questions will be what, exactly, 'mainstream' politics is. for the sake of simplicity, let's call democratic and republican party policy 'mainstream'. obviously this definition will change on your location and personal perception, but the spirit of the distinction is clear: unless your friend is saying the government should lynch every ginger person in the country, you shouldn't cut them off and block their social media because of a political view. 99. 99 of us excluding the aforementioned ginger lynchmob have a huge amount more in common than divides us. in the case of families and longterm friendships, this commonality is only accentuated. we shouldn't allow this trend to continue, and check it when it arises in ourselves.</text:p>
          </table:table-cell>
          <table:table-cell office:value-type="string" calcext:value-type="string">
            <text:p>i don't think it's fair to say that political disagreements are the root cause of a relationship breakdown, but rather that they are the result of a lack of respect for the other person's opinions and beliefs. i'm not saying that you shouldn't respect the opinions of your friends, but that you should respect the beliefs of the people around you.</text:p>
          </table:table-cell>
          <table:table-cell table:number-columns-repeated="1021"/>
        </table:table-row>
        <table:table-row table:style-name="ro13">
          <table:table-cell table:number-columns-repeated="2"/>
          <table:table-cell office:value-type="string" calcext:value-type="string">
            <text:p>i don't think it's fair to say that politics is the cause of a relationship breakdown, but i do think it is a contributing factor. i think a lot of relationships fail because of politics, not because of a lack of love or trust.</text:p>
          </table:table-cell>
          <table:table-cell table:number-columns-repeated="1021"/>
        </table:table-row>
        <table:table-row table:style-name="ro5">
          <table:table-cell table:number-columns-repeated="2"/>
          <table:table-cell office:value-type="string" calcext:value-type="string">
            <text:p>i think it's important to remember that politics is a social construct, not a political issue. it's not just about politics, it's about human nature. if you cut off a relationship because of a political disagreement, you're doing it for the benefit of the other person, not the relationship itself. you're cutting them off because you don't want to be friends with them, not because you think they're a bad person.</text:p>
          </table:table-cell>
          <table:table-cell table:number-columns-repeated="1021"/>
        </table:table-row>
        <table:table-row table:style-name="ro3">
          <table:table-cell table:number-columns-repeated="2"/>
          <table:table-cell office:value-type="string" calcext:value-type="string">
            <text:p>i think it's important to remember that political disagreement isn't always a catalyst for change. sometimes it's a symptom of a larger problem, like a lack of respect for the other person's opinion. for example, if you're a friend of mine and you have a political disagreement, you're going to have a difficult time finding a way to reconcile that disagreement. i don't think you're really going to be able to reconcile it if you don't see each other.</text:p>
          </table:table-cell>
          <table:table-cell table:number-columns-repeated="1021"/>
        </table:table-row>
        <table:table-row table:style-name="ro41">
          <table:table-cell office:value-type="string" calcext:value-type="string">
            <text:p>t3_bkwi8e</text:p>
          </table:table-cell>
          <table:table-cell office:value-type="string" calcext:value-type="string">
            <text:p><text:s/>It's tough to get help/advice​ on Reddit when you are not part of the majority : first, i'm going to start by giving you my background and a few examples so that you can understand where i'm coming from. i was born in portugal, and at the moment i'm living in the uk. i'm also a very solitary person, meaning that sometimes i try to get advices from other people through reddit. however, more and more, i feel that is pointless to ask for help through reddit. let's face it most people here are americans, and this means that you will get advice that applies to someone in the usa. this is not me being against usa in any way i'm sure if you asked for help in the uk, you would get advice that applies to someone that grew up in the british culture. it's completely normal. but it gets very frustrating, particularly when i make the effort of saying, in the first place, that i'm not american but the advice that i get completely ignores that fact. i'm going to give you two examples. i'm going to get a puppy in a few months. i was looking for guides on how to raise puppies and so went to r dogs to ask for help. people immediately started talking about crating. i grew up with dogs and i never knew this was a common practice, so i made some research on the matter. apparently, crating is a big thing in the us, but only in the us. in fact, in some european countries, crating is considered animal abuse if it's done on a daily basis to keep the dog from having access to the rest of the house. okay, so, fair enough. so, i mentioned this that i was not that keen on crating and i would prefer advice that didn't rely on it and got immediately downvoted. the only comment that i got you need to do crating. sigh. there was even on person that said she kept her two rough collies average to large dogs 8 hours a day on crates. this would be a crime in some european countries and that's where i live. moving on, this isn't a post about crating. other example. i was in a subreddit about relationships. someone mentioned people using suicide as a way to manipulate a person in staying in the relationship. that happened to me in the past. i told these people my experience i tried to break up with someone, they said that they were going to kill themselves. i called the police, said that i was worried about the person particularly because this person had tried to kill herself in the past , and they went to check her out. everything turned out okay. as soon as i tell this story, some people started saying 'you shouldn't have done that, police in the past have actually killed people in situations like this'. right, well, these people ignored completely the fact that most police in the uk doesn't even carry a firearm. they also ignored the fact that most people in the uk simple aren't going to kill themselves with a gun, so the police isn't even afraid to check them out. of course, i'm not saying that americans are at fault here. they are just relying on their own experience, as every human being does. but this also means that i have to shape my questions in a way that either doesn't insult the typical american experience i. e. crating as an example or, in more neutral questions, i need to highlight exactly what is the situation that i'm living i. e. there aren't guns around me, national health care is a thing, etc . of course, because i'm not american, this means that i need to make 3 4 posts before i get everything right. before that, i either get downvoted or the help advice given doesn't apply to my situation. usually, i just avoid asking for help altogether because it's either too frustrating or too time consuming. even when i try to explain the context, i usually get downvoted before i get any help usually because i trigger someone on issues that they care about crating as an example . so, reddit, cmv should i stop asking for help?</text:p>
          </table:table-cell>
          <table:table-cell office:value-type="string" calcext:value-type="string">
            <text:p>i think you're looking at it the wrong way. i'm not saying that you're wrong, i'm just saying that it's not your place to judge other people based on your own personal experiences. that's not to say that the advice you're getting from other people isn't valid, but it is not the same as judging others based on their own experiences. i don't think it's fair to judge someone based on the experiences they've had, but i do think that it is fair to</text:p>
          </table:table-cell>
          <table:table-cell table:number-columns-repeated="1021"/>
        </table:table-row>
        <table:table-row table:style-name="ro5">
          <table:table-cell table:number-columns-repeated="2"/>
          <table:table-cell office:value-type="string" calcext:value-type="string">
            <text:p>i don't know a lot about the uk but i think it's fair to say that americans are more likely to get advice from other people on reddit than other people in the u. s. it's not that they shouldn't ask for advice, it's that they should be able to get it. if you're in a situation where you don't have the time or resources to seek advice, you should seek it out on the internet.</text:p>
          </table:table-cell>
          <table:table-cell table:number-columns-repeated="1021"/>
        </table:table-row>
        <table:table-row table:style-name="ro9">
          <table:table-cell table:number-columns-repeated="2"/>
          <table:table-cell office:value-type="string" calcext:value-type="string">
            <text:p>i'm not sure if i understand what you're getting at here, but i'm going to try to change your view on crating. crating is not a common practice in the us, and is not illegal in the uk. it's illegal in many european countries. if you have a dog, it's not illegal to keep him or her in a crate for 8 hours a day, but it is illegal to leave the dog out of the house for</text:p>
          </table:table-cell>
          <table:table-cell table:number-columns-repeated="1021"/>
        </table:table-row>
        <table:table-row table:style-name="ro5">
          <table:table-cell table:number-columns-repeated="2"/>
          <table:table-cell office:value-type="string" calcext:value-type="string">
            <text:p>i agree with you, but i don't think it's fair to say that it's pointless to ask for advice through reddit. first of all, if you're looking for advice on raising dogs, you're going to get a lot of advice from people who grew up in the us. second, there's a difference between asking for advice from someone who has lived in the u. s. and someone who was born in european europe. if you ask for</text:p>
          </table:table-cell>
          <table:table-cell table:number-columns-repeated="1021"/>
        </table:table-row>
        <table:table-row table:style-name="ro33">
          <table:table-cell office:value-type="string" calcext:value-type="string">
            <text:p>t3_agpg5a</text:p>
          </table:table-cell>
          <table:table-cell office:value-type="string" calcext:value-type="string">
            <text:p><text:s/>Adults should not be allowed to pose naked with children, even in the name of art. : recently an artist has come under fire for posing nude with a 10 year old transgender child, with nothing but a leaf covering up genitalia. i feel this should be a common sense belief: the idea that an adult should be permitted to pose with a child for a photograph while the adult is in a severe state of undress is wrong. if the adult had tried walking around in public with nothing but a leaf, they would be arrested for indecent exposure. the artistic goal just not justify indecent exposure to a child. note that i am currently limiting my complaints to the nude adult, and the fact that the child is transgender is irrelevant.</text:p>
          </table:table-cell>
          <table:table-cell office:value-type="string" calcext:value-type="string">
            <text:p>the problem with this is that the child is in a severe state of undress. it is not common sense for an adult to pose with a child in such a state. the child does not have the ability to consent to the act.</text:p>
          </table:table-cell>
          <table:table-cell table:number-columns-repeated="1021"/>
        </table:table-row>
        <table:table-row table:style-name="ro3">
          <table:table-cell table:number-columns-repeated="2"/>
          <table:table-cell office:value-type="string" calcext:value-type="string">
            <text:p>i think it's important to note that there is a difference between a child in a severe state of undress and a child who is not. the child is still a child, and the adult is still an adult. there is no difference between the two. if the child were to walk around in public with nothing but a leaf covering up their genitals, they would still be considered a child. if an adult poses nude with a 10 year old transgender child, they are still</text:p>
          </table:table-cell>
          <table:table-cell table:number-columns-repeated="1021"/>
        </table:table-row>
        <table:table-row table:style-name="ro3">
          <table:table-cell table:number-columns-repeated="2"/>
          <table:table-cell office:value-type="string" calcext:value-type="string">
            <text:p>i don't think it's a question of whether or not an adult should be allowed to pose nude with a 10 year old transgender child. i think the issue is that the child is a human being. they are a human, and they have a right to be able to express themselves in whatever way they feel comfortable with. i don't have a problem with a nude adult posing with a child, but a nude child posing nude with nothing but a leaf covering up genitalia</text:p>
          </table:table-cell>
          <table:table-cell table:number-columns-repeated="1021"/>
        </table:table-row>
        <table:table-row table:style-name="ro29">
          <table:table-cell table:number-columns-repeated="2"/>
          <table:table-cell office:value-type="string" calcext:value-type="string">
            <text:p>i don't think it's wrong to pose with a child in a severe state of undress, as long as the child is in the correct state of mind to consent.</text:p>
          </table:table-cell>
          <table:table-cell table:number-columns-repeated="1021"/>
        </table:table-row>
        <table:table-row table:style-name="ro42">
          <table:table-cell office:value-type="string" calcext:value-type="string">
            <text:p>t3_ahzwf9</text:p>
          </table:table-cell>
          <table:table-cell office:value-type="string" calcext:value-type="string">
            <text:p><text:s/>You can't be against animal cruelty yet consume animal products in modern society. : for those of you that aren't aware humans do not need animal products for health or survival because there is not a single nutrient in animal products that isn't already in plants. furthermore there are many vegan body builders, and top level athletes. since we do not need to consume products from animals, the taste of their flesh is not an ethical justification for consuming these products. in every single industry that exploits animals they're all treated horribly. all dairy cows are forcibly impregnated, and have their children stolen from them, this is because females produce milk only when they're pregnant, and when their baby is born her child will naturally drink her mothers milk and that is unprofitable. we impregnate them by first getting the semen from the bull, we shove an electric device deep into his anus, and electrocute him so that he'll ejaculate. we then bring the sperm to the cow, and shove our fists deep into her anus, and then move her insides, so we can squirt the sperm deep into her vagina. all male chicks are ground up alive in the egg industry because they have no egg laying ability, therefore they're worthless. their beaks are most often cut off to prevent them from cannibalizing each other out of pure terror from their horrible existence. most fish are raised in hatchery's. they live almost their entire existence in tiny man made ponds with thousands of other fish, where they'll be force fed giant amounts of food, and due to poor or non existent filtration they're forced to eat each others shit their entire lives, over, and over, and over again! pigs which are considered the fifth most intelligent animal in the world, and are also considered to be more intelligent then dogs, are also raped, forced to live in their feces, and most often die in agony as they're forced into gas chambers, where they'll scream horrifically as they burn from the inside. the point is all animal exploitation is abusive, and there is no humane way to kill or use an animal that doesn't want to die. going vegan is way healthier, and has become quite easy, and so with all of the great tasting options, plant based fish, chicken, pork, steak, chicken, ice cream, etc there is no need to fund the torture of innocent, and helpless animals. please if you are against animal abuse, please don't be the reason it happens. amp; x200b;</text:p>
          </table:table-cell>
          <table:table-cell office:value-type="string" calcext:value-type="string">
            <text:p>i don't think you have a good understanding of what is going on in the meat industry. it's not that the animals are treated horribly, it's that they are often treated horribly in a way that is detrimental to the health and survival of the animals themselves. when you eat meat, you are not just eating meat, but you are also eating meat that has been raised for thousands of years for food. if you don't like the taste of meat, then you should</text:p>
          </table:table-cell>
          <table:table-cell table:number-columns-repeated="1021"/>
        </table:table-row>
        <table:table-row table:style-name="ro13">
          <table:table-cell table:number-columns-repeated="2"/>
          <table:table-cell office:value-type="string" calcext:value-type="string">
            <text:p>i think you're confusing cruelty to animals with cruelty to humans. cruelty to human beings is not the most ethical, barbaric, and immoral thing you can do, but it is the most effective way of reducing the suffering of animals.</text:p>
          </table:table-cell>
          <table:table-cell table:number-columns-repeated="1021"/>
        </table:table-row>
        <table:table-row table:style-name="ro13">
          <table:table-cell table:number-columns-repeated="2"/>
          <table:table-cell office:value-type="string" calcext:value-type="string">
            <text:p>i think you're missing the point of veganism. veganism is a lifestyle choice, not an ethical one. it doesn't mean you have to be vegan to live a vegan lifestyle, it just means that you don't have to eat animal products.</text:p>
          </table:table-cell>
          <table:table-cell table:number-columns-repeated="1021"/>
        </table:table-row>
        <table:table-row table:style-name="ro7">
          <table:table-cell table:number-columns-repeated="2"/>
          <table:table-cell office:value-type="string" calcext:value-type="string">
            <text:p>veganism is a lifestyle choice, not an ethical one. it's not about the taste of the food, it's about the way it's produced. it doesn't mean that it's ethical, it just means that you don't eat animal products.</text:p>
          </table:table-cell>
          <table:table-cell table:number-columns-repeated="1021"/>
        </table:table-row>
        <table:table-row table:style-name="ro11">
          <table:table-cell office:value-type="string" calcext:value-type="string">
            <text:p>t3_b51mfn</text:p>
          </table:table-cell>
          <table:table-cell office:value-type="string" calcext:value-type="string">
            <text:p><text:s/>European influence of the last 500+ years already gifted Mexico, Central America, and South America with so much that the U.S. owes little to nothing to the illegal immigrant “poor” of these countries. : were it not for european influence and i mean european, not white in the americas, there is no reason to assume the people of these continents would now have electricity, access to modern medicine, doubled life expectancy, exponentially reduced infant mortality, or even the concept of clean water, etc. more likely, people of the americas would still be fearing many of their male relatives dying in conflict and many of their female relatives being raped and or enslaved. they d live hard lives and die at 40ish, having already buried a few of their own children. despite all of the atrocities their ancestors endured none particularly unique to them or any people including ancestors of europeans or the true native americans their paleo american ancestors butchered , they were nonetheless given a quantum leap in technology. they should be extremely grateful. these were people, in the context of the present day united states, that hadn t even invented the wheel or written language. they weren t capable of much. people now seeking a better life in the u. s. should realize they already have a better life and should seek to help their own countries evolve vs. sneaking in to steal even more opportunity than they were already gifted. note: there are, of course, legitimate refugees people being persecuted by their governments. and if they live in canada or mexico, they are certainly welcome here in the u. s. but all of refugees belong in the nearest country that shares their language. and they should all be temporary, never full citizens.</text:p>
          </table:table-cell>
          <table:table-cell office:value-type="string" calcext:value-type="string">
            <text:p>refugees are people who have been displaced from their homes by their own governments. they don't have the same right to be here as the citizens of their home countries. they are not entitled to the benefits of the country they are fleeing from. they do not have the right to live in the us.</text:p>
          </table:table-cell>
          <table:table-cell table:number-columns-repeated="1021"/>
        </table:table-row>
        <table:table-row table:style-name="ro5">
          <table:table-cell table:number-columns-repeated="2"/>
          <table:table-cell office:value-type="string" calcext:value-type="string">
            <text:p>people should be grateful for european influence, but that doesn't mean they should be thankful for it in the same way that people are grateful for the invention of the wheel or written language. the wheel and written language weren't invented by europeans, they were invented by native americans. it's not that they weren't capable of much, it's that they didn't have access to them.</text:p>
          </table:table-cell>
          <table:table-cell table:number-columns-repeated="1021"/>
        </table:table-row>
        <table:table-row table:style-name="ro4">
          <table:table-cell table:number-columns-repeated="2"/>
          <table:table-cell office:value-type="string" calcext:value-type="string">
            <text:p>there is no reason to assume the people of these continents would have electricity, access to modern medicine, doubled life expectancy, exponentially reduced infant mortality, or even the concept of clean water, etc. were it not for european influence, there would still be fear of war and poverty.</text:p>
          </table:table-cell>
          <table:table-cell table:number-columns-repeated="1021"/>
        </table:table-row>
        <table:table-row table:style-name="ro4">
          <table:table-cell table:number-columns-repeated="2"/>
          <table:table-cell office:value-type="string" calcext:value-type="string">
            <text:p>i think you're overestimating the impact of european influence on american history. europeans didn't invent the wheel or write the written language. they didn't create the wheel, nor did they invent the language, nor have they invented electricity, clean water, or the concept of clean water.</text:p>
          </table:table-cell>
          <table:table-cell table:number-columns-repeated="1021"/>
        </table:table-row>
        <table:table-row table:style-name="ro43">
          <table:table-cell office:value-type="string" calcext:value-type="string">
            <text:p>t3_bg3ze8</text:p>
          </table:table-cell>
          <table:table-cell office:value-type="string" calcext:value-type="string">
            <text:p><text:s/>The findings of the Mueller Report proves that the Special Investigation was warranted : many trump supporters, and trump himself, have attacked the validity of robert mueller's investigation. they claim that the investigation was a 'witch hunt' and rooted on baseless accusations. amp; x200b; however, even if trump's actions were legal, there is more than enough content in that report to prove that an investigation was justified in the first place. exchanging polling data with russians, while not illegal in the fashion djt did it, could have brought a fruitful trove of criminal information against the president and not just his campaign manager . amp; x200b; the report also details trump's negligence to address russian interference in the election through a coordinated social media campaign to spin public support in favor of trump. this is not illegal either, but highly disturbing. he explicitly countered the intelligence community and lied to the public, despite knowing what he was saying was a lie. amp; x200b; further, there are 10 instances of obstruction of justice that would absolutely land anybody who isn't the president into an indictment. even if these things were not illegal, they are still highly troubling qualities that the potus is displaying. amp; x200b; so because i fully believe this to be true, i'll give out a delta for anything that gives me a better perspective into why the mueller investigation could possibly be characterized as a 'witch hunt'. i get that trump has been attacked by the media his entire presidency, but he hasn't exactly been doing himself any favors up to this point.</text:p>
          </table:table-cell>
          <table:table-cell office:value-type="string" calcext:value-type="string">
            <text:p>the problem with the mueller investigation is that it's not a witch hunt, it's a criminal investigation. there are plenty of other things that could have happened to make it a 'witch hunt', but there's no way to know for sure until the investigation is completed.</text:p>
          </table:table-cell>
          <table:table-cell table:number-columns-repeated="1021"/>
        </table:table-row>
        <table:table-row table:style-name="ro4">
          <table:table-cell table:number-columns-repeated="2"/>
          <table:table-cell office:value-type="string" calcext:value-type="string">
            <text:p>i don't think there's any evidence that trump colluded with russia in any way that would warrant an indictment. i think it's fair to say that he's been doing himself any favors by refusing to cooperate with the mueller investigation, but that doesn't mean that it's a witch hunt. it's just an investigation.</text:p>
          </table:table-cell>
          <table:table-cell table:number-columns-repeated="1021"/>
        </table:table-row>
        <table:table-row table:style-name="ro9">
          <table:table-cell table:number-columns-repeated="2"/>
          <table:table-cell office:value-type="string" calcext:value-type="string">
            <text:p>the mueller investigation is not a witch hunt, it is a criminal investigation. there is no evidence of obstruction of justice that would absolutely land anyone who isn't the president into an indictment. i don't think there's any evidence that trump obstructed justice, and there's no evidence that mueller is doing any good either.</text:p>
          </table:table-cell>
          <table:table-cell table:number-columns-repeated="1021"/>
        </table:table-row>
        <table:table-row table:style-name="ro4">
          <table:table-cell table:number-columns-repeated="2"/>
          <table:table-cell office:value-type="string" calcext:value-type="string">
            <text:p>i think it's important to note that robert mueller's investigation is focused on whether or not trump colluded with the russian government to influence the election, not whether he obstructed justice. i don't think there is any evidence of obstruction of justice.</text:p>
          </table:table-cell>
          <table:table-cell table:number-columns-repeated="1021"/>
        </table:table-row>
        <table:table-row table:style-name="ro44">
          <table:table-cell office:value-type="string" calcext:value-type="string">
            <text:p>t3_a2tkzi</text:p>
          </table:table-cell>
          <table:table-cell office:value-type="string" calcext:value-type="string">
            <text:p><text:s/>contrary to popular historical sentiment, George McClellan was a good general : mcclellan is often criticized and called incompetent, but under scrutiny this position falls apart. when you compare him to other union generals in the eastern theater he is satisfactory or even above average. west virginia: mcclellan defeats the confederacy in a number of battles and becomes a national war hero. this speaks for itself so i won't expand on it building the army of the potomac: mcclellan converts a ragtag gang into a truly organized and disciplined army. this is an impressive feat which other union generals benefited and relied upon after mcclellan's departure. his soldiers loved him and regarded him with respect and affection. peninsula campaign: mcclellan loses this campaign, however there are several things we need to keep in mind. he was up against the largest confederate army ever assembled yet he still did fine in contrast to other eastern union campaigns at the time first and second bull run his campaign did not end in disaster or rout. in fact he achieved a number of tactical victories. he held his ground against the confederates and resisted them stiffly, only being 'defeated' because lincoln meddled in his affairs and forced him to withdraw. he reached the same point grant reached in his 1864 overland campaign, however he did so with 30,000 less casualties mcclellan came within a few miles of richmond and panicked the confederate government. even after his withdrawal, his advances in the peninsula campaign had robert e lee looking over his shoulder and watching his back for the remainder of the war. in what ultimately turned out to be a war of attrition, mcclellan achieved an outstanding casualty ratio 23,000 union casualties vs 29,000 confederate casualties in the eastern theater where confederates generally inflicted more casualties than they received first and second bull run, fredericksburg, overland campaign, petersburg campaign antietam: mcclellan is often criticized because had intelligence on confederate positions and missed a chance to destroy the retreating confederate army. these are valid criticisms and he did underperform slightly in this battle. however we need to look at the overall outcome and the big picture. historians are extremely critical of mcclellan for antietam but they get so caught up in criticism that they forget that he did in fact win this battle . it was a large, decisive, strategic victory. he defeated the confederates and turned robert e lee back. even if he could have won harder, he did still win. amp;nbsp; mcclellan was not a prodigy or a genius but he was a good general. although he did not always achieve glorious results, he never had humiliating failures either. after pope took command of operations in virginia, he was soundly beaten at second bull run. and after mcclellan was relieved, his successors were decisively whipped at fredericksburg and chancellorsville. these would have never happened under mcclellan, who always did well especially considering he was up against one of the best armies and some of the most brilliant commanders ever assembled.</text:p>
          </table:table-cell>
          <table:table-cell office:value-type="string" calcext:value-type="string">
            <text:p>i don't think mcclellan is a respectable and respectable general. he was a good general, but he was also a terrible one. he didn't have the discipline or discipline to deal with a large army. he did a terrible job of building up the army of the potomac, but it was a ragtag force. he had a lot of poor generals, and the army was poorly equipped. he lost the peninsula campaign because he was unable to coordinate his</text:p>
          </table:table-cell>
          <table:table-cell table:number-columns-repeated="1021"/>
        </table:table-row>
        <table:table-row table:style-name="ro9">
          <table:table-cell table:number-columns-repeated="2"/>
          <table:table-cell office:value-type="string" calcext:value-type="string">
            <text:p>mcclellan was a terrible general. he was a horrible general, but he was also a brilliant strategist. he managed to build an army of ragtag men into a truly organized and disciplined army. he also managed to rebuild the army of the potomac into one of the largest and most disciplined armies in american history.</text:p>
          </table:table-cell>
          <table:table-cell table:number-columns-repeated="1021"/>
        </table:table-row>
        <table:table-row table:style-name="ro4">
          <table:table-cell table:number-columns-repeated="2"/>
          <table:table-cell office:value-type="string" calcext:value-type="string">
            <text:p>mcclellan was a bad warlord, but he was a terrible warlord in the sense that he was incompetent in the face of a much larger confederate army. he was an incompetent warlord because he didn't understand the consequences of his actions, and he was unable to stop the advance of the confederacy.</text:p>
          </table:table-cell>
          <table:table-cell table:number-columns-repeated="1021"/>
        </table:table-row>
        <table:table-row table:style-name="ro13">
          <table:table-cell table:number-columns-repeated="2"/>
          <table:table-cell office:value-type="string" calcext:value-type="string">
            <text:p>mcclellan did a lot of good things for the united states, but he didn't do enough to make a difference in the war. he was responsible for the death and destruction of hundreds of thousands of innocent men and women, many of whom are still alive today.</text:p>
          </table:table-cell>
          <table:table-cell table:number-columns-repeated="1021"/>
        </table:table-row>
        <table:table-row table:style-name="ro20">
          <table:table-cell office:value-type="string" calcext:value-type="string">
            <text:p>t3_awmo37</text:p>
          </table:table-cell>
          <table:table-cell office:value-type="string" calcext:value-type="string">
            <text:p><text:s/>The media shouldn't always pretend that "both sides" of an issue are equal : recently a former republican operative called sarah isgur was hired by cnn to coordinate coverage of the 2020 election. this is presumably down to a desire to disprove claims that cnn is biased towards liberals. imo, this is a false equivalency. isgur has no actual experience in real journalism and has worked to provide a specific political view regardless of the facts. this is similar to claims that people who work in higher education have a liberal bias even though educated people are more likely to be liberals regardless of their profession. groups that complain of unfair coverage in media normally demand that some of their own get influence in media. the correct response to accusations of bias is to ignore the criticism and stay committed to uncovering the facts. if the facts consistently anger one side whether it's republicans, anti vaxxers, anti semites, flat earthers or climate change denialists the public should be informed of that. they shouldn't be able to interfere in the process to distort reality to their benefit. these groups have track records of promoting misleading information and can't be trusted with this responsibility. imo, there's no benefit to including groups like republicans, anti vaxxers, anti semites, flat earthers or climate change denialists in media coverage and journalism because their battle is with facts and evidence, not with any supposed liberal bias and this means the contribution they'd make would be negative. cmv.</text:p>
          </table:table-cell>
          <table:table-cell office:value-type="string" calcext:value-type="string">
            <text:p>the problem with this is that there is no way to know whether or not a person is being biased or not. for example, if someone is hired by cnn to cover the 2020 election, they are likely to be biased towards democrats, but that doesn't necessarily mean that they are biased towards the democrats. if they are being hired to cover trump, then they are probably being biased towards trump, but if they aren't being hired, then it doesn't mean</text:p>
          </table:table-cell>
          <table:table-cell table:number-columns-repeated="1021"/>
        </table:table-row>
        <table:table-row table:style-name="ro5">
          <table:table-cell table:number-columns-repeated="2"/>
          <table:table-cell office:value-type="string" calcext:value-type="string">
            <text:p>i think it's important to point out that there's a difference between a liberal bias and a conservative bias. if you're a liberal, you're going to be more likely to be a liberal than a conservative. if i'm a conservative, i'm going to have more conservative leanings than a liberal leanings. that's not to say i'm biased, but it's to say that i'm more conservative than i'm liberal.</text:p>
          </table:table-cell>
          <table:table-cell table:number-columns-repeated="1021"/>
        </table:table-row>
        <table:table-row table:style-name="ro3">
          <table:table-cell table:number-columns-repeated="2"/>
          <table:table-cell office:value-type="string" calcext:value-type="string">
            <text:p>i think the problem with this is that it's a false equivalency. isgur is a former republican operative who has worked to provide a specific political view regardless of the facts. that's not to say that isgur isn't biased. it's just that he has a history of working for the republican party. he was a republican operative for a long time and has worked for both democrats and republicans. he's not a journalist, he's a political operative.</text:p>
          </table:table-cell>
          <table:table-cell table:number-columns-repeated="1021"/>
        </table:table-row>
        <table:table-row table:style-name="ro9">
          <table:table-cell table:number-columns-repeated="2"/>
          <table:table-cell office:value-type="string" calcext:value-type="string">
            <text:p>i'm not sure what your view is, but i think it's important to recognize that there is a difference between being a conservative and being a liberal, and that there are different types of people who are conservative and who are liberal. i'm not saying that you can't be conservative and be a liberal. you can be both, but it's not possible to be both.</text:p>
          </table:table-cell>
          <table:table-cell table:number-columns-repeated="1021"/>
        </table:table-row>
        <table:table-row table:style-name="ro25">
          <table:table-cell office:value-type="string" calcext:value-type="string">
            <text:p>t3_a4pqnh</text:p>
          </table:table-cell>
          <table:table-cell office:value-type="string" calcext:value-type="string">
            <text:p><text:s/>Honesty is and always will be far more helpful than being polite when discussing controversial topics. : i've spent a lot of my life being told to be polite when in the presence of those who disagree with me. this is to be expected, and welcomed even; no one wants to talk about hot button issues with an asshole. however, i see many people take it a step too far. one person, who i am very close to, once went so far as to say this: 'sometimes you just have to shut up, nod, and smile your way out of the conversation. ' except doing so would be tantamount to deception, as you are denying that person your hopefully thought out opinion. this might lead them to believe that their ideas are king among others when they just might not be. you are also potentially allowing them to continue having opinions that are not well thought out or researched. for example, let's say someone brings up a controversial issue. let's say that issue has to do with immigration, or gun control, or any other politically charged topic. the person bringing up the issue s is someone who is obviously uneducated on most of the topic he speaks of. if you are someone who is knowledgeable in the topic, would it not be detrimental to this figurative person to withhold the facts in relation to the topic? damaging to him, even? would it not be more beneficial for this figurative person to hear what you have to say, and thus go into future political discussions with accurate information and a more informed perspective? of course there are people out there who are firmly stuck in their stubborn ways and won't change them regardless of who says what, but again, i'm not talking about those people. tldr: honesty and argument is more useful in the long run than being polite while discussing controversial topics with the people around you. if someone is uneducated on an issue, it would be detrimental to them if you were to withhold the truth from them, furthering their idea that their opinion is without fault.</text:p>
          </table:table-cell>
          <table:table-cell office:value-type="string" calcext:value-type="string">
            <text:p>i think you're missing the point of being polite when it comes to controversial topics. being polite is about being able to express your opinion in a way that doesn't alienate the other person. it's not about being a jerk, it's about being polite to listen to what they have to say. if you don't want to be polite, then don't be polite.</text:p>
          </table:table-cell>
          <table:table-cell table:number-columns-repeated="1021"/>
        </table:table-row>
        <table:table-row table:style-name="ro5">
          <table:table-cell table:number-columns-repeated="2"/>
          <table:table-cell office:value-type="string" calcext:value-type="string">
            <text:p>i think it depends on what you mean by 'being polite.'i would argue that being polite is more useful in the long run than being rude. if you want to have a conversation with someone who is uneducated on an issue, you should be polite, but if you don't want to, you shouldn't be rude to them. being polite means that you are trying to get them to change their mind, not to change your opinion. if your goal is to</text:p>
          </table:table-cell>
          <table:table-cell table:number-columns-repeated="1021"/>
        </table:table-row>
        <table:table-row table:style-name="ro4">
          <table:table-cell table:number-columns-repeated="2"/>
          <table:table-cell office:value-type="string" calcext:value-type="string">
            <text:p>i think there's a difference between being polite and not being polite. being polite doesn't mean you agree with the person, it means you're not arguing with them. if you don't disagree with them, you aren't disagreeing with them at all, you're just trying to be polite.</text:p>
          </table:table-cell>
          <table:table-cell table:number-columns-repeated="1021"/>
        </table:table-row>
        <table:table-row table:style-name="ro5">
          <table:table-cell table:number-columns-repeated="2"/>
          <table:table-cell office:value-type="string" calcext:value-type="string">
            <text:p>i think the problem here is that you're assuming that the person you're talking to is a well informed person. i don't think they are. they're just a person who doesn't know the facts. if you're arguing with them, it's not because they're 'not well thought out or researched.'it's because you're trying to convince them that they're wrong. it's the same reason that people don't talk to each other if they don't</text:p>
          </table:table-cell>
          <table:table-cell table:number-columns-repeated="1021"/>
        </table:table-row>
        <table:table-row table:style-name="ro25">
          <table:table-cell office:value-type="string" calcext:value-type="string">
            <text:p>t3_cynkb0</text:p>
          </table:table-cell>
          <table:table-cell office:value-type="string" calcext:value-type="string">
            <text:p><text:s/>It’s contradictory to admit that rising white nationalism, and militarization of police are threats, but still support a gun ban. : as a preface, i ve been around guns my whole life. i was 5 when my dad taught me to shoot a gun, and, how to use them safely. i personally don t understand the logic behind someone who believes in a gun ban, while simultaneously believing that violent white nationalism is on the rise, and that police are more militarized than ever. if we can t trust the police, then why would we want to remove our capability to protect ourselves. violent white nationalism is on the rise, and it s fucking terrifying. a federal agency is just indiscriminately grabbing hispanic people, and yoinking their kids away. if they can do it to them, then you have to know they can do it to you if they feel the need to. in the face of political terrorism and growing police abuse of power, our response shouldn t be let s become more reliant on the devolving institutions of power . hell, from what i understand, the government is still trying to decide if the el paso shooting was actual terrorism or not. our government seems very willing to just turn a blind eye to the growing threat. let s say a gun ban happens, and we have a mandatory buy back. then if you don t turn in your weapons, the police show up and confiscate them. cool, a majority of legally owned guns that can be tracked in the us are gone. now people can t fight back against a domestic terror threat that our own government won t fight. sure deranged kids won t get guns anymore. assuming we can actually eradicate enough of the insane number of guns in america to restrict access to them, which is a huge task that i m not sure is even possible at this point. it seems to me that a gun ban hurts people who mind their own business and follow the law, more than people who have intentions of harming others. honestly want to see if i m missing something here.</text:p>
          </table:table-cell>
          <table:table-cell office:value-type="string" calcext:value-type="string">
            <text:p>the problem with a gun ban is that it makes it easier for criminals to get guns. if you have a gun, you are much more likely to get a gun than you are to be shot by someone else. a gun is a tool that can be used to defend yourself and your loved ones, and there is no reason why it should be taken away from you.</text:p>
          </table:table-cell>
          <table:table-cell table:number-columns-repeated="1021"/>
        </table:table-row>
        <table:table-row table:style-name="ro5">
          <table:table-cell table:number-columns-repeated="2"/>
          <table:table-cell office:value-type="string" calcext:value-type="string">
            <text:p>the problem with gun control is that it would be very difficult to enforce. you would have to get rid of all guns, or at least most of them. there would still be a lot of people who would be able to get guns, but it would take a long time to get all of them back. the only way to do this would be to have a massive confiscation of guns, which would be a massive undertaking.</text:p>
          </table:table-cell>
          <table:table-cell table:number-columns-repeated="1021"/>
        </table:table-row>
        <table:table-row table:style-name="ro13">
          <table:table-cell table:number-columns-repeated="2"/>
          <table:table-cell office:value-type="string" calcext:value-type="string">
            <text:p>i don't think it's a good idea to ban guns in america. there are too many guns and too many bad people with guns. i don't understand why anyone would support a gun ban if they don't believe that police are more militarized than ever.</text:p>
          </table:table-cell>
          <table:table-cell table:number-columns-repeated="1021"/>
        </table:table-row>
        <table:table-row table:style-name="ro3">
          <table:table-cell table:number-columns-repeated="2"/>
          <table:table-cell office:value-type="string" calcext:value-type="string">
            <text:p>i don't think you're looking at it the wrong way. i think there's a difference between a gun ban and a gun confiscation. first off, gun ownership is a personal choice, and gun ownership isn't something that can be legislated by the government. second, i don't see a connection between gun ownership and gun control. gun ownership has nothing to do with gun control, it's a matter of personal choice. if you want to buy a gun,</text:p>
          </table:table-cell>
          <table:table-cell table:number-columns-repeated="1021"/>
        </table:table-row>
        <table:table-row table:style-name="ro16">
          <table:table-cell office:value-type="string" calcext:value-type="string">
            <text:p>t3_blf4px</text:p>
          </table:table-cell>
          <table:table-cell office:value-type="string" calcext:value-type="string">
            <text:p><text:s/>Bait bikes are an ethical and effective technique for disrupting bike thief : this is the practice wherein law enforcement leaves gps tracked bikes in high crime areas, and proceeds to arrest thieves who steal them. i for one think it's a marvelously cost effective, cut and dry method of disrupting bike theft where it hurts most often the police can track the bike back to a whole venue of thousands of dollars of stolen bikes and other goods . oftentimes bike theft is committed serially, since it's so easy to get away with if you do it outside of eyesight of the owner. honeypots level the playing field. there's the complaint of 'entrapment'; i vehemently disagree this is the case, as long as police are not baiting criminals with inordinately expensive bikes they don't normally see even then, i wouldn't shed any tears for them . if you would steal a bait bike, you would steal a real bike; you just got unlucky and now you're getting what you deserve. there's the complaint that it 'targets racial minorities'; police claim that they target areas specifically based on reports of crime. i will not defend any department that deviates from this metric, but i will defend every department that adheres to it. if it just so happens that some minorities are overrepresented, then so be it; i believe every bike thief should face due justice, regardless the color of their skin. the police are about stopping as much crime as they can with the methods available, not playing 'which demographic of criminal deserves a break. '</text:p>
          </table:table-cell>
          <table:table-cell office:value-type="string" calcext:value-type="string">
            <text:p>i think the main issue with honeypots is that they don't work. they're expensive, they're slow, and they're not very effective at catching people who are breaking the law. the problem isn't that they're ineffective, the problem is that the police don't know what they're doing.</text:p>
          </table:table-cell>
          <table:table-cell table:number-columns-repeated="1021"/>
        </table:table-row>
        <table:table-row table:style-name="ro5">
          <table:table-cell table:number-columns-repeated="2"/>
          <table:table-cell office:value-type="string" calcext:value-type="string">
            <text:p>i don't think it's fair to say it's a bad thing, but i think it should be used with caution. bike theft is a very real problem, and the only way to solve it is to catch people who commit it. if you catch someone stealing a bike, you're not going to catch them until they commit a crime, and if they don't commit it, you aren't going to be able to charge them with a crime. if someone steals a</text:p>
          </table:table-cell>
          <table:table-cell table:number-columns-repeated="1021"/>
        </table:table-row>
        <table:table-row table:style-name="ro3">
          <table:table-cell table:number-columns-repeated="2"/>
          <table:table-cell office:value-type="string" calcext:value-type="string">
            <text:p>the problem is that biker huckets are not as effective as you think they are. they are very expensive to maintain and maintain, and the police don't have the resources to do so. the gps trackers are expensive to set up and maintain. the police would need to put a lot of manpower and manpower into it, and it would take a lot more money to maintain it. it would also have to be expensive to have a gps tracking system,</text:p>
          </table:table-cell>
          <table:table-cell table:number-columns-repeated="1021"/>
        </table:table-row>
        <table:table-row table:style-name="ro5">
          <table:table-cell table:number-columns-repeated="2"/>
          <table:table-cell office:value-type="string" calcext:value-type="string">
            <text:p>i think it's a bad idea. it's not a good way to stop bike theft, but it's the most cost effective way to reduce the amount of bike theft in a given area. if a police officer sees a bait bike in a high crime area, he or she is going to assume that the person who stole it is a criminal and will be arrested. if the police do not arrest the thief, they're going to have to find a way to track the</text:p>
          </table:table-cell>
          <table:table-cell table:number-columns-repeated="1021"/>
        </table:table-row>
        <table:table-row table:style-name="ro39">
          <table:table-cell office:value-type="string" calcext:value-type="string">
            <text:p>t3_beaji9</text:p>
          </table:table-cell>
          <table:table-cell office:value-type="string" calcext:value-type="string">
            <text:p><text:s/>If you are in the media industry, and you wear revealing clothes/naked, it is NOT empowerment. : hi there. ever since i saw this tweet from ariana grande i have been thinking and thinking because the minute i read this, something urked me but i couldn't tell what it was. on one hand, i strongly believe women should be allowed to wear revealing clothes in the same way men are allowed to wear polo shirts and t shirts because of their comfort. but unfortunately i just couldn't seem to agree with this tweet and this general consensus that women in the media industry who are naked revealing clothes calling it empowerment. if they didn't call it empowerment, i would just assume it is comfort but when a woman like ariana grande says it is empowerment, i couldn't seem to agree. after thinking for a long time, i have finally come to the strong conclusion that if you are in the media industry, and you wear revealing clothes naked, it is not empowerment. wearing revealing clothes in a media industry where there are sick perverts who love women wearing revealing clothes naked e. g the fappening even though their intention isn't too come off as promiscuous but just comfortable oozes of confidence. but in no way should that be confused with empowerment. the reason being, empowerment solely comes down to the audience, not to the person like ariana pundai who claims it is empowerment. if the audience of twitch streamer who's audience members are young people who want to see nudity and cleavage, the twitch streamer can't turn around and call it 'empowerment' because you are not destigmatises anything but rather giving exactly what people want a. k. a nudity. she can say she is confident in what she is wearing but the empowerment aspect comes down to the audience's point of view. in ariana and other people who have the same views as her's case, i strongly disagree with them calling it empowerment because let's face it, sex sells point and case being fifty shades trilogy with each of them earning more than a quentin tarantino movies, aside from django unchained and the obvious anaconda by nicki minhaj and when you are making songs about how much you want to get banged because you are drunk and walking side to side or any other sex related songs, you are guaranteed to make a lot of views and money because of its topic appeal and this appeal, doesn't come from and isn't about passion or anything but audience wanting to seeing nudity revealing clothes while making sexual gestures. in other words, you are being confident thinking it's empowerment but for the audience you are just giving them what they want of that similar to the twitch streamer. there is nothing empowering. you are just moving up the ranks and making money while taking the easy way and essiently manipulate the capitalist system in your favor. just narcissistic and manipulative. if ariana or other celebrities who wear revealing clothes say it is because they are comfortable it is a beyond rational answer but to say it is empowerment is only empowerment for people's genitalia. i'm sorry if this post has offended someone and i do not mean anything in a hurtful manner. feel free to leave comments. i know the belief i have is very cynical and something most people reading this won't have. i am really interested as to what you think and getting my mind changed. thank you and have a nice day</text:p>
          </table:table-cell>
          <table:table-cell office:value-type="string" calcext:value-type="string">
            <text:p>i don't think there's a difference between empowerment and empowerment. i think it depends on what you mean by empowerment. ariana grande is using the word 'empowerment' as a euphemism for being sexually promiscuous. i don't see how it can be defined as empowerment.</text:p>
          </table:table-cell>
          <table:table-cell table:number-columns-repeated="1021"/>
        </table:table-row>
        <table:table-row table:style-name="ro3">
          <table:table-cell table:number-columns-repeated="2"/>
          <table:table-cell office:value-type="string" calcext:value-type="string">
            <text:p>i think you're conflating empowerment with comfort. it's not that she's not confident in what she's wearing, it's that she doesn't feel comfortable in it. i don't think it's possible to be confident in something you're not comfortable in. i think the difference is that she feels empowered in the fact that she can wear what she wants to, and that she has the choice to do so. if she's comfortable with what she wears, she</text:p>
          </table:table-cell>
          <table:table-cell table:number-columns-repeated="1021"/>
        </table:table-row>
        <table:table-row table:style-name="ro3">
          <table:table-cell table:number-columns-repeated="2"/>
          <table:table-cell office:value-type="string" calcext:value-type="string">
            <text:p>i'm not sure what your definition of empowerment is, but i think it depends on what you mean by empowerment. if you mean empowerment in the sense that you are able to do whatever you want without being judged for it, then i don't think you have a problem with that. however, if you're talking about empowerment in a sense that means that you have the ability to do what you want regardless of what others think of you, then you</text:p>
          </table:table-cell>
          <table:table-cell table:number-columns-repeated="1021"/>
        </table:table-row>
        <table:table-row table:style-name="ro3">
          <table:table-cell table:number-columns-repeated="2"/>
          <table:table-cell office:value-type="string" calcext:value-type="string">
            <text:p>i don't think ariana grande is saying that she is empowered by what she's wearing. i think she's saying that it is empowering for her to be who she is, and that she doesn't need to worry about what the audience thinks of her. it's a statement of self confidence, not a declaration of empowerment. it doesn't mean that she's confident in what she is wearing, it just means that she feels comfortable in her body, which is</text:p>
          </table:table-cell>
          <table:table-cell table:number-columns-repeated="1021"/>
        </table:table-row>
        <table:table-row table:style-name="ro31">
          <table:table-cell office:value-type="string" calcext:value-type="string">
            <text:p>t3_d7aps4</text:p>
          </table:table-cell>
          <table:table-cell office:value-type="string" calcext:value-type="string">
            <text:p><text:s/>you can refuse to accept someone's identity and still treat them with respect and believe they should have human rights : i been getting a sentiment for a while where if you don't accept someone's self identity you simply do not respect or feel they deserve basic human rights needless to say its mostly leftist and or lgbt community but might have other people too i think i have been getting it from when ever left or lgbt says transgender people are being denied their human rights they always point to someone who believes there are 2 genders or transgenderism doesn't exist and somehow that means people who identify as non binery or are transgender they are literally not human and don't deserve respect or human rights. for starters i don't thing being accepted as what you identify as is a human right, its only a violation of human rights when humans rights as we know are being violated, in other words you identifying as say some animal and other people not accepting that identity isn't a violation of rights, its only when people start treating you with the same contempt as an animal. that brings me to the respect part, i also believe that you can treat someone with full respect and sympathize as everyone else but still not be on board with what they identify with because i honestly don't see why not. identifying is just that a way to identify who's who or what's what meaning if someone told im a woman im a man but still treated me as good as everyone else i don't see what's the issue, maybe when he she's calling me i would have trouble knowing if he she's calling me because of using female pronouns but i think that's a bit benign note im not very good when it comes to making up post so maybe some there grammer issues here and there and some points left out so just bear with me cmv</text:p>
          </table:table-cell>
          <table:table-cell office:value-type="string" calcext:value-type="string">
            <text:p>i think you're conflating a lack of respect for a person's identity with lack of understanding of their rights. i don't think it's fair to say that people don't have the right to identify with a gender they identify with, but that doesn't mean that they don't deserve human rights.</text:p>
          </table:table-cell>
          <table:table-cell table:number-columns-repeated="1021"/>
        </table:table-row>
        <table:table-row table:style-name="ro4">
          <table:table-cell table:number-columns-repeated="2"/>
          <table:table-cell office:value-type="string" calcext:value-type="string">
            <text:p>i don't think it's wrong to not fully accept someone's self identity, but it is wrong to treat them with contempt or disrespect. if you treat someone with full respect and sympathize as everyone else but still don't fully accept their identity, you are treating them like an animal.</text:p>
          </table:table-cell>
          <table:table-cell table:number-columns-repeated="1021"/>
        </table:table-row>
        <table:table-row table:style-name="ro9">
          <table:table-cell table:number-columns-repeated="2"/>
          <table:table-cell office:value-type="string" calcext:value-type="string">
            <text:p>i don't think there is a difference between respecting a person's identity and respecting their human rights. there is no difference between treating someone with full respect and treating them like an animal. if you treat someone with respect and treat them as an animal, then you are not respecting them. you are treating them with contempt.</text:p>
          </table:table-cell>
          <table:table-cell table:number-columns-repeated="1021"/>
        </table:table-row>
        <table:table-row table:style-name="ro13">
          <table:table-cell table:number-columns-repeated="2"/>
          <table:table-cell office:value-type="string" calcext:value-type="string">
            <text:p>i don't think it's a violation of human rights to not respect someone's self identity if you don't respect their self identity. i think you should respect them for who they are, regardless of what they choose to identify as.</text:p>
          </table:table-cell>
          <table:table-cell table:number-columns-repeated="1021"/>
        </table:table-row>
        <table:table-row table:style-name="ro25">
          <table:table-cell office:value-type="string" calcext:value-type="string">
            <text:p>t3_cv6thg</text:p>
          </table:table-cell>
          <table:table-cell office:value-type="string" calcext:value-type="string">
            <text:p><text:s/>The Soviet Union Was Not Responsible for Allied Victory : when we think of the iconic battles of wwii, we tend to think of battles like stalingrad, the normandy landings, el alamein, the pacific islands campaigns i. e. iwo jima, battle of kursk, and more whose outcome often resulted in spelling the beginning of the end for the axis powers. that also russia was mainly responsible for defeating the german army given the manpower and casualties both germany and russia committed. but i've been reading this book called 'how the war was won' by phillips payson o'brien and according to him: 'there were no decisive land battles in world war ii', that in actuality, the war was won in the air and the sea. almost every major nation except russia committed 2 3rds of their war production to air and naval assets. in japan's case, 5 6ths was spent on air and naval production. that losses germany faced like at stalingrad actually accounted for less than 1 percent in equipment losses and thus could be easily replaced with fresh new tanks, weapons, etc. he argues that it was overall the naval blockades and the bombing campaigns that truly won the war because from 1943 and onwards, the axis powers soon found themselves unable to replace their equipment and vehicles vessel losses if their factories and dockyards were bombed, access to resources like fuel and even food esp. in japan's case denied the axis powers the ability to produce, stage offensives, and satisfy their civilian populace's needs which the author nevertheless thinks was a moral tragedy in the end, world war ii was in a way, a war of attrition but not in the typical land warfare sense, but how the us and britain managed to gradually destroy their enemies' ability to fight effectively if they were running short on resources and equipment as a result of their factories being reduced to debris. and damningly, it meant the eastern front was just a sideshow in the big picture.</text:p>
          </table:table-cell>
          <table:table-cell office:value-type="string" calcext:value-type="string">
            <text:p>i don't think it's fair to say that the war was won in the air and sea, but that doesn't mean it wasn't won. the wwii was fought on land, and there was a lot of fighting on the ground, but it was also fought on the air, and the air was the decisive factor in the war.</text:p>
          </table:table-cell>
          <table:table-cell table:number-columns-repeated="1021"/>
        </table:table-row>
        <table:table-row table:style-name="ro5">
          <table:table-cell table:number-columns-repeated="2"/>
          <table:table-cell office:value-type="string" calcext:value-type="string">
            <text:p>i don't believe that equipment losses caused the defeat of wwii. it was a war of attrition, not a defeat of the axis powers. the end of the war was not a decisive land battle, it was an end to the war of supply and supply. it's not a loss of equipment that ended the war, it's the loss of supply. germany and russia were both able to produce and sell enough equipment to sustain their armies for a long</text:p>
          </table:table-cell>
          <table:table-cell table:number-columns-repeated="1021"/>
        </table:table-row>
        <table:table-row table:style-name="ro4">
          <table:table-cell table:number-columns-repeated="2"/>
          <table:table-cell office:value-type="string" calcext:value-type="string">
            <text:p>i don't think payon o'brien's book is meant to be read as an argument for the victory of the axis powers, but rather as a critique of the war itself. i think the book is a good way to look at the war, but it's not meant to change your view about the war as a whole.</text:p>
          </table:table-cell>
          <table:table-cell table:number-columns-repeated="1021"/>
        </table:table-row>
        <table:table-row table:style-name="ro5">
          <table:table-cell table:number-columns-repeated="2"/>
          <table:table-cell office:value-type="string" calcext:value-type="string">
            <text:p>i don't think it's fair to say that the air and naval battles were the decisive battles of wwii. the axis powers were able to hold the eastern front for a long time, but they couldn't hold the western front for long enough. the russians and germans were so well equipped that they could hold the west bank, and the us and british were so far behind that they had no chance of holding the east bank. the us</text:p>
          </table:table-cell>
          <table:table-cell table:number-columns-repeated="1021"/>
        </table:table-row>
        <table:table-row table:style-name="ro12">
          <table:table-cell office:value-type="string" calcext:value-type="string">
            <text:p>t3_c5l7w9</text:p>
          </table:table-cell>
          <table:table-cell office:value-type="string" calcext:value-type="string">
            <text:p><text:s/>Piracy almost always is unethical and a crime, people who do It should be punished. : the reason i believe this is: you are not entitled to something that someone else has made without going though the correct channels purchasing it, foss, etc. , ever. in areas of the world without consumer protection laws, where a user may not return a product if it is not as described fit for purpose. i believe it's okay to pirate a product to demo, not use. i also concede that has had some good carry on effects for the consumer, if there hadn't been problems with piracy for the entertainment industry we wouldn't have services like spotify netflix which i think most would agree is a net benefit for the consumer.</text:p>
          </table:table-cell>
          <table:table-cell office:value-type="string" calcext:value-type="string">
            <text:p>i don't think piracy is a net benefit to the consumer. i think it's a net loss for the consumer and a net gain for the content creators. if you pirate a product, you are less likely to buy it, you're more likely to pirate it if you don't like it, and you're less likely if you do like it. i'm not saying piracy is bad, i'm just saying that it's not the best way to go about it.</text:p>
          </table:table-cell>
          <table:table-cell table:number-columns-repeated="1021"/>
        </table:table-row>
        <table:table-row table:style-name="ro13">
          <table:table-cell table:number-columns-repeated="2"/>
          <table:table-cell office:value-type="string" calcext:value-type="string">
            <text:p>if a product is not fit for purpose, then it is not yours to use. if it is fit for use, then you have no right to use it. if you use it for demo purposes, you are not entitled to it. it is up to you to decide whether or not you use the product or not.</text:p>
          </table:table-cell>
          <table:table-cell table:number-columns-repeated="1021"/>
        </table:table-row>
        <table:table-row table:style-name="ro4">
          <table:table-cell table:number-columns-repeated="2"/>
          <table:table-cell office:value-type="string" calcext:value-type="string">
            <text:p>the problem with piracy is that it's not fair to the creators of the media. when you pirate a movie, you're taking away from the creativity of the creators. if you take away the creative freedom of the creator, then you are taking away the freedom to create something new.</text:p>
          </table:table-cell>
          <table:table-cell table:number-columns-repeated="1021"/>
        </table:table-row>
        <table:table-row table:style-name="ro3">
          <table:table-cell table:number-columns-repeated="2"/>
          <table:table-cell office:value-type="string" calcext:value-type="string">
            <text:p>the problem with piracy is that it discourages people from actually buying the product. for example, if you pirate a movie, you are depriving people of the opportunity to see the movie in its entirety, which is something that they should be able to do. this is a big problem for the entertainment industry, but it's also a problem for consumers. if you don't pay for the movie, then you aren't entitled to see it, and you're not entitled to</text:p>
          </table:table-cell>
          <table:table-cell table:number-columns-repeated="1021"/>
        </table:table-row>
        <table:table-row table:style-name="ro45">
          <table:table-cell office:value-type="string" calcext:value-type="string">
            <text:p>t3_bqlckk</text:p>
          </table:table-cell>
          <table:table-cell office:value-type="string" calcext:value-type="string">
            <text:p><text:s/>People who use their kids, job, personality traits, past experience etc as justification for their bad or poor behavior don’t deserve any sympathy. : i think this post is pretty self explanatory aside from the marginal cases people with diagnosed illnesses or exceptional conditions that truly are out of their control people shouldn t use things within their control to justify their dysfunctional or bad behavior towards others. it s lazy, misdirected especially if someone uses their kids as an excuse and just bad form. if you have any misgivings, they ultimately come from you. it s a rigid view about personal accountability that i have, but i m willing to cmv if someone can provide good reasons to blame others for their actions. i just can t stand when someone justifies their terrible behavior or actions on something from their past, or a decision that they made that doesn t have any bearing on their current situation or obligation. they might be affected in negative ways by their choices or experiences, but that doesn t justify treating someone poorly or not living up to obligations they have in the present. i m not trying to start an argument about fatalism and self determinism. i m arguing this stance from a middle ground standpoint a system in which we both have control and don t over certain things that happen around us. cmv!</text:p>
          </table:table-cell>
          <table:table-cell office:value-type="string" calcext:value-type="string">
            <text:p>i think it depends on what you mean by'responsibility.'if you mean responsibility for the consequences of your actions, then yes, you are responsible for your actions. however, if you're talking about responsibility for your choices, then you are also responsible for the actions of others. if you are talking about blame, then i don't think it's a bad thing to blame others for your own actions, but i think you're conflating responsibility with responsibility for</text:p>
          </table:table-cell>
          <table:table-cell table:number-columns-repeated="1021"/>
        </table:table-row>
        <table:table-row table:style-name="ro3">
          <table:table-cell table:number-columns-repeated="2"/>
          <table:table-cell office:value-type="string" calcext:value-type="string">
            <text:p>i think the problem with this is that it's a self fulfilling prophecy. it's not that we don't have control over our actions, it's that we have no control over the consequences of our actions. if you blame someone for their actions, you're putting them in a position where they have no choice but to accept responsibility for their own actions, and if they don't accept responsibility, then they're not responsible for their behavior. if they blame others, they're</text:p>
          </table:table-cell>
          <table:table-cell table:number-columns-repeated="1021"/>
        </table:table-row>
        <table:table-row table:style-name="ro9">
          <table:table-cell table:number-columns-repeated="2"/>
          <table:table-cell office:value-type="string" calcext:value-type="string">
            <text:p>i think you're looking at this from the wrong angle. if someone is responsible for their actions, they should be held accountable for the consequences of their actions. if they are responsible for the actions of others, they have a responsibility to take responsibility for those actions, even if they have no control over them.</text:p>
          </table:table-cell>
          <table:table-cell table:number-columns-repeated="1021"/>
        </table:table-row>
        <table:table-row table:style-name="ro9">
          <table:table-cell table:number-columns-repeated="2"/>
          <table:table-cell office:value-type="string" calcext:value-type="string">
            <text:p>i don't think that anxiety, depression, or other mental health conditions can be used as an excuse for bad behavior. the way i see it, it's not an excuse, but an explanation for why the person is behaving the way they are. i'm not saying that the person's behavior is out of their control, but i'm saying that it's a valid explanation for their behavior.</text:p>
          </table:table-cell>
          <table:table-cell table:number-columns-repeated="1021"/>
        </table:table-row>
        <table:table-row table:style-name="ro32">
          <table:table-cell office:value-type="string" calcext:value-type="string">
            <text:p>t3_bymk7u</text:p>
          </table:table-cell>
          <table:table-cell office:value-type="string" calcext:value-type="string">
            <text:p><text:s/>It is disrespectful and rude for Americans to make a film about Chernobyl, a story that is not theirs to tell. : regardless of any discussions about the terribly fictional portrayal of events, the chernobyl disaster was a soviet disaster, and as russia is the successor to the soviet union it is our story to tell, just as the 9 11 attack is an american disaster and a story for the americans to tell. it is disrespectful for foreigners to try to tell our story, to speak for us, just for money. although i do think it should not be allowed, that means nothing because america has different laws about such things and allows any sort of film to be made no matter how insulting, i am saying it is morally wrong. if your response is 'it is a ukraine story not a russian story' that is like saying 9 11 is a new york story, ukraine was just a part of the soviet union and russia is the successor to that country, just as new york is just a state of america. this response is not valid!</text:p>
          </table:table-cell>
          <table:table-cell office:value-type="string" calcext:value-type="string">
            <text:p>the chernobyl disaster was a soviet disaster, and as russia is the successor to the soviat union it is our story to tell, just as the 9 11 attack is an american disaster and a story for the americans to tell. it is disrespectful for foreigners to try to tell our story, to speak for us, just for money.</text:p>
          </table:table-cell>
          <table:table-cell table:number-columns-repeated="1021"/>
        </table:table-row>
        <table:table-row table:style-name="ro9">
          <table:table-cell table:number-columns-repeated="2"/>
          <table:table-cell office:value-type="string" calcext:value-type="string">
            <text:p>the chernobyl disaster was a soviet disaster, and as such it is our story to tell, just as the 9 11 attack was an american disaster and a story for the americans to tell. the difference is that the nazis were the aggressors, and the ussr was the victor. the nazi attack was a terrorist attack, and it was an attack on america, not on russia.</text:p>
          </table:table-cell>
          <table:table-cell table:number-columns-repeated="1021"/>
        </table:table-row>
        <table:table-row table:style-name="ro7">
          <table:table-cell table:number-columns-repeated="2"/>
          <table:table-cell office:value-type="string" calcext:value-type="string">
            <text:p>the chernobyl disaster was a soviet disaster, just like the 9 11 attack was an american disaster, and russia is the successor to that country, just as new york is just a state of america.</text:p>
          </table:table-cell>
          <table:table-cell table:number-columns-repeated="1021"/>
        </table:table-row>
        <table:table-row table:style-name="ro4">
          <table:table-cell table:number-columns-repeated="2"/>
          <table:table-cell office:value-type="string" calcext:value-type="string">
            <text:p>the chernobyl disaster was a soviet disaster, and as russia is our story to tell, it is our history to tell. it is a russian story, and it is an american story. that is not to say that it is disrespectful for russia to tell its story, but it is not the same as saying that the 9 11 attack is a new york story.</text:p>
          </table:table-cell>
          <table:table-cell table:number-columns-repeated="1021"/>
        </table:table-row>
        <table:table-row table:style-name="ro26">
          <table:table-cell office:value-type="string" calcext:value-type="string">
            <text:p>t3_anctff</text:p>
          </table:table-cell>
          <table:table-cell office:value-type="string" calcext:value-type="string">
            <text:p><text:s/>There has been no Patriarchal system of Oppression in the UK : i am asserting that: for over hundreds of thousands of years, men and women have had reciprocal and mutually beneficial relationships in order to survive nature and carry on our species following from this, there has not been a single gender that has unidirectionally oppressed the other it is impossible to prove the absence of something, but for the purpose of the cmv, i would like to set some ground rules: 1 the definition of a system is: a set of things working together as parts of a mechanism or an interconnecting network in addition, a system has inputs and outputs for example, a system of slavery would have slaves as inputs and cheaper goods and services as outputs i do not see what tangible outputs the patriarchy has 2 women having children is simply biology all or almost all species reproduce this way with regards to point 1, the outputs cannot be children 3 leadership: over its history, the uk has had several female leaders that were followed without question: boudica, queen elizabeth i amp; ii , queen mary and queen victoria we have had margaret thatcher as pm as well as theresa may, currently in fact, the 5 most powerful people in the uk currently are women 4 coverture and marriage in the victorian era coverture was the legal fiction taken from christianity that when a man and a women married, they were one entity following this law, men were responsible legally for the married couple culturally, women were in control of the household spending, education of children, would have power of attorney over businesses . etc as women had no legal responsibilities, there were incidents where the wife would go in debt and the husband ended up in jail coverture had a serious effect on the ability for women to vote and had been raised by jeremy bentham in 1817 however, single or widowed women who owned land worth over 40 shillings were allowed to vote since 1432 men and married men had that same restriction till 1832 5 women were chattle there is a modern view of history that if you take point 4, women were slaves to their husbands the definition of slavery is: a civil relationship in which one person has absolute power over the life, fortune and liberty of another once again, this relationship of control is unidirectional for example: are children slaves to their parents parents control the liberty and fortune of their children not life and up to a certain time period while children restrict the liberty and technically fortune of their parents therefore, this would not be considered a slave relationship 6 religion is something i am open to discuss as i am aware that around the world, some religions or cultures are very restrictive towards women but this discussion would have to be around uk s history of paganism and christianity 7 i will not accept arguments that take a tiny minority of the population lt;2 and group all males or women together</text:p>
          </table:table-cell>
          <table:table-cell office:value-type="string" calcext:value-type="string">
            <text:p>i think the problem here is that you're using the word 'unidirectional' in a way that doesn't really mean what you're saying. the definition of a system is a set of things working together as parts of a mechanism or an interconnecting network in addition, a system has inputs and outputs for example, slavery would have slaves as inputs and cheaper goods and services as outputs. that's not to say that a system of slavery would not have slaves, but it would not be</text:p>
          </table:table-cell>
          <table:table-cell table:number-columns-repeated="1021"/>
        </table:table-row>
        <table:table-row table:style-name="ro3">
          <table:table-cell table:number-columns-repeated="2"/>
          <table:table-cell office:value-type="string" calcext:value-type="string">
            <text:p>i think it's important to note that the patriarchy is a social construct, not a biological one. it is not a single gender that has unidirectionally oppressed the other, it is a combination of many different groups of people, and it is certainly not a one gender system. men and women have had reciprocal and mutually beneficial relationships in order to survive nature and carry on our species following from this, there has not been a single group of people that has 'unid</text:p>
          </table:table-cell>
          <table:table-cell table:number-columns-repeated="1021"/>
        </table:table-row>
        <table:table-row table:style-name="ro13">
          <table:table-cell table:number-columns-repeated="2"/>
          <table:table-cell office:value-type="string" calcext:value-type="string">
            <text:p>i don't think there is any reason to think that the patriarchy is a bad thing. in fact, i think it's a very good thing. i mean, i'm not saying it's good, but i don't see any reason why it should be bad. i'm just saying that it's not a good system.</text:p>
          </table:table-cell>
          <table:table-cell table:number-columns-repeated="1021"/>
        </table:table-row>
        <table:table-row table:style-name="ro13">
          <table:table-cell table:number-columns-repeated="2"/>
          <table:table-cell office:value-type="string" calcext:value-type="string">
            <text:p>i don't think it's possible to explain a system of oppression by coercion without coercion. coercion is a tool, but it's not the only tool. it's a tool that can be used to coerce people into doing things that they don't want to do.</text:p>
          </table:table-cell>
          <table:table-cell table:number-columns-repeated="1021"/>
        </table:table-row>
        <table:table-row table:style-name="ro45">
          <table:table-cell office:value-type="string" calcext:value-type="string">
            <text:p>t3_cjfe7q</text:p>
          </table:table-cell>
          <table:table-cell office:value-type="string" calcext:value-type="string">
            <text:p><text:s/>Declining Birth Rates Necessitate Immigration : decades of fertility drops in much of the developed world pose an interesting dynamic for the economies of these states. an aging population obviously leans on the welfare system of the state, and with a smaller and smaller active work force coming in the future, smaller and smaller tax pools will be contributing to these services. remedies of taxing the wealthy big corp are viable, but come with an economic cost and are admittedly short term solutions. while the lesser developed parts of the world are also seeing a drop in fertility, the extent at which this is happening is far slower, and generally speaking these are the areas in which people are looking to immigrate to the more developed world. this is a worker pool who is deliberately limited to state welfare resources until they earn citizenship, yet is liable for income tax. there is an economic output and an input in the tax pool that would otherwise come at the cost of the economy. of course, those who play favorite with their ethnicity may see a problem here. however a reactionary call to ethno nationalism excites geo political tensions, and with declining birth rates this is calling for economic ruin. i'm not calling for open boarders, but i am pointing out that an aging population must have an input of workers and tax payers.</text:p>
          </table:table-cell>
          <table:table-cell office:value-type="string" calcext:value-type="string">
            <text:p>an aging population is a bad thing for society as a whole. it's not just bad for the poor, it's bad for all of society. it means that there is less money in the hands of the poor and the middle class, which means that the poor will have less money to spend on things like healthcare, education, and infrastructure. this will also mean that the rich will have more money in their pockets, which will mean that they will be able to spend more of it on other things, which is bad for</text:p>
          </table:table-cell>
          <table:table-cell table:number-columns-repeated="1021"/>
        </table:table-row>
        <table:table-row table:style-name="ro13">
          <table:table-cell table:number-columns-repeated="2"/>
          <table:table-cell office:value-type="string" calcext:value-type="string">
            <text:p>the problem is not that there is a declining birth rate, but that there are too many people with too little money to support a family. this is especially true for young people, who are often the ones who have the most disposable income.</text:p>
          </table:table-cell>
          <table:table-cell table:number-columns-repeated="1021"/>
        </table:table-row>
        <table:table-row table:style-name="ro5">
          <table:table-cell table:number-columns-repeated="2"/>
          <table:table-cell office:value-type="string" calcext:value-type="string">
            <text:p>i don't think you're looking at it the right way. i think you've got to look at it from a slightly different perspective. if you look at the effects of immigration on the economy, you'll see an increase in the number of people who don't want to immigrate because they're not going to be able to afford it. that's not to say that it's a bad thing, but it's going to have a negative effect on the nation as a whole</text:p>
          </table:table-cell>
          <table:table-cell table:number-columns-repeated="1021"/>
        </table:table-row>
        <table:table-row table:style-name="ro4">
          <table:table-cell table:number-columns-repeated="2"/>
          <table:table-cell office:value-type="string" calcext:value-type="string">
            <text:p>taxing the rich more heavily is not the way to go in the current environment. the problem is that you are ignoring the fact that the wealthy are not the only ones who are contributing to the economy. it is the poor and middle class who are the ones paying taxes.</text:p>
          </table:table-cell>
          <table:table-cell table:number-columns-repeated="1021"/>
        </table:table-row>
        <table:table-row table:style-name="ro10">
          <table:table-cell office:value-type="string" calcext:value-type="string">
            <text:p>t3_d5ggz4</text:p>
          </table:table-cell>
          <table:table-cell office:value-type="string" calcext:value-type="string">
            <text:p><text:s/>We need to start doxxing people or, better ... just allowing it to play out : yes the marathon issue. and, yes, the gag order when something is going on, namely attacks shooters. that's a more tactical issue. the authorities have learned now to not listen to fucking reddit twitter facebook usenet text wires however, you know when you come across the posts or articles or 'articles' that say fucked up shit about anything from left to right about vaccination, assault of any kind, what shape the planet is, the inflation of footballs, the climate, batshit hatred of fill in public figure , what two plus two is, etc; and their name is blocked out? well, i believe that it shouldn't be. i believe that if you are willing to hit submit than you better be prepared for any negativity and hate which may have been your intent because you certainly would have let the compliments, affirmations, and votes bathe over you. i believe we need to unleash the mob mentality that they wish they could conjure up. and to those reading this that have posted a stupid fucking thought from someone you damn well know you wish you could've shown their name to the world.</text:p>
          </table:table-cell>
          <table:table-cell office:value-type="string" calcext:value-type="string">
            <text:p>the gag order is meant to protect the identity of the shooter, not to silence them. it's not meant to shut down their speech, it's meant to prevent them from spreading their message. if you are willing to hit submit, then you are not prepared for the negativity and hate that may have been your intent because you might have let the compliments, affirmations and votes bathe over you.</text:p>
          </table:table-cell>
          <table:table-cell table:number-columns-repeated="1021"/>
        </table:table-row>
        <table:table-row table:style-name="ro13">
          <table:table-cell table:number-columns-repeated="2"/>
          <table:table-cell office:value-type="string" calcext:value-type="string">
            <text:p>i don't think reddit or twitter has a 'gag order' that should be in place. it's a private company, and they have a right to do whatever they want with the information they have. there's nothing illegal about that.</text:p>
          </table:table-cell>
          <table:table-cell table:number-columns-repeated="1021"/>
        </table:table-row>
        <table:table-row table:style-name="ro5">
          <table:table-cell table:number-columns-repeated="2"/>
          <table:table-cell office:value-type="string" calcext:value-type="string">
            <text:p>scout motto is not a free speech issue. it is a restriction on the freedom of speech and expression of ideas. the right to free speech is not the same as the right not to be censored. you do not have to agree with every word they say, but you do have to accept that they are expressing ideas that you disagree with. if you don't agree with these ideas, then you are free to say so.</text:p>
          </table:table-cell>
          <table:table-cell table:number-columns-repeated="1021"/>
        </table:table-row>
        <table:table-row table:style-name="ro9">
          <table:table-cell table:number-columns-repeated="2"/>
          <table:table-cell office:value-type="string" calcext:value-type="string">
            <text:p>i don't think it's a matter of whether or not it should be censored, it's just that it should not be censored at all. if you are willing to hit submit, you have to be prepared for any negativity and hate which may have been your intent because you certainly would have let the compliments, affirmations, and votes bathe over you.</text:p>
          </table:table-cell>
          <table:table-cell table:number-columns-repeated="1021"/>
        </table:table-row>
        <table:table-row table:style-name="ro12">
          <table:table-cell office:value-type="string" calcext:value-type="string">
            <text:p>t3_b6acgf</text:p>
          </table:table-cell>
          <table:table-cell office:value-type="string" calcext:value-type="string">
            <text:p><text:s/>I don't believe that automation is going to take over the restaurant industry, mostly because of personal feelings that I doubt I'm alone in sharing. : there is a growing concern that automation will take over most fast food jobs, but i just can't see a automated restaurant being popular. human's are social creatures and i feel that if you remove humans from the service industry, you'll find a lot of people will feel dissatisfied. i think there will be a cultural shift where people will be willing to pay more for human interaction. i don't think people want to feel like they are eating from an oversized vending machine and the feeling of emptiness from interacting with one will lead people to pay extra for service from a fellow human.</text:p>
          </table:table-cell>
          <table:table-cell office:value-type="string" calcext:value-type="string">
            <text:p>i think you're overestimating the amount of social interaction a fast food worker will have. i don't think most fast food workers will be replaced by robots, but i do think there will be a shift in how fast food jobs are done. in the past, the fast food industry has been dominated by people who had little to no social interaction at all. now, that's starting to change. a lot of the people who work in fast food are doing it because they</text:p>
          </table:table-cell>
          <table:table-cell table:number-columns-repeated="1021"/>
        </table:table-row>
        <table:table-row table:style-name="ro5">
          <table:table-cell table:number-columns-repeated="2"/>
          <table:table-cell office:value-type="string" calcext:value-type="string">
            <text:p>i don't think that automation will cause a decline in fast food. fast food is a service industry, not a job. there are plenty of other jobs that require a lot of physical labor, like construction, maintenance, etc. that could be automated. i don't believe that fast food will go away. i think that it will just be replaced by something that requires less physical labor. i'm not sure what that will be.</text:p>
          </table:table-cell>
          <table:table-cell table:number-columns-repeated="1021"/>
        </table:table-row>
        <table:table-row table:style-name="ro4">
          <table:table-cell table:number-columns-repeated="2"/>
          <table:table-cell office:value-type="string" calcext:value-type="string">
            <text:p>i don't think there will be a cultural shift. i think people will continue to eat and drink the same way, but it will be in a different way than it has been in the past. people will still eat, drink, and do things the same as they have been doing for thousands of years.</text:p>
          </table:table-cell>
          <table:table-cell table:number-columns-repeated="1021"/>
        </table:table-row>
        <table:table-row table:style-name="ro4">
          <table:table-cell table:number-columns-repeated="2"/>
          <table:table-cell office:value-type="string" calcext:value-type="string">
            <text:p>i don't think automated restaurants will be as popular as they were in the past, but i do think they will continue to be popular in the future. a lot of people want to feel like they are eating from an oversized vending machine, but that doesn't mean they don't want human interaction.</text:p>
          </table:table-cell>
          <table:table-cell table:number-columns-repeated="1021"/>
        </table:table-row>
        <table:table-row table:style-name="ro32">
          <table:table-cell office:value-type="string" calcext:value-type="string">
            <text:p>t3_bzug4b</text:p>
          </table:table-cell>
          <table:table-cell office:value-type="string" calcext:value-type="string">
            <text:p><text:s/>Grass on the sides of highways should not be cut : the grass should not be cut on the side of highways for multiple reasons: 1. the grass looks good when it isn't cut. when the grass is long and lush it looks natural and pretty. 2. cutting the grass makes it ugly. after the grass is cut, the grass shavings are everywhere and it looks hideous 3. also, the shortened grass allows more of the ground to be seen. this is negative because then litter is revealed, and dirt patches in the ground are revealed which makes it even uglier. 4. furthermore, the people getting paid to cut the grass don't even do a good job. they half ass it. this makes the grass uglier because there are random long grass patches, and the edge of the grass is long. it gives an ugly unfinished look. 5. lastly, why cut the grass. as proved earlier cutting the grass is all negative so the time spent on cutting the grass should be used somewhere else where the lawn care would actually make a positive impact</text:p>
          </table:table-cell>
          <table:table-cell office:value-type="string" calcext:value-type="string">
            <text:p>1. the grass looks good when it isn't cut, but when it is cut, the grass shavings are everywhere and it looks hideous. 2. cutting the grass makes it uglier because there are random long grass patches, and the edge of the grass is long. 3. it gives an ugly unfinished look. 4. there are litter patches in the ground. 5. it makes the grass look messy.</text:p>
          </table:table-cell>
          <table:table-cell table:number-columns-repeated="1021"/>
        </table:table-row>
        <table:table-row table:style-name="ro13">
          <table:table-cell table:number-columns-repeated="2"/>
          <table:table-cell office:value-type="string" calcext:value-type="string">
            <text:p>cutting the grass is a waste of time, money, and energy. cutting the grass on the side of the road is the only way to get it to look as good as it does. the grass doesn't need to be cut at all, it just needs to be trimmed.</text:p>
          </table:table-cell>
          <table:table-cell table:number-columns-repeated="1021"/>
        </table:table-row>
        <table:table-row table:style-name="ro4">
          <table:table-cell table:number-columns-repeated="2"/>
          <table:table-cell office:value-type="string" calcext:value-type="string">
            <text:p>i think the problem is not with the grass, it's with the people who are paid to cut the grass. the people that are getting paid to do the lawn care are the ones who are paying for the grass to be cut. it's not their job to make the grass look good, they're doing it for the benefit of the public.</text:p>
          </table:table-cell>
          <table:table-cell table:number-columns-repeated="1021"/>
        </table:table-row>
        <table:table-row table:style-name="ro9">
          <table:table-cell table:number-columns-repeated="2"/>
          <table:table-cell office:value-type="string" calcext:value-type="string">
            <text:p>1. the grass looks good when it is long and lush, but it is not. it is a natural part of the landscape. cutting the grass makes it look good. 2. when the grass is short, it allows more of the ground to be seen, which is a good thing. if it is too long, the grass shavings are everywhere and it looks hideous. 3. it gives an ugly unfinished look. 4. it makes the grass uglier</text:p>
          </table:table-cell>
          <table:table-cell table:number-columns-repeated="1021"/>
        </table:table-row>
        <table:table-row table:style-name="ro3">
          <table:table-cell office:value-type="string" calcext:value-type="string">
            <text:p>t3_a237gd</text:p>
          </table:table-cell>
          <table:table-cell office:value-type="string" calcext:value-type="string">
            <text:p>Cmv: if you are against legal abortion then you are for illegal abortion. : comprehensive sexual education and increased access to contraceptives will lead to a reduction in unplanned pregnancies but unplanned pregnancies will not be completely eliminated in the near future or make unplanned pregnancies economically feasible. therefore there always will be a demand for abortion. and the supply should be something that should be regulated not outlawed. the simple reality is banning abortion will be a win for the black market abortion clinics who will have increased demand.</text:p>
          </table:table-cell>
          <table:table-cell office:value-type="string" calcext:value-type="string">
            <text:p>the black market abortion clinics will have increased demand for abortions because of increased access to contraceptives. they will be able to make more money because there will be more people willing to pay for an abortion. the black market will be a win for abortion clinics because they will have more money to make.</text:p>
          </table:table-cell>
          <table:table-cell table:number-columns-repeated="1021"/>
        </table:table-row>
        <table:table-row table:style-name="ro4">
          <table:table-cell table:number-columns-repeated="2"/>
          <table:table-cell office:value-type="string" calcext:value-type="string">
            <text:p>abortion is not illegal. it is not regulated. abortion clinics are regulated by the fda. abortion is legal, and abortion clinics have a legal right to refuse to perform abortions if a woman's life is in danger of being in danger. abortion should not be illegal, it should be legal.</text:p>
          </table:table-cell>
          <table:table-cell table:number-columns-repeated="1021"/>
        </table:table-row>
        <table:table-row table:style-name="ro12">
          <table:table-cell table:number-columns-repeated="2"/>
          <table:table-cell office:value-type="string" calcext:value-type="string">
            <text:p>i'm not sure what you're trying to say. it seems like you're saying that the demand for abortion will always exist, and that the supply will always be the same. but that's not the case. the demand is not always the same, and the supply is not the same either. there are many factors that influence the supply and demand of abortion. the supply of abortion is higher than demand for contraceptives, and there are more people who have access to contraceptives than there are people who don't, so the demand will</text:p>
          </table:table-cell>
          <table:table-cell table:number-columns-repeated="1021"/>
        </table:table-row>
        <table:table-row table:style-name="ro3">
          <table:table-cell table:number-columns-repeated="2"/>
          <table:table-cell office:value-type="string" calcext:value-type="string">
            <text:p>there is no evidence that increasing access to contraceptives will lead to a reduction in unplanned pregnancies. in fact, there is evidence that it will increase the number of pregnancies. the reason that is is because more people choose to have an abortion is because they don't want to get pregnant. it is not because they want to have children, it's because they are afraid of losing their job or their home.</text:p>
          </table:table-cell>
          <table:table-cell table:number-columns-repeated="1021"/>
        </table:table-row>
        <table:table-row table:style-name="ro20">
          <table:table-cell office:value-type="string" calcext:value-type="string">
            <text:p>t3_d8id3f</text:p>
          </table:table-cell>
          <table:table-cell office:value-type="string" calcext:value-type="string">
            <text:p>, Listening to metal music only is like eating your favorite meal over and over : i'd like to start this off by saying i don't hate met l. i heavily dislike it, but in small doses that's just fi e. i'm also not saying it's wrong to like metal, it's still not as bad as country music so i can't really jud e. but, i will hold to my word when i say that liking metal music is kinda like eating your favorite meal over and ov r. it might taste amazing, all he seasonings and textures may be perfectly meshed, and it might make you feel some type of w y. it might be enough substance to make you feel fu l. but it's like the same chicken, peas,mashed potatoes, and glass of t a. screaming, drums, bass, guit . some bands throw in some other spices but it's ra . some songs you'll get some nice soulful singing, but that's still even gotten old for . i wouldn't say it's bad to enjoy this formula, i just don't get how some people listen strictly to met l. this isn't the view from some boomer saying it isn't real music, or someone who only has heard twenty metal songs in their entire life, it's the view of someone who is totally down to jump into a mosh pit at a gwar s t. i've seen plenty of metal live, i've been exposed to plenty of metal while hanging out with metal head friends of mine, my family raised me on rock, classic pop, and met despite multiple friends trying to break ground with me when it comes to metal they never change my mind on my one big issue with metal, it's been forever since i heard something n w. i'd love it if my mind was chang</text:p>
          </table:table-cell>
          <table:table-cell office:value-type="string" calcext:value-type="string">
            <text:p>metal music is a genre of music that uses a lot of different styles of music to make a sound. it's not just about screaming, drums, bass, guit. it's about making the music sound like the music it's meant to be listened to.</text:p>
          </table:table-cell>
          <table:table-cell table:number-columns-repeated="1021"/>
        </table:table-row>
        <table:table-row table:style-name="ro13">
          <table:table-cell table:number-columns-repeated="2"/>
          <table:table-cell office:value-type="string" calcext:value-type="string">
            <text:p>music is not good quality for music in the us, music is good quality in the u. s. because of the quality of the musicians and the amount of money that goes into making it. it is not a matter of quality of music, it is a question of money.</text:p>
          </table:table-cell>
          <table:table-cell table:number-columns-repeated="1021"/>
        </table:table-row>
        <table:table-row table:style-name="ro5">
          <table:table-cell table:number-columns-repeated="2"/>
          <table:table-cell office:value-type="string" calcext:value-type="string">
            <text:p>i think there's a difference between eating your favorite meal over and over and eating it again and eating a new one. eating a meal is like eating a favorite meal. you don't have to eat the same thing every time, you just have to taste it. metal music is like that. it's a lot like eating the same meal over again. you can't taste it the same way every time. it takes time to get used to it, but once you do</text:p>
          </table:table-cell>
          <table:table-cell table:number-columns-repeated="1021"/>
        </table:table-row>
        <table:table-row table:style-name="ro13">
          <table:table-cell table:number-columns-repeated="2"/>
          <table:table-cell office:value-type="string" calcext:value-type="string">
            <text:p>i'm not sure what you're talking about when you say that liking metal music is kinda like eating your favorite meal over and over again. i don't think it's a bad thing to like metal music, but it's not a good thing to love it.</text:p>
          </table:table-cell>
          <table:table-cell table:number-columns-repeated="1021"/>
        </table:table-row>
        <table:table-row table:style-name="ro36">
          <table:table-cell office:value-type="string" calcext:value-type="string">
            <text:p>t3_bhacy9</text:p>
          </table:table-cell>
          <table:table-cell office:value-type="string" calcext:value-type="string">
            <text:p><text:s/>Protests are useless in the modern era : i can understand the importance of protests in the past, such as the famous ones with mlk, etc, but the fact of the matter is they don t work anymore. think about how many protests have happened just in the past few years? all those march for sciences, not to mention that women s march which was i believe the largest protest ever conducted worldwide. and what did they do? literally nothing. no one s mind was changed who matters, no laws were enacted, not even the public discourse really changed. even going out and doing disruptive protests such as blocking traffic etc does anything because it s not impacting the people who actually matter. sure, maybe you convince a couple more schmucks that climate change is a big deal, but does that change anything in the long run? absolutely not. our corporate overlords keep chugging away, and we get closer and close to our inevitable doom. in my opinion, if you want change, it needs to be more radical, but i ll refrain from posting my own opinions on the matter so i don t get banned. change my view.</text:p>
          </table:table-cell>
          <table:table-cell office:value-type="string" calcext:value-type="string">
            <text:p>i think there are a few things that have worked in the past. for instance, the civil rights movement was one of the first civil rights movements to actually effect change. it was a movement of millions of people, and it led to a huge shift in public opinion on civil rights issues. the march for civil rights was the first time in the history of the united states that black people had a voice in the political process, and the march was a huge step in that direction</text:p>
          </table:table-cell>
          <table:table-cell table:number-columns-repeated="1021"/>
        </table:table-row>
        <table:table-row table:style-name="ro13">
          <table:table-cell table:number-columns-repeated="2"/>
          <table:table-cell office:value-type="string" calcext:value-type="string">
            <text:p>i don't think it's an excuse to not change anything in general, but it's a good excuse to change the way we think about it. march for science is a way to bring awareness to the scientific method, and it's not an excuse not to change things in general.</text:p>
          </table:table-cell>
          <table:table-cell table:number-columns-repeated="1021"/>
        </table:table-row>
        <table:table-row table:style-name="ro13">
          <table:table-cell table:number-columns-repeated="2"/>
          <table:table-cell office:value-type="string" calcext:value-type="string">
            <text:p>i agree that climate change is a big deal, but that doesn't mean that it's the most important issue in the world. climate change isn't going to make a huge difference in the short term, but it will have a huge impact on the world as a whole.</text:p>
          </table:table-cell>
          <table:table-cell table:number-columns-repeated="1021"/>
        </table:table-row>
        <table:table-row table:style-name="ro4">
          <table:table-cell table:number-columns-repeated="2"/>
          <table:table-cell office:value-type="string" calcext:value-type="string">
            <text:p>i agree that protests are not effective in changing people's minds, but i don't think they are ineffective in changing the minds of people who don't care about the issue at all. in fact, i would argue that they are one of the most effective ways to change someone's mind.</text:p>
          </table:table-cell>
          <table:table-cell table:number-columns-repeated="1021"/>
        </table:table-row>
        <table:table-row table:style-name="ro6">
          <table:table-cell office:value-type="string" calcext:value-type="string">
            <text:p>t3_busi32</text:p>
          </table:table-cell>
          <table:table-cell office:value-type="string" calcext:value-type="string">
            <text:p><text:s/>gender shouldn't exist : i used to be extremely left wing a couple of years ago, and was introduced to the concept of there being more than 2 genders which i blindly accepted. as i've matured, i've dropped those views and have began to form my own concept of gender rather than just accepting the ones i've been taught. i define gender as the societal implications of being born as a biological male or female. i don't think you can simply change your gender when you feel like it because society will still treat you the same no matter how hard you try to convince people that you are something other than male or female. trans people want to change how they are treated viewed by society due to their sex and therefore their gender. 'gender is a social construct' is a term i hate using because of the was it's been abused by the far left, but that's basically what i'm trying to say here . because of the fact that men and women are treated differently due to their gender, i don't think gender should exist. i believe that people should have the choice to express themselves freely without being influenced by their sex. what do you think? does gender still have value? should we continue to live in a society with expectations of gender? i thought i'd add that i see myself as centre left because i don't want to fully commit to one ideology, so my mind is completely open to any right or left arguments; i won't be biased either way.</text:p>
          </table:table-cell>
          <table:table-cell office:value-type="string" calcext:value-type="string">
            <text:p>gender is a social construct, but it's also a biological construct. there are biological differences between men and women, but that doesn't mean that they should be treated the same. there is a biological difference between a man and a woman, and that difference is the difference between being born as a biological male or a biological female, and being born into a society that treats you differently based on your sex. it's not that we shouldn't have gender roles, it's that</text:p>
          </table:table-cell>
          <table:table-cell table:number-columns-repeated="1021"/>
        </table:table-row>
        <table:table-row table:style-name="ro13">
          <table:table-cell table:number-columns-repeated="2"/>
          <table:table-cell office:value-type="string" calcext:value-type="string">
            <text:p>gender is a social construct. it's not a physical thing. it has nothing to do with biology, it's a social concept. you can be born as a male or a female, but that doesn't mean you should be treated the same regardless of your sex.</text:p>
          </table:table-cell>
          <table:table-cell table:number-columns-repeated="1021"/>
        </table:table-row>
        <table:table-row table:style-name="ro13">
          <table:table-cell table:number-columns-repeated="2"/>
          <table:table-cell office:value-type="string" calcext:value-type="string">
            <text:p>gender is a social construct. it doesn't have to do with biology, it's a societal construct. gender is the social construct, not a biological one. you can't change your gender, you can only change your sex, but that doesn't mean that gender doesn't exist.</text:p>
          </table:table-cell>
          <table:table-cell table:number-columns-repeated="1021"/>
        </table:table-row>
        <table:table-row table:style-name="ro4">
          <table:table-cell table:number-columns-repeated="2"/>
          <table:table-cell office:value-type="string" calcext:value-type="string">
            <text:p>gender is a social construct. it's not a biological thing. it has no biological basis. it is an artificial construct. there is nothing biological about it. it can't be changed, but it can be changed. it doesn't have a biological basis, and it can never be, because there is no way to change it.</text:p>
          </table:table-cell>
          <table:table-cell table:number-columns-repeated="1021"/>
        </table:table-row>
        <table:table-row table:style-name="ro17">
          <table:table-cell office:value-type="string" calcext:value-type="string">
            <text:p>t3_d1y57d</text:p>
          </table:table-cell>
          <table:table-cell office:value-type="string" calcext:value-type="string">
            <text:p><text:s/>Old men are not physically attracted to old women. : we see this all the time in hollywood tv and movies, where an elderly single man meets an elderly single woman, and he is stunned by her physical beauty. this view is not about elderly couples, with experiences, history, and emotion. this is strictly about physical preference. the normal biological urge of a heterosexual male is towards young females n their early reproductive years with humans that means college aged, under 25 . this holds true for all primates, including all humans, of all cultures and nations throughout history, all the way up until the last few decades of modern america and western europe. tldr: nobody wants a new 60 year old woman, when you can have a new 20 year old woman.</text:p>
          </table:table-cell>
          <table:table-cell office:value-type="string" calcext:value-type="string">
            <text:p>i don't think it's about physical preference, it's more about cultural preference. i don't know about you, but i think there are a lot of people who are attracted to older people, and i think that's because they have a different perspective on the world than you do. i'm not saying that you can't have a relationship with an older person, but it's not as simple as that. it's much more complicated than that.</text:p>
          </table:table-cell>
          <table:table-cell table:number-columns-repeated="1021"/>
        </table:table-row>
        <table:table-row table:style-name="ro3">
          <table:table-cell table:number-columns-repeated="2"/>
          <table:table-cell office:value-type="string" calcext:value-type="string">
            <text:p>i'm going to try to change your view. first of all, i'd like to point out that there is a difference between attraction and attraction. attraction is an emotional response, not a biological one. if you're attracted to a woman, you are attracted to her because she is attractive, but that doesn't make her attractive to you. it doesn't mean you want to have sex with her, it just means you like the way she looks, and you like her</text:p>
          </table:table-cell>
          <table:table-cell table:number-columns-repeated="1021"/>
        </table:table-row>
        <table:table-row table:style-name="ro5">
          <table:table-cell table:number-columns-repeated="2"/>
          <table:table-cell office:value-type="string" calcext:value-type="string">
            <text:p>i don't think there are any scientific studies that show that older women are more attractive to men, but rather that they are more likely to be attractive to older men because of their age. i don't know about you, but i'm not sure i can think of any evidence that shows that older men are more attracted to women who are more physically attractive than younger women.</text:p>
          </table:table-cell>
          <table:table-cell table:number-columns-repeated="1021"/>
        </table:table-row>
        <table:table-row table:style-name="ro3">
          <table:table-cell table:number-columns-repeated="2"/>
          <table:table-cell office:value-type="string" calcext:value-type="string">
            <text:p>there is a difference between physical preference and emotional preference. physical preference is simply a matter of preference. emotional preference is based on a lot more than just physical preference. there is a lot of emotional preference, as well. for example, a man who is attracted to a 60 year old woman because of her age might be attracted to her because she is older than he is. it's not just about physical preference, it's also about age.</text:p>
          </table:table-cell>
          <table:table-cell table:number-columns-repeated="1021"/>
        </table:table-row>
        <table:table-row table:style-name="ro36">
          <table:table-cell office:value-type="string" calcext:value-type="string">
            <text:p>t3_a2rn3b</text:p>
          </table:table-cell>
          <table:table-cell office:value-type="string" calcext:value-type="string">
            <text:p><text:s/>Canadian lands would be better utilized if they were annexed to the United States. : confederations progress very slowly. an example is switzerland, which granted women the right to vote at the national level in 1991. since canada took their sweet time to pass a comprehensive internal free trade agreement in 2017, i have my doubts on the capacity for the trudeau government to resolve alberta s failing oil industry by finally building the pipeline across british columbia. however, a better government system is just south of the border. although whoever is in the white house is always controversial, the american federal government possesses greater control over the states. the quebec referendum for independence legalized separation from canada, but the last time american states attempted this brought upon a bloody civil war making the thought of independence a non starter. regarding alberta, annexation of the province to the united states would guarantee a pipeline through to the gulf coast native americans first nations people be damned with the federal government s blessing.</text:p>
          </table:table-cell>
          <table:table-cell office:value-type="string" calcext:value-type="string">
            <text:p>canada is a sovereign nation, and canada has the right to do whatever it pleases with the federal government. if canada wanted to secede from the united states, they could have done so on their own.</text:p>
          </table:table-cell>
          <table:table-cell table:number-columns-repeated="1021"/>
        </table:table-row>
        <table:table-row table:style-name="ro5">
          <table:table-cell table:number-columns-repeated="2"/>
          <table:table-cell office:value-type="string" calcext:value-type="string">
            <text:p>the quebec referendum legalized independence, but that doesn't mean that the quebeco government is going to build a pipeline across british columbia. the government of the united states would have to agree to the terms and conditions of the pipeline, which would mean that britain would be forced to renegotiate the terms with the us. the us would also have to negotiate the terms of the oil</text:p>
          </table:table-cell>
          <table:table-cell table:number-columns-repeated="1021"/>
        </table:table-row>
        <table:table-row table:style-name="ro3">
          <table:table-cell table:number-columns-repeated="2"/>
          <table:table-cell office:value-type="string" calcext:value-type="string">
            <text:p>the problem with confederations is that they tend to be much more stable than confederacies. if you look at the history of the united states, you'll see that the confederacy was formed in the mid 1800s, and the civil war was fought over slavery and the right to vote. the us was founded on the idea that slavery was wrong, and that the government should be accountable to the people, not to the government of the people. i don't</text:p>
          </table:table-cell>
          <table:table-cell table:number-columns-repeated="1021"/>
        </table:table-row>
        <table:table-row table:style-name="ro13">
          <table:table-cell table:number-columns-repeated="2"/>
          <table:table-cell office:value-type="string" calcext:value-type="string">
            <text:p>canada is a member of the united states of america, not the federal government. they have the right to form their own government if they so choose, and they are free to do so. they are also free to choose not to be a part of the union.</text:p>
          </table:table-cell>
          <table:table-cell table:number-columns-repeated="1021"/>
        </table:table-row>
        <table:table-row table:style-name="ro46">
          <table:table-cell office:value-type="string" calcext:value-type="string">
            <text:p>t3_a2eg0a</text:p>
          </table:table-cell>
          <table:table-cell office:value-type="string" calcext:value-type="string">
            <text:p><text:s/>Pronoun-asking or -introducing has problems and doesn’t need to be normalized : there are some voices calling for us to normalize asking for people s pronouns or introduce our own. i believe these initiatives are heavily misguided and unnecessary. here s a post from my university. here s an article i found reading more about this. i find a lot of the claims made here to be quite questionable: they believe that this is an imperative to be respectful, because their conception of gender is that it s oppressively imposed on people. i obviously disagree: my view is that if you re fine with people assuming your gender, you don t need to do anything. if you re not, then by all means say your pronouns. i ll call you whatever you want to be called, but i m still going to use my damn brain and knowledge of social cues. exceptions are allowed to the guidelines. my main problem is that the world i live in is blatantly male and female. in cases where gender is obvious, i consider this stuff to be ridiculous. generalizations about gender are just that generalizations. not hard rules. but pronouns are 100 percent about gender. separate pronouns and gender would not exist unless two distinguished categories of people also existed. exceptions will always exist, but they are ridiculously rare. being respectful is using the right pronouns if someone lets you know that is the real issue here to look at. the point of all this is to change you can always know gender by appearance to you can usually know gender by appearance. none if this would be an issue if people just used the right pronouns when told. also, someone has an ambiguous gender presentation, probably best to refrain from pronouns. the basic idea of differentiated male and female appearances should not be under fire. common sense should still apply: gender differences are how we literally organize society; generalizations are incredibly useful. because people are overwhelmingly cis male and female conforming to gender norms, it makes sense to acknowledge that. pronouns stuff is only useful in setting an inclusive tone. i disagree that it s inherently desirable like the articles think. the logic is flawed. an argument without a counterargument always looks strong. it s incorrect to act like it s imperative to approach pronouns like this; like everything, people disagree. there s a base level of respect which is acceptance. that s using people s pronouns correctly when you are aware. anything beyond that about destroying social norms is normative and not something i m obligated to agree with. we can agree to disagree. based on my experience of the world, i see this idea as poorly thought out, extreme, and generally an encapsulation of my problems with the ultra progressive left. society cannot, and should not just accept what these groups say because it s social justice if we did, there d be a lot of issues, because this hasn t been thought all the way through. most people are just not as radical as those who write the articles and posts here and have more centric, reasonable views that don t involve abolishing the core ideas of gender that most people actively support. cmv</text:p>
          </table:table-cell>
          <table:table-cell office:value-type="string" calcext:value-type="string">
            <text:p>i don't know if you're aware of it, but the concept of gender and gender roles is a social construct that has been around for thousands of years. it's a concept that has nothing to do with gender. it is an idea that we use to categorize people based on their physical appearance, and it's based on the idea that a person's gender is determined by their sex, not by their gender identity. so it's not a logical issue, it's</text:p>
          </table:table-cell>
          <table:table-cell table:number-columns-repeated="1021"/>
        </table:table-row>
        <table:table-row table:style-name="ro5">
          <table:table-cell table:number-columns-repeated="2"/>
          <table:table-cell office:value-type="string" calcext:value-type="string">
            <text:p>gender is a social construct, not a biological one. gender is a set of social norms and expectations that are based on gender identity. gender identity is not a choice, it's a societal construct. if you want to be a man or a woman, you are a man and a woman. it's not up to you to decide which gender you are, but it's up to society to decide if you are one or the other.</text:p>
          </table:table-cell>
          <table:table-cell table:number-columns-repeated="1021"/>
        </table:table-row>
        <table:table-row table:style-name="ro3">
          <table:table-cell table:number-columns-repeated="2"/>
          <table:table-cell office:value-type="string" calcext:value-type="string">
            <text:p>i'm not sure what you're trying to say, but i don't think there's anything wrong with asking for pronouns. i think the problem is that you're not really asking for the correct pronouns, you're asking for a different set of pronouns. the problem isn't that we shouldn't be talking about pronouns, it's that we're not talking about the right pronouns. there's nothing wrong with calling someone by the pronouns they want to be called, but it's wrong to</text:p>
          </table:table-cell>
          <table:table-cell table:number-columns-repeated="1021"/>
        </table:table-row>
        <table:table-row table:style-name="ro4">
          <table:table-cell table:number-columns-repeated="2"/>
          <table:table-cell office:value-type="string" calcext:value-type="string">
            <text:p>gender is a social construct, not a biological one. it doesn't matter if you're a man or a woman, it's not the same thing. it's a set of social expectations that have been imposed on you since you were born. if you don't conform to those social norms, you're not going to be treated with respect.</text:p>
          </table:table-cell>
          <table:table-cell table:number-columns-repeated="1021"/>
        </table:table-row>
        <table:table-row table:style-name="ro32">
          <table:table-cell office:value-type="string" calcext:value-type="string">
            <text:p>t3_dask2n</text:p>
          </table:table-cell>
          <table:table-cell office:value-type="string" calcext:value-type="string">
            <text:p><text:s/>Trump is the worst president and businessman ever : as a foreigner, and someone who refuses to watch the news or read the papers, what little i do take in relating to trumps election, presidency, and business acumen leads me to conclude that he is the worst president ever to hold office and i have no clue how he was even elected in the first place. based on his history as a businessman who has clearly failed horribly numerous times throughout his life, i struggle to comprehend what americans were thinking voting him in. he is incoherent, narcissistic, ignorant, arrogant, and seems to have no idea that he is doing anything wrong. until this current empeachment scandal erupted about time. i have a few friends here in australia who are pro trump and they won't listen to facts or reason and adamantly stand up and praise him. although it doesn't affect me personally i believe trump is the worst president ever elected and an even worse businessman. change my view.</text:p>
          </table:table-cell>
          <table:table-cell office:value-type="string" calcext:value-type="string">
            <text:p>he is the worst president ever elected. i don't think it's possible to argue that he's the worst. he's a terrible president, but that doesn't make him the worst in any way. he has done a lot of good things, and he's done some bad things, but he's still a good president.</text:p>
          </table:table-cell>
          <table:table-cell table:number-columns-repeated="1021"/>
        </table:table-row>
        <table:table-row table:style-name="ro13">
          <table:table-cell table:number-columns-repeated="2"/>
          <table:table-cell office:value-type="string" calcext:value-type="string">
            <text:p>donald trump is not a bad businessman. he is a terrible president, but he is not the worst. he has done a lot of good things in the past, and has been a good president for the country as a whole. he will not be a bad president in the future.</text:p>
          </table:table-cell>
          <table:table-cell table:number-columns-repeated="1021"/>
        </table:table-row>
        <table:table-row table:style-name="ro4">
          <table:table-cell table:number-columns-repeated="2"/>
          <table:table-cell office:value-type="string" calcext:value-type="string">
            <text:p>trump is a terrible president. he is a disaster. he will be a historical disaster if he becomes president, and will be an even worse president if he doesn't. he has shown that he is not capable of governing. if he is impeached, he will still be a horrible president, but he will not be a worse one.</text:p>
          </table:table-cell>
          <table:table-cell table:number-columns-repeated="1021"/>
        </table:table-row>
        <table:table-row table:style-name="ro13">
          <table:table-cell table:number-columns-repeated="2"/>
          <table:table-cell office:value-type="string" calcext:value-type="string">
            <text:p>i don't think it's fair to say that trump is the worst president ever elected. i think he's one of the worst presidents in american history. he is a narcissist, narcissistic, ignorant, arrogant, arrogant and seems to have no idea that he is doing anything wrong.</text:p>
          </table:table-cell>
          <table:table-cell table:number-columns-repeated="1021"/>
        </table:table-row>
        <table:table-row table:style-name="ro23">
          <table:table-cell office:value-type="string" calcext:value-type="string">
            <text:p>t3_akju9n</text:p>
          </table:table-cell>
          <table:table-cell office:value-type="string" calcext:value-type="string">
            <text:p>Women are not less visual : very often, you will hear one internet forums and threads this notion that women are less visual than men and they care more about a mans character personality. you'll hear it from women and men in real life. girls will say they loved their man because of who he was blah blah blah. i personally think it's bullshit. women care about looks just as much as men do. the only difference is that they emphasize different traits. however, the traits they emphasize like height are immutable and so it even makes things harder for men to be attractive. women can always wear makeup or have plastic surgery to enhance their looks wheras men can't do anything. they just don't care about facial attractiveness or physique as much as men do but they emphasize height a lot. women are not less visual or less superficial. women emphasize height a lot. you might not think it's that important if you're an average height or tall guy but that's because you don't know what it's like for shorter men in dating. google the 'height and dating' video on youtube. i can't link it here. it's a dating experiment where they line up men of different heights who have different talents occupations and women choose from them. the men stand next to each other and the women are given a description of each men. the descriptions are purposely manipulated such that the shorter guys have better occupations and more talents. look at the video, the women pick the tall guys over the shorts guy regardless of circumstances. meaning it doesn't matter if they are rich, caring, successful, talented. they rule him out over a stupid physical trait. at one point there is a guy named dave. he's 5'6 and handsome, women still prefer an average looking tall guy who is a gym teacher. even when they make dave a chief surgeon, some of the women still prefer the taller guy. they literally have to make him god so women find him more attractive. he has to be godlike talented, author, surgeon, chef, etc. just to be more appealing than an average looking gym teacher. then all i hear is this bullshit about how women are less visual and they don't care. bullshit. they care just as much, if not more. women look for personality too but it means hardly anything if you're not tall enough. 5'6 isn't even that short but women will pick a mediocre 6 ft guy over you. but no, women are less visual. they care so much about personality. give me a fucking break. i'm not saying you can't get a partner as a short guy. you can but boy, you have to do everything else perfectly just for a mediocre girl. what i'm saying is that women are not any less visual or shallow than men when it comes to dating. they will rule out a man regardless of how special he is just over the length of his legs. one could argue it's even more shallow than what men do because it's not something that can be changed. please leave the footnote below the following line, but remember to delete this sentence by replacing it with the body of your post.</text:p>
          </table:table-cell>
          <table:table-cell office:value-type="string" calcext:value-type="string">
            <text:p>i think you're misinterpreting the definition of the word 'attractiveness' here. it's not that women are less visual, it's that they don't care as much about personality as men do. i don't think it's true that women care less about personality than men, but i do think it is true that they are less likely to be attracted to someone with a personality that is similar to their own. for example, i know plenty of women</text:p>
          </table:table-cell>
          <table:table-cell table:number-columns-repeated="1021"/>
        </table:table-row>
        <table:table-row table:style-name="ro5">
          <table:table-cell table:number-columns-repeated="2"/>
          <table:table-cell office:value-type="string" calcext:value-type="string">
            <text:p>i'm not sure what you're talking about, but i don't think it's fair to say that women are less visually attractive than men. i think you're basing your opinion on your own personal experience, and i think that's a mistake. women don't care about looks as much as men do, but that doesn't mean that they care less about personality. it's just that women care about personality more than men do.</text:p>
          </table:table-cell>
          <table:table-cell table:number-columns-repeated="1021"/>
        </table:table-row>
        <table:table-row table:style-name="ro5">
          <table:table-cell table:number-columns-repeated="2"/>
          <table:table-cell office:value-type="string" calcext:value-type="string">
            <text:p>i don't think that women care about looks as much as men do, but that doesn't mean that they don't care about personality. it just means that they care about different things than men do. for example, men care more about their height than women do, and women care less about their personality. men care about their looks more than women, but women care more than men.</text:p>
          </table:table-cell>
          <table:table-cell table:number-columns-repeated="1021"/>
        </table:table-row>
        <table:table-row table:style-name="ro13">
          <table:table-cell table:number-columns-repeated="2"/>
          <table:table-cell office:value-type="string" calcext:value-type="string">
            <text:p>i think you're overgeneralizing. women are not more visual than men, but they are more physically attractive. it's not that they don't care about facial attractiveness or physique as much as men, it's that they care more about a mans character personality.</text:p>
          </table:table-cell>
          <table:table-cell table:number-columns-repeated="1021"/>
        </table:table-row>
        <table:table-row table:style-name="ro27">
          <table:table-cell office:value-type="string" calcext:value-type="string">
            <text:p>t3_akigcm</text:p>
          </table:table-cell>
          <table:table-cell office:value-type="string" calcext:value-type="string">
            <text:p><text:s/>Love is cringe : love is cringey and retarded. the most well known love story known to man romeo and juliet is a parody on the dangers of love gone wrong. not to mention that it makes you into a retard, you act stupid around people you love, which is cringey. you look stupid when you do it. imagine some lovey dovey couple right now and tell me you don't cringe and the thought of it. romantic comedies are about love and what are they? that's right, they are cringe. absolute unadulterated cringe. 'oh you're so beautiful you're the most beautiful women in the world' he says to a 5 10 average girl when he himself knows it's an outright lie he's telling her. and she might go on about how he's so strong willed or something when in reality he's just as weak as anyone else. love makes you lie? how is that a positive feeling towards one another. all's fair in love and war? fitting quote since love is essentially a war. war is also cringe since it's people dying and not learning from the countless other wars that maybe there's another way to solve problems, and that is pretty cringe in my book. why would you kill yourself over love? it's a really bad idea yet people still do it just like they did in war. it's people not learning, and that's pretty cringe. society teaches us that 'if you don't have love you're worthless, and that's a cringe potion to hold. i don't have love and i could sell myself to someone on craigslist right now. being horny makes you dumb, like really dumb. you do things you'd never do when you weren't horny. well, love is being horny with your heart. imagine that, being horny with your heart. but contrary to jacking off, there's no moment of realizing what you did was gross, no post nut clarity if you're in love. it's like being horny all the time and never able to have a love orgasm to make you realize 'oh wait i was a huge idiot back there, woah maybe i should stop what i'm doing right now. ' we have been conditioned to think that it's normal to kill ourselves to lust for possession of another person. some may say 'but it's a biological need! ' i disagree. sex is a biological need to create the next generation and continue the species. love is not required at all for this. plus we need less people anyway since soon we will be ten billion as opposed to seven billion. not good. not to mention it's downright creepy. imagine needing another person to be sane. it seems maybe this person would be better off never meeting this person they are dependent on for happiness. dependent love is almost as unhealthy if not more unhealthy than being lonely. in all, love is not only cringey but it's also very, very, very unhealhy and i cannot see it going well for anyone. amp; x200b; i rest my case.</text:p>
          </table:table-cell>
          <table:table-cell office:value-type="string" calcext:value-type="string">
            <text:p>love is a human emotion. it's not a biological need to create the next generation and continue the species. love is an emotional response to the loss of a loved one. it doesn't make you a retard, it just makes you a human being who has a need to feel loved and cared for. love isn't like being horny all the time and never able to have a love orgasm to make you realize 'oh wait i was a huge idiot back there, woah</text:p>
          </table:table-cell>
          <table:table-cell table:number-columns-repeated="1021"/>
        </table:table-row>
        <table:table-row table:style-name="ro9">
          <table:table-cell table:number-columns-repeated="2"/>
          <table:table-cell office:value-type="string" calcext:value-type="string">
            <text:p>love isn't just a biological need, it's a human desire. it's the desire to have a relationship with someone that makes you happy and makes you feel loved. love is what allows us to feel safe and secure in our own skin, and it's what gives us the ability to be happy in the face of adversity. love can be cringey and stupid, but that doesn't make it any less real.</text:p>
          </table:table-cell>
          <table:table-cell table:number-columns-repeated="1021"/>
        </table:table-row>
        <table:table-row table:style-name="ro9">
          <table:table-cell table:number-columns-repeated="2"/>
          <table:table-cell office:value-type="string" calcext:value-type="string">
            <text:p>love is a good thing because it gives people the freedom to do whatever they want with their lives. it allows them to be who they want, even if it doesn't make them happy. it gives them the freedom they need to do what they want. it also gives them freedom to choose who they love and who they don't.</text:p>
          </table:table-cell>
          <table:table-cell table:number-columns-repeated="1021"/>
        </table:table-row>
        <table:table-row table:style-name="ro13">
          <table:table-cell table:number-columns-repeated="2"/>
          <table:table-cell office:value-type="string" calcext:value-type="string">
            <text:p>love is cringey and retarded. love makes you feel like you're in love, but that doesn't mean you're not in love. love doesn't make you love someone, it just makes you love them. love can make you feel bad, but love can also make you happy.</text:p>
          </table:table-cell>
          <table:table-cell table:number-columns-repeated="1021"/>
        </table:table-row>
        <table:table-row table:style-name="ro32">
          <table:table-cell office:value-type="string" calcext:value-type="string">
            <text:p>t3_a377y9</text:p>
          </table:table-cell>
          <table:table-cell office:value-type="string" calcext:value-type="string">
            <text:p><text:s/>Black ink is far superior to blue ink : i think that black ink is far superior to blue ink for several reasons. 1. black ink has better contrast to paper then blue ink 2. writing looks better with black ink which makes reading bad handwriting much easier then it otherwise would be 3. black ink looks much more formal which is always a plus. i understand that people would respond with saying that the preference is subjective which is true but there are so many more positives to using black ink over blue ink that i don't think this is wrong to suggest that black ink is objectively better. this can be proven in black being the defult colour of text in all word processing applications anyone who argues that blank ink is chosen because black ink is cheaper then coloured ink for a printer is part of the blue ink conspiracy and is therfore wrong . amp; x200b; i am not a black ink supremacist and will use whatever colour the pen i happen to get but given the choice i will always use black ink.</text:p>
          </table:table-cell>
          <table:table-cell office:value-type="string" calcext:value-type="string">
            <text:p>black ink is cheaper than blue ink, but it doesn't give you the same level of detail, clarity, or clarity as black ink. if you're going to spend a lot of money on ink, it's better to spend it on the quality of the ink, rather than the quantity.</text:p>
          </table:table-cell>
          <table:table-cell table:number-columns-repeated="1021"/>
        </table:table-row>
        <table:table-row table:style-name="ro9">
          <table:table-cell table:number-columns-repeated="2"/>
          <table:table-cell office:value-type="string" calcext:value-type="string">
            <text:p>black ink is cheaper than blue ink. blue ink is more expensive. black ink is better for writing on paper, it's cheaper to buy a blank piece of paper and ink, and it's easier to write on. you can also get blue ink for less than the cost of black ink. the difference in contrast between black ink and blue ink on paper is negligible.</text:p>
          </table:table-cell>
          <table:table-cell table:number-columns-repeated="1021"/>
        </table:table-row>
        <table:table-row table:style-name="ro3">
          <table:table-cell table:number-columns-repeated="2"/>
          <table:table-cell office:value-type="string" calcext:value-type="string">
            <text:p>black ink is far superior to blue ink for several reasons. first of all, black ink has a much better contrast to paper. blue ink has much more contrast than black ink. second, black is much easier to write on than blue ink. black ink is also the only ink that can be used on a computer screen, and black ink can't be used as a permanent marker. third, black and blue ink are not the same ink, they are very different ink.</text:p>
          </table:table-cell>
          <table:table-cell table:number-columns-repeated="1021"/>
        </table:table-row>
        <table:table-row table:style-name="ro9">
          <table:table-cell table:number-columns-repeated="2"/>
          <table:table-cell office:value-type="string" calcext:value-type="string">
            <text:p>black ink is cheaper than blue ink. blue ink is more expensive than black ink, and therefore more expensive to use. black ink is also more expensive for a variety of reasons. there is also the fact that black ink looks better on paper. if you want to use a black pen, you have to use black ink because it is cheaper.</text:p>
          </table:table-cell>
          <table:table-cell table:number-columns-repeated="1021"/>
        </table:table-row>
        <table:table-row table:style-name="ro2">
          <table:table-cell office:value-type="string" calcext:value-type="string">
            <text:p>t3_coj24g</text:p>
          </table:table-cell>
          <table:table-cell office:value-type="string" calcext:value-type="string">
            <text:p><text:s/>Being able to view who is following you is damaging to Reddit : as you may know, reddit will make users able to see who is following you. this is evident by the message reddit has sent all to it's users. this actually worries me. some social media users and large tech corporations are notorious for having highly strict view points and descriminate people. you could follow someone you like, only to be banned for no reason by the user. you can be banned for subjective opinions that should not be rude to discuss like political views. if the user was negatively biased towards a fandom based one bad experience as someone in fandoms, this sadly happens often , what are the chances of you being banned by the person your following? what if you made an offensive joke that wasn't offensive but just for laughs, but the person your following decides thats to offensive? what if you did nothing legally or morally wrong but what if the person bans you anyway? knowing which people following you poses a threat to freedom of speech and has the capabilities of preserving echo chambers. this is also a problem in privacy. i'm sure they are some subbreddits, like nsfw ones, that you don't want people to find out. you actually have the ability to turn off what subreddits you browse publicly. this new policy destroys the point of turning this function on and could lead to doxing as the user can leak who follows them. i know some people would say that's not considered doxing as doxing is related to personal information, but i would argue that what is personal is different for everyone. that's all i have. echo chambers and privacy are why i don't like this new change. though i do feel like i am overeacting and this is just something that won't do anything.</text:p>
          </table:table-cell>
          <table:table-cell office:value-type="string" calcext:value-type="string">
            <text:p>i don't think the new policy is a threat to freedom of speech, but i do think it's a violation of privacy. if you have a lot of friends on reddit, and you're a fan of a fandom, you're going to be more likely to see someone who isn't a fan. that's not to say that you can't be banned, but if you don't want to see them, you can turn off the 'following' function. if</text:p>
          </table:table-cell>
          <table:table-cell table:number-columns-repeated="1021"/>
        </table:table-row>
        <table:table-row table:style-name="ro5">
          <table:table-cell table:number-columns-repeated="2"/>
          <table:table-cell office:value-type="string" calcext:value-type="string">
            <text:p>i don't think it's a bad idea, but i think you're overestimating the number of people who are going to be able to see who is following you. it's not like you can just turn off what subreddits you browse publicly, it's also not like there are any subreddits you don't want people to know about. you can't turn off all of the subreddits you visit, but you can turn off some of them, and that's not a bad thing</text:p>
          </table:table-cell>
          <table:table-cell table:number-columns-repeated="1021"/>
        </table:table-row>
        <table:table-row table:style-name="ro4">
          <table:table-cell table:number-columns-repeated="2"/>
          <table:table-cell office:value-type="string" calcext:value-type="string">
            <text:p>reddit is a social media site, not a social network. it's purpose is to provide a platform for people to interact with each other in a way that doesn't infringe on their freedom of speech. if you don't like something, you can block someone from following you.</text:p>
          </table:table-cell>
          <table:table-cell table:number-columns-repeated="1021"/>
        </table:table-row>
        <table:table-row table:style-name="ro7">
          <table:table-cell table:number-columns-repeated="2"/>
          <table:table-cell office:value-type="string" calcext:value-type="string">
            <text:p>i don't think it's a threat. it's not a restriction on free speech, it's an extension of freedom of association. you can't ban someone for disagreeing with them, but you can ban them for being disagreeable.</text:p>
          </table:table-cell>
          <table:table-cell table:number-columns-repeated="1021"/>
        </table:table-row>
        <table:table-row table:style-name="ro47">
          <table:table-cell office:value-type="string" calcext:value-type="string">
            <text:p>t3_c3mevx</text:p>
          </table:table-cell>
          <table:table-cell office:value-type="string" calcext:value-type="string">
            <text:p><text:s/>Unless you are very tech savvy or have limited finances, you should always choose a mac over a PC : now to clarify the two exceptions: if you are yourself a programer, work in it or someone who has an advanced knowledge of computers then a pc would be the way to go. similarly if you are someone who needs a computer, and you simply cannot afford to spend extra on a mac, then a pc is better than nothing. these are the two exceptions, for all normal, everyday users, i think a mac is always the best choice. even if it's more expensive, you are well worth paying extra. i'm typing this right now from a newish pc laptop dell xps 15 after making the switch from macs for the last few years. what made me make the switch was that i was sick of dongles, i do a bit of video ing audio engineering photoshop in my work, and i decided it would be better to pay half the price for a machine that is just as powerful, if not moreso than a macbook pro. and after making the jump i remembered why i switched to mac all those years ago. pcs are not good. windows is not good. if you are a normal user if you're into coding sure, there is so much more you can do on your pc than a mac i'm sure. but here are two examples: by the way i am not looking for tech support here, these issues are unfixable and this is not what this post is about. these two issues are just representative examples of the kinds of issues that plague pcs my screen keeps automatically dimming. annoying. and i don't know how to fix it. on a mac you can go to your display settings, but on this machine i have 4 different display settings. the dell settings, the windows settings, the control panel settings, and the intel settings. it isn't intuative. just to change a simple setting, i have had to read pages and pages of forums of people who have the same complaint, trying to find a 'workaround'. in the end, after literally 6 hours of forums and searching and trying to find a fix, i just gave up. the screen still dims. i also tried to run an older game. a four year old game that should run fine on my laptop at ultra settings according to all specs. but it would only let me run it at the lowest possible settings. why? who knows. again, reading pages and pages of forums to find a solution, lots of people complaining about similar problems with all kinds of games. eventually i found that it wasn't recognizing my graphics card, after downloading new drivers and changing the graphics card settings, nothing. then i found a 'workaround'by going into a game text file and literally adding new lines of code. i am not a programmer i just copy pasted stuff from a forum. the fix worked, now i can play the game for an hour at a time before it crashes. with both of these problems there is nowhere i can go. there is no genius bar, no tech support available, and too many variables for anyone to pin down exactly what is wrong. and i'm not a programmer, i'm not tech savvy. i just want a machine that does what i want it to do. macs just work. they really do. and if you have an issue, you just go to the apple store, and they fix it. these two problems are just examples. back when i used pcs all the time it was the same story. for some reason this one game won't work. or this video file won't play. or the driver for my sound card wouldn't boot up, or this piece of software would freeze unless i changed this line of code in some file that i really shouldn't be messing with. if you are tech savvy and like programming things and like tinkering with computers then sure a pc is the way to go. but if you just want to use your computer without having to spend hours researching workarounds for basic problems that will crop up every day, then you should always spend the extra money on a mac. it's well worth it. and side note, if you say that the problems are caused by my own lack of knowledge, then yes, you're probably right. which is why you should always choose a mac. because you can just use it without having to take an it course. cmv</text:p>
          </table:table-cell>
          <table:table-cell office:value-type="string" calcext:value-type="string">
            <text:p>it depends on what you're doing with your computer. if you're using a pc as your primary computer, then a mac is better than a pc. a pc is better for a number of reasons. it's easier to use, it's cheaper, and it's more powerful.</text:p>
          </table:table-cell>
          <table:table-cell table:number-columns-repeated="1021"/>
        </table:table-row>
        <table:table-row table:style-name="ro5">
          <table:table-cell table:number-columns-repeated="2"/>
          <table:table-cell office:value-type="string" calcext:value-type="string">
            <text:p>i've been using a mac for a few years now, and i've never had any issues with it. i'm not sure how you're going to change your view, but i'm going to try to change it anyway. i think it's important to understand that a mac is not the only pc you can use for everyday use. you can run a lot of programs on a pc, and you can do a lot more with it than you can on a laptop.</text:p>
          </table:table-cell>
          <table:table-cell table:number-columns-repeated="1021"/>
        </table:table-row>
        <table:table-row table:style-name="ro4">
          <table:table-cell table:number-columns-repeated="2"/>
          <table:table-cell office:value-type="string" calcext:value-type="string">
            <text:p>i think it depends on what you want to do with your computer. if you want a pc, you can use it as a laptop, but you can't use it for a lot of other things. you can do a lot more on a pc than you can on a mac, but that doesn't mean you're going to be able to do as much with a pc as you would with a mac.</text:p>
          </table:table-cell>
          <table:table-cell table:number-columns-repeated="1021"/>
        </table:table-row>
        <table:table-row table:style-name="ro9">
          <table:table-cell table:number-columns-repeated="2"/>
          <table:table-cell office:value-type="string" calcext:value-type="string">
            <text:p>windows is not the best pc for a lot of people. it is not a very good operating system, it is very slow, and it does not have the features that a mac does. it also has the same problems as a macbook pro, and that is not to say that it isn't a good pc. but a mac is a much more stable operating system than a pc, and is much easier to use.</text:p>
          </table:table-cell>
          <table:table-cell table:number-columns-repeated="1021"/>
        </table:table-row>
        <table:table-row table:style-name="ro48">
          <table:table-cell office:value-type="string" calcext:value-type="string">
            <text:p>t3_czzu16</text:p>
          </table:table-cell>
          <table:table-cell office:value-type="string" calcext:value-type="string">
            <text:p><text:s/>We need to stop arguing about whether abortion is moral and/or should be legal in the US. : 1. if you believe abortion murder, don t have one. 2. most anti choice people don t believe that all women who have abortions should be charged with murder and put in prison which means on some level they admit it should be legal. can you imagine a scenario where you could hire someone to kill your kid and you weren t charged, only the hit man was? no? because the law still recognizes murder for hire 3. most anti choice want exceptions for rape or incest which means on some level they admit it s not murder. can you imagine a scenario where a woman is raped by a family friend and a few weeks after she kills his 2 year old kid without charges? no? because intentional murder has no exceptions 4. most anti choice have notions about choosing to have sex and thereby choosing to be pregnant which equates to consequences. if they re only actual objection to abortion is about choice and consequences then they d increase access to birth control and sex education programs which have both been proven to statistically decrease abortions. could you imagine requiring a married woman to have as many kids as she can? no? because we don t live in the 1800 s anymore where the average was 7 8 kids per family and even married people now control their number of children through birth control. 5. most anti choice want women to carry unwanted, unplanned fetuses to term because it s a human life that has value. could you imagine attributing that same zeal to the value of actual children? no? because we don t! that s the problem, which is the most anti life thing of all. if they actually care about life, then they d do something about all the death and despair happening to the american children already born. instead of abortion we should be arguing about the morality of children living in poverty levels not able to meet their basic needs, homeless children, the growing number of kids in foster care and the soaring infant mortality rates. we should be arguing about how to expand access to birth control. there are 72. 4 million children under age 18 years in the united states. 41 percent of those children live in low income families. above low income is defined as at or above 200 of the federal poverty threshold fpt . research suggests that, on average, families need an income equal to about two times the federal poverty threshold to meet their most basic needs. children in poverty 1194. html a staggering 2. 5 million children are now homeless each year in america. this historic high represents one in every 30 children in the united states. homeless children on any given day, there are nearly 443,000 children in foster care in the united states. in 2017, more than 690,000 children spent time in u. s. foster care. children in foster care more than 23,000 american infants died in 2014, or about 6 for every 1,000 live births, putting us on par with countries like serbia and malaysia. most other developed countries as geographically diverse as japan, finland, australia and israel have lower rates, closer to 2 or 3 deaths out of every 1,000. premature births are the biggest factor in explaining the united states' high infant mortality rate. the major issue of the lack of universal access to quality prenatal care should also be considered in any discussion of preterm births and infant mortality. perhaps not surprisingly, babies born to wealthier and better educated parents in the united states tended to fare about as well as infants born in european countries. on the other hand, those babies born to mothers in the united states without these advantages were more likely to die than any other group, even similarly disadvantaged populations in the other countries. infant mortality a new report from the centers for disease control and prevention cdc shows that abortion rates are down across the board and suggests that people are able to more effectively plan their reproductive futures. yet, the trump administration has finalized a regressive set of health insurance policy changes that could roll back access to the very thing that has helped us get here: birth control. birth control tldr: anti choice don t actually want abortion to be illegal because they have rape incest exceptions and don t want to imprison women who ve had an abortion. arguing the morality of abortions is unproductive and not helpful in achieving the goal of valuing life or decreasing abortions. instead we should be arguing about the morality of millions of children in poverty or homelessness and limited access to birth control. so change my view and tell me why it s productive or beneficial to continuing to discuss the morality and legality of abortions in america.</text:p>
          </table:table-cell>
          <table:table-cell office:value-type="string" calcext:value-type="string">
            <text:p>i'm pro choice, but i'm not pro choice. i don't believe abortion should be legal. i believe it should be illegal because it's a violation of a woman's bodily autonomy. if a woman chooses to have an abortion, that's her choice and she should be responsible for her own body and her own choices. i do not believe that all women who have abortions should be charged with murder and put in prison.</text:p>
          </table:table-cell>
          <table:table-cell table:number-columns-repeated="1021"/>
        </table:table-row>
        <table:table-row table:style-name="ro4">
          <table:table-cell table:number-columns-repeated="2"/>
          <table:table-cell office:value-type="string" calcext:value-type="string">
            <text:p>birth control is the best method of providing access to birth control and expanding access to public sex education, or even preventing pregnanciesBirth control has been proven to be ineffective at preventing pregnancies, and there is no reason to believe that it is any better than abortion.</text:p>
          </table:table-cell>
          <table:table-cell table:number-columns-repeated="1021"/>
        </table:table-row>
        <table:table-row table:style-name="ro13">
          <table:table-cell table:number-columns-repeated="2"/>
          <table:table-cell office:value-type="string" calcext:value-type="string">
            <text:p>i agree with you, but i don't think you have to believe that abortion should be legal. abortion is not murder. it is a medical procedure. if you don't believe abortion is murder, then you should not be allowed to have an abortion.</text:p>
          </table:table-cell>
          <table:table-cell table:number-columns-repeated="1021"/>
        </table:table-row>
        <table:table-row table:style-name="ro3">
          <table:table-cell table:number-columns-repeated="2"/>
          <table:table-cell office:value-type="string" calcext:value-type="string">
            <text:p>i'm not sure what you're talking about, but i think you're conflating the two. i don't think it's fair to lump all anti choice people into a single category. i think it would be more accurate to say that the vast majority of people are anti choice, but that doesn't mean they're all anti life. they're not anti choice because they think abortion is murder, they're anti life because they don't like the idea of having a child. i'm not saying</text:p>
          </table:table-cell>
          <table:table-cell table:number-columns-repeated="1021"/>
        </table:table-row>
        <table:table-row table:style-name="ro25">
          <table:table-cell office:value-type="string" calcext:value-type="string">
            <text:p>t3_acxtat</text:p>
          </table:table-cell>
          <table:table-cell office:value-type="string" calcext:value-type="string">
            <text:p><text:s/>Free speech (including all political speech) is sacrosanct, and major corporations that restrict it should be harshly financially sanctioned — with their executives and board members liable for criminal prosecution in cases of habitual rights abuses. : the spirit of the 1st amendment must apply to all entities with a national scope whether the government itself, kroger, google, shell, twitter, wal mart, mastercard, etc. when an entity services and welcomes the broad public, it must surrender its ability to censor. as in the landmark supreme court case, marsh vs. alabama, the court pointed out that the more an owner opens his property up to the public in general, the more his rights are circumscribed by the statutory and constitutional rights of those who are invited in. this means a local bakery can deny service to anyone, but only because there are usually feasible alternatives to their banal service. there are exceptions to this e. g. , hospitals cannot turn anyone away. because large corporations too often exert near monopolistic or oligopic influence and are central to the average person s existence in our shared cultural context, their censorious powers would unfairly disadvantage someone s function in that modern world economy. shell can t stop you from pumping gas for having a blm bumper sticker. whole foods cannot deny your purchase because you wear a maga hat. jiffy lube cannot turn you away because you request a white man not change your oil. they must serve you unless you break the law on their premises or their have reason to believe you imminent intend to. article 13 of the un declaration of human rights: everyone has the right to freedom of opinion and expression; this right includes freedom to hold opinions without interference and to seek, receive and impart information and ideas through any media and regardless of frontiers. large corporations have no special liberties in curtailing 1st amendment rights.</text:p>
          </table:table-cell>
          <table:table-cell office:value-type="string" calcext:value-type="string">
            <text:p>the 1st amendment doesn't mean that the government has the right to censor. it just means that they don't have the power to do so. i don't think it's fair to say that google or wal mart have the ability to censor because they're not the government. google and wal mart are private companies, and they have the freedom to censor whatever they want. the government doesn't have</text:p>
          </table:table-cell>
          <table:table-cell table:number-columns-repeated="1021"/>
        </table:table-row>
        <table:table-row table:style-name="ro3">
          <table:table-cell table:number-columns-repeated="2"/>
          <table:table-cell office:value-type="string" calcext:value-type="string">
            <text:p>censorship is a violation of the 1st amendment. it is an infringement on the freedom of speech. the first amendment protects the freedom to speak your mind, but it does not protect the right to not be censored. if you don't like the content of someone else's speech, you are free to not listen to them. if someone doesn't like what you're saying, you're free to disagree with them, but that doesn't mean you have a right to</text:p>
          </table:table-cell>
          <table:table-cell table:number-columns-repeated="1021"/>
        </table:table-row>
        <table:table-row table:style-name="ro13">
          <table:table-cell table:number-columns-repeated="2"/>
          <table:table-cell office:value-type="string" calcext:value-type="string">
            <text:p>the spirit of the 1st amendment must apply to all entities with a national scope whether the government itself, kroger, google, shell, twitter, wal mart, mastercard, etc., etc. should apply to any entity that is part of the united states government.</text:p>
          </table:table-cell>
          <table:table-cell table:number-columns-repeated="1021"/>
        </table:table-row>
        <table:table-row table:style-name="ro9">
          <table:table-cell table:number-columns-repeated="2"/>
          <table:table-cell office:value-type="string" calcext:value-type="string">
            <text:p>i think the problem with the first amendment is that it's a slippery slope fallacy. corporations have a special right to censor what they do on their premises. it's not like the government can't censor what it does on its premises. the government has the same right to do whatever it wants on its property as any other business.</text:p>
          </table:table-cell>
          <table:table-cell table:number-columns-repeated="1021"/>
        </table:table-row>
        <table:table-row table:style-name="ro3">
          <table:table-cell office:value-type="string" calcext:value-type="string">
            <text:p>t3_blwiw4</text:p>
          </table:table-cell>
          <table:table-cell office:value-type="string" calcext:value-type="string">
            <text:p><text:s/>Our current understanding of physics implies there must almost certainly be an afterlife. : 1 you are made of purely matter. 2 all of your matter has existed since the beginning of the universe, and will continue to exist forever. 3 eventually, by random chance, quantum fluctuation, or some other process physical, some matter or the same matter you're made of now will assemble into the same configuration as you are in now. it may take an absurd amount of time, but eventually you will be 'reborn' similarly to the idea of a boltzmann brain. brain</text:p>
          </table:table-cell>
          <table:table-cell office:value-type="string" calcext:value-type="string">
            <text:p>i don't think you're going to be reincarnated. first of all, i don't know what you're talking about. second, i'm not sure if i understand what you mean by'reincarnation.'if you were reincarnated, you would have the same brain as you do now, but you wouldn't be the same person as you are now. you would be a completely different person, and you would not be the person you are right now.</text:p>
          </table:table-cell>
          <table:table-cell table:number-columns-repeated="1021"/>
        </table:table-row>
        <table:table-row table:style-name="ro13">
          <table:table-cell table:number-columns-repeated="2"/>
          <table:table-cell office:value-type="string" calcext:value-type="string">
            <text:p>you are made of purely matter, but that doesn't mean you will never exist again. the universe has existed since the beginning of the universe, and will continue to exist forever. if you are born, you will be reborn, and we will be'reborn'.</text:p>
          </table:table-cell>
          <table:table-cell table:number-columns-repeated="1021"/>
        </table:table-row>
        <table:table-row table:style-name="ro13">
          <table:table-cell table:number-columns-repeated="2"/>
          <table:table-cell office:value-type="string" calcext:value-type="string">
            <text:p>i don't think it's possible to be reborn. if you were reborn, you wouldn't be the same person as you are now. you would be a different person, with different experiences, different thoughts, different feelings, and different experiences.</text:p>
          </table:table-cell>
          <table:table-cell table:number-columns-repeated="1021"/>
        </table:table-row>
        <table:table-row table:style-name="ro5">
          <table:table-cell table:number-columns-repeated="2"/>
          <table:table-cell office:value-type="string" calcext:value-type="string">
            <text:p>1 you are not made of matter, you are made of energy. 2 all of your matter has existed since the beginning of the universe, and will continue to exist forever. 3 there is no way to know what will happen to you in the future. it is impossible to predict the future with any certainty. 4 you are only as good as you are right now, and if you die, you will not be'reborn' in the same way that a boltz</text:p>
          </table:table-cell>
          <table:table-cell table:number-columns-repeated="1021"/>
        </table:table-row>
        <table:table-row table:style-name="ro42">
          <table:table-cell office:value-type="string" calcext:value-type="string">
            <text:p>t3_c8niai</text:p>
          </table:table-cell>
          <table:table-cell office:value-type="string" calcext:value-type="string">
            <text:p><text:s/>Olympics, or any other sort of grand competition involving segregated nationalities just serves to amplify any sort of “isms” in today’s anxious world. : greetings good people of reddit. this is my first time posting here, so apologies in advance if something seems out of place. now onto the main point of this post. we all have seen the brief, lukewarm comeback of nationalism in recent years. the reasons are subject to another discussion, but it is evident that the sudden surge of western nationalism is a topic of great debate. historically, the olympics are structured around nations nation states, and national teams, while still attempting to promote universalism, internationalism, and the unity of humankind. still, based on my empirical observation, i firmly believe that it has a net negative impact on humanity, than positive, well besides the obvious economic benefit for the host country. now, having said this, i d like to briefly explore the role, which media plays in this endeavor. i bet we can agree, that with the increasingly ever changing world, media with all its extensions e. g. digital publications, social networks, tv, etc. will continue to exert a great impact not only on ways we watch the games, whether it s the olympics, the world cup or any other grand events of such calibre but also on social and political consciousness. newspapers, radio, television, and digital media will also produce new forms of nationalism which fit contemporary politics and various agendas. although the internet was expected to contribute to democratization in its early period, thanks to its interactive characteristics, it is now clearer that the internet has also created a more reactionary, anti democratic and anti intellectual nationalism. people are becoming increasingly interpassive and are easily falling into the traps of fake news through which they are also mobilized case of brexit, trump, and so forth . so olympics, regrettably instead of promoting the unity amongst people, will gradually become the very thing it wanted to absolve. don t get me wrong, i am not saying we should just ban the olympics or the fifa world cup right away, but if humanity is to strive towards unification, i think we should sit down and carefully think what ramifications these grand events have on the general social commentary and most importantly on the inter subjective social consciousness.</text:p>
          </table:table-cell>
          <table:table-cell office:value-type="string" calcext:value-type="string">
            <text:p>the olympics and the fifa world cup are great examples of the power of media to bring people together in a global community. they have been around for a long time, and have a long history of helping to unite people around a common goal. it's not that the world cup is inherently anti nationalism, it's that it's the culmination of millions of people coming together to cheer for a common cause. if you don't like the idea of nationalism, then you</text:p>
          </table:table-cell>
          <table:table-cell table:number-columns-repeated="1021"/>
        </table:table-row>
        <table:table-row table:style-name="ro13">
          <table:table-cell table:number-columns-repeated="2"/>
          <table:table-cell office:value-type="string" calcext:value-type="string">
            <text:p>nationalism is not a bad thing. i don't think it's a good thing, but it's not the only reason that the olympics and the world cup are controversial. the fact that it's an international event is what makes it controversial.</text:p>
          </table:table-cell>
          <table:table-cell table:number-columns-repeated="1021"/>
        </table:table-row>
        <table:table-row table:style-name="ro5">
          <table:table-cell table:number-columns-repeated="2"/>
          <table:table-cell office:value-type="string" calcext:value-type="string">
            <text:p>i don't think it's fair to say that the olympics have a net negative impact on humanity, but i do think it has a net positive impact on the world as a whole. the world cup is one of the most popular sports events in the world, and it's a great way for the world to show off the world's best athletes and athletes from all over the world. it's also a good way to bring the world together and show the world that</text:p>
          </table:table-cell>
          <table:table-cell table:number-columns-repeated="1021"/>
        </table:table-row>
        <table:table-row table:style-name="ro13">
          <table:table-cell table:number-columns-repeated="2"/>
          <table:table-cell office:value-type="string" calcext:value-type="string">
            <text:p>gambling is good for humanity as a whole. it's a way to make money, it's an outlet for people to spend their money, and it's the best way to connect people. the world cup is a good way to bring together people from all walks of life, and that's a good thing.</text:p>
          </table:table-cell>
          <table:table-cell table:number-columns-repeated="1021"/>
        </table:table-row>
        <table:table-row table:style-name="ro31">
          <table:table-cell office:value-type="string" calcext:value-type="string">
            <text:p>t3_b87bbq</text:p>
          </table:table-cell>
          <table:table-cell office:value-type="string" calcext:value-type="string">
            <text:p><text:s/>Average Russian should be living better than average American while it's vice versa : at first, i be georgian, even though russia occupied our territory in 2008 this comes from an unbiased standpoint: fuck russia man, i just wonder why average russian lives worse than average american considering these very facts and think it should be vice versa: amp; x200b; russia's 17,098,246 km2; usa 9,833,520 russia's got all them resources on its own: energy, food, water, land, minerals, etc. it's theirs, there's no need to buy shit from anyone russia got n2 army in the world, ain't nobody excepts help in war from china except north korea, and even china tries to master russian chinese relations to protect their ass from usa. russia's got half of whole nuclear power in the world, n2 air force, biggest tank crew. russia's considered superpower since shitloads of countries need them either as defender in war or for resources: latvia, slovakia, finland, estonia 100 rely on russian oil. 80 of gas of lithuania, czechs and bulgaria is russian, 60 of gas of hungary, greek and austria. half europe needs russia either to get some warm in winter or to simply move their transport. in fact whole usa foreign affairs are controlled by russia because usa's shook and afraid of russia got themselves one of the highest level education, have lots of educated people, even consider the fact americans are known for being dumb and having no clue about geography of even the state placed next to them, not talking about world map. leader last two decades into 20 biggest companies russian people easily managed to fit with 21st century standarts, evolve as modern human beings, raise moral psychological standarts, be example of how 21 century people should look like. i wonder why still average russian lives worse than average american. anyway once again fuck russia since i be georgian.</text:p>
          </table:table-cell>
          <table:table-cell office:value-type="string" calcext:value-type="string">
            <text:p>i think you're overestimating the importance of russian resources. russia's got half of the n2 air force in the world, n2 tank crew, biggest tank crew. it's the only country that can afford to have a n2 army, and it is the only one that has the capability to defend its borders from outside aggression. the usa is also the only superpower, and they don't have the resources to defend their borders.</text:p>
          </table:table-cell>
          <table:table-cell table:number-columns-repeated="1021"/>
        </table:table-row>
        <table:table-row table:style-name="ro5">
          <table:table-cell table:number-columns-repeated="2"/>
          <table:table-cell office:value-type="string" calcext:value-type="string">
            <text:p>russia is a superpower. they are the only superpower in the world. russia is the sole superpower in europe, the world, and the world at large. they have the world's largest economy. they're the only country to have a military capable of fighting a war with the united states. they've been in the middle east, north korea, china, japan, etc. for a long time, and russia has been the only one to</text:p>
          </table:table-cell>
          <table:table-cell table:number-columns-repeated="1021"/>
        </table:table-row>
        <table:table-row table:style-name="ro9">
          <table:table-cell table:number-columns-repeated="2"/>
          <table:table-cell office:value-type="string" calcext:value-type="string">
            <text:p>russia has the highest quality of life of any country in the world. they have the highest standard of living of any nation on earth. they are also the only country on earth that has a universal healthcare system, the highest education system, and the highest level of social security. they also have the lowest crime rate in the entire world.</text:p>
          </table:table-cell>
          <table:table-cell table:number-columns-repeated="1021"/>
        </table:table-row>
        <table:table-row table:style-name="ro13">
          <table:table-cell table:number-columns-repeated="2"/>
          <table:table-cell office:value-type="string" calcext:value-type="string">
            <text:p>russia has a lot of natural resources. it has the largest oil reserves in the world, the second largest navy, the largest air force, the most tanks, the biggest tank crews, and the most nukes. it's also the only country that has a nuclear deterrent.</text:p>
          </table:table-cell>
          <table:table-cell table:number-columns-repeated="1021"/>
        </table:table-row>
        <table:table-row table:style-name="ro49" table:number-rows-repeated="1048174">
          <table:table-cell table:number-columns-repeated="1024"/>
        </table:table-row>
        <table:table-row table:style-name="ro4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23">00/00/0000</text:date>, <text:time style:data-style-name="N2" text:time-value="10:33:19.29180967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6-23T10:33:34.616388219</dc:date>
    <meta:editing-duration>PT1H7M</meta:editing-duration>
    <meta:editing-cycles>10</meta:editing-cycles>
    <meta:generator>LibreOffice/6.0.7.3.0$Linux_X86_64 LibreOffice_project/00$Build-3</meta:generator>
    <meta:document-statistic meta:table-count="1" meta:cell-count="605" meta:object-count="0"/>
  </office:meta>
</office:document-meta>
</file>